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0.5791in"/>
    </style:style>
    <style:style style:name="co10" style:family="table-column">
      <style:table-column-properties fo:break-before="auto" style:column-width="1.0839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3646in"/>
    </style:style>
    <style:style style:name="co15" style:family="table-column">
      <style:table-column-properties fo:break-before="auto" style:column-width="1.2807in"/>
    </style:style>
    <style:style style:name="co16" style:family="table-column">
      <style:table-column-properties fo:break-before="auto" style:column-width="1.0563in"/>
    </style:style>
    <style:style style:name="co17" style:family="table-column">
      <style:table-column-properties fo:break-before="auto" style:column-width="1.1193in"/>
    </style:style>
    <style:style style:name="co18" style:family="table-column">
      <style:table-column-properties fo:break-before="auto" style:column-width="1.0902in"/>
    </style:style>
    <style:style style:name="co19" style:family="table-column">
      <style:table-column-properties fo:break-before="auto" style:column-width="4.4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34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ro4" style:family="table-row">
      <style:table-row-properties style:row-height="0.6543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ee6ef" style:vertical-align="top"/>
    </style:style>
    <style:style style:name="ce11" style:family="table-cell" style:parent-style-name="Default" style:data-style-name="N121"/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ackground-color="#ffd7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ratch Paper" table:style-name="ta1">
        <table:shapes>
          <draw:frame draw:z-index="1" draw:style-name="gr1" draw:text-style-name="P1" svg:width="6.3051in" svg:height="3.5406in" svg:x="28.4055in" svg:y="10.5051in">
            <draw:object draw:notify-on-update-of-ranges="'Scratch Paper'.AI42:'Scratch Paper'.AI42 'Scratch Paper'.AI43:'Scratch Paper'.AI45 'Scratch Paper'.AJ42:'Scratch Paper'.AJ42 'Scratch Paper'.AJ43:'Scratch Paper'.AJ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7" table:number-columns-repeated="2" table:default-cell-style-name="ce11"/>
        <table:table-column table:style-name="co18" table:default-cell-style-name="Default"/>
        <table:table-column table:style-name="co7" table:default-cell-style-name="Default"/>
        <table:table-column table:style-name="co7" table:number-columns-repeated="2" table:default-cell-style-name="ce11"/>
        <table:table-column table:style-name="co7" table:number-columns-repeated="8" table:default-cell-style-name="Default"/>
        <table:table-row table:style-name="ro1">
          <table:table-cell table:number-columns-repeated="18"/>
          <table:table-cell table:style-name="ce4" table:number-columns-repeated="3"/>
          <table:table-cell table:number-columns-repeated="15"/>
        </table:table-row>
        <table:table-row table:style-name="ro2">
          <table:table-cell table:number-columns-repeated="17"/>
          <table:table-cell table:style-name="ce4" office:value-type="string" calcext:value-type="string">
            <text:p>Adjusting $MCMb</text:p>
            <text:p>changes MVO</text:p>
            <text:p>(OBDII)</text:p>
            <text:p>(when $MCMp</text:p>
            <text:p>Set manually)</text:p>
          </table:table-cell>
          <table:table-cell table:style-name="ce5" office:value-type="string" calcext:value-type="string">
            <text:p>Adjusting $MCMp</text:p>
            <text:p>changes BVO</text:p>
            <text:p>(OBDII)</text:p>
          </table:table-cell>
          <table:table-cell table:style-name="ce4" table:number-columns-repeated="2"/>
          <table:table-cell table:number-columns-repeated="15"/>
        </table:table-row>
        <table:table-row table:style-name="ro3">
          <table:table-cell table:number-columns-repeated="17"/>
          <table:table-cell table:style-name="ce4" office:value-type="string" calcext:value-type="string">
            <text:p>$MCMb controls</text:p>
            <text:p>MCME_VOLTAGE</text:p>
            <text:p><text:span text:style-name="T2">OFFSET_</text:span>ADJUST</text:p>
          </table:table-cell>
          <table:table-cell table:style-name="ce4" office:value-type="string" calcext:value-type="string">
            <text:p>$MCMp controls</text:p>
            <text:p>Manual MCM’e’</text:p>
            <text:p>PWM value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0S, P1445 present</text:p>
          </table:table-cell>
          <table:table-cell table:number-columns-repeated="5"/>
          <table:table-cell office:value-type="string" calcext:value-type="string">
            <text:p>48S, no P-code</text:p>
          </table:table-cell>
          <table:table-cell table:number-columns-repeated="7"/>
          <table:table-cell table:style-name="ce4" office:value-type="string" calcext:value-type="string">
            <text:p>$MCMb=</text:p>
          </table:table-cell>
          <table:table-cell table:style-name="ce4" office:value-type="string" calcext:value-type="string">
            <text:p>$MCMp=</text:p>
          </table:table-cell>
          <table:table-cell table:style-name="ce4" table:number-columns-repeated="2"/>
          <table:table-cell table:number-columns-repeated="15"/>
        </table:table-row>
        <table:table-row table:style-name="ro2">
          <table:table-cell office:value-type="string" calcext:value-type="string">
            <office:annotation draw:style-name="gr2" draw:text-style-name="P3" svg:width="1.1413in" svg:height="0.7083in" svg:x="0.9654in" svg:y="1.1315in" draw:caption-point-x="-0.2402in" draw:caption-point-y="0.537in">
              <dc:date>2022-09-05T00:00:00</dc:date>
              <text:p text:style-name="P2"><text:span text:style-name="T1">MCMp set to automatic (i.e. $MCMp=123)</text:span></text:p>
            </office:annotation>
            <text:p>$MCMb=</text:p>
          </table:table-cell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BVO Error</text:p>
            <text:p>(volts)</text:p>
          </table:table-cell>
          <table:table-cell office:value-type="string" calcext:value-type="string">
            <text:p>MVO</text:p>
            <text:p>(OBDII)</text:p>
          </table:table-cell>
          <table:table-cell/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MVO</text:p>
            <text:p>(OBDII)</text:p>
          </table:table-cell>
          <table:table-cell office:value-type="string" calcext:value-type="string">
            <text:p>BVO Error</text:p>
            <text:p>(from BATTSCI)</text:p>
          </table:table-cell>
          <table:table-cell office:value-type="string" calcext:value-type="string">
            <text:p>MVO Error</text:p>
            <text:p>(from BATTSCI)</text:p>
          </table:table-cell>
          <table:table-cell office:value-type="string" calcext:value-type="string">
            <text:p>MVO Error</text:p>
            <text:p>(from BVO)</text:p>
          </table:table-cell>
          <table:table-cell/>
          <table:table-cell office:value-type="string" calcext:value-type="string">
            <text:p>$MCMp value</text:p>
            <text:p>LiBCM uses</text:p>
            <text:p>(automatic)</text:p>
            <text:p>With specified</text:p>
            <text:p>$MCMb value</text:p>
          </table:table-cell>
          <table:table-cell/>
          <table:table-cell table:style-name="ce4" office:value-type="string" calcext:value-type="string">
            <text:p>$MCMb=</text:p>
            <text:p>(for OBDII to</text:p>
            <text:p>Display MVO</text:p>
            <text:p>Expected)</text:p>
          </table:table-cell>
          <table:table-cell table:style-name="ce4" office:value-type="string" calcext:value-type="string">
            <text:p>$MCMp=</text:p>
            <text:p>(for OBDII to</text:p>
            <text:p>Display BVO</text:p>
            <text:p>Expected)</text:p>
          </table:table-cell>
          <table:table-cell table:style-name="ce4" table:number-columns-repeated="2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[.B6]-[.A6]"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table:formula="of:=[.D6]-[.C6]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6]-[.A6]" office:value-type="float" office:value="186" calcext:value-type="float">
            <text:p>186</text:p>
          </table:table-cell>
          <table:table-cell table:number-columns-repeated="2"/>
          <table:table-cell table:formula="of:=[.J6]-[.I6]" office:value-type="float" office:value="-186" calcext:value-type="float">
            <text:p>-186</text:p>
          </table:table-cell>
          <table:table-cell table:formula="of:=[.K6]-[.I6]" office:value-type="float" office:value="-186" calcext:value-type="float">
            <text:p>-186</text:p>
          </table:table-cell>
          <table:table-cell table:formula="of:=[.K6]-[.J6]" office:value-type="float" office:value="0" calcext:value-type="float">
            <text:p>0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7]-[.A7]" office:value-type="float" office:value="228" calcext:value-type="float">
            <text:p>2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7]-[.C7]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7]-[.A7]" office:value-type="float" office:value="181" calcext:value-type="float">
            <text:p>181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table:formula="of:=[.J7]-[.I7]" office:value-type="float" office:value="-10" calcext:value-type="float">
            <text:p>-10</text:p>
          </table:table-cell>
          <table:table-cell table:formula="of:=[.K7]-[.I7]" office:value-type="float" office:value="4" calcext:value-type="float">
            <text:p>4</text:p>
          </table:table-cell>
          <table:table-cell table:formula="of:=[.K7]-[.J7]" office:value-type="float" office:value="14" calcext:value-type="float">
            <text:p>14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8]-[.A8]" office:value-type="float" office:value="180" calcext:value-type="float">
            <text:p>180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table:formula="of:=[.J8]-[.I8]" office:value-type="float" office:value="-9" calcext:value-type="float">
            <text:p>-9</text:p>
          </table:table-cell>
          <table:table-cell table:formula="of:=[.K8]-[.I8]" office:value-type="float" office:value="4" calcext:value-type="float">
            <text:p>4</text:p>
          </table:table-cell>
          <table:table-cell table:formula="of:=[.K8]-[.J8]" office:value-type="float" office:value="13" calcext:value-type="float">
            <text:p>13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9]-[.A9]" office:value-type="float" office:value="179" calcext:value-type="float">
            <text:p>179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formula="of:=[.J9]-[.I9]" office:value-type="float" office:value="-8" calcext:value-type="float">
            <text:p>-8</text:p>
          </table:table-cell>
          <table:table-cell table:formula="of:=[.K9]-[.I9]" office:value-type="float" office:value="4" calcext:value-type="float">
            <text:p>4</text:p>
          </table:table-cell>
          <table:table-cell table:formula="of:=[.K9]-[.J9]" office:value-type="float" office:value="12" calcext:value-type="float">
            <text:p>12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0]-[.A10]" office:value-type="float" office:value="178" calcext:value-type="float">
            <text:p>178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[.J10]-[.I10]" office:value-type="float" office:value="-7" calcext:value-type="float">
            <text:p>-7</text:p>
          </table:table-cell>
          <table:table-cell table:formula="of:=[.K10]-[.I10]" office:value-type="float" office:value="3" calcext:value-type="float">
            <text:p>3</text:p>
          </table:table-cell>
          <table:table-cell table:formula="of:=[.K10]-[.J10]" office:value-type="float" office:value="10" calcext:value-type="float">
            <text:p>10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1]-[.A11]" office:value-type="float" office:value="177" calcext:value-type="float">
            <text:p>177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formula="of:=[.J11]-[.I11]" office:value-type="float" office:value="-6" calcext:value-type="float">
            <text:p>-6</text:p>
          </table:table-cell>
          <table:table-cell table:formula="of:=[.K11]-[.I11]" office:value-type="float" office:value="3" calcext:value-type="float">
            <text:p>3</text:p>
          </table:table-cell>
          <table:table-cell table:formula="of:=[.K11]-[.J11]" office:value-type="float" office:value="9" calcext:value-type="float">
            <text:p>9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12]-[.A12]" office:value-type="float" office:value="223" calcext:value-type="float">
            <text:p>223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12]-[.C12]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12]-[.A12]" office:value-type="float" office:value="176" calcext:value-type="float">
            <text:p>17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table:formula="of:=[.J12]-[.I12]" office:value-type="float" office:value="-5" calcext:value-type="float">
            <text:p>-5</text:p>
          </table:table-cell>
          <table:table-cell table:formula="of:=[.K12]-[.I12]" office:value-type="float" office:value="3" calcext:value-type="float">
            <text:p>3</text:p>
          </table:table-cell>
          <table:table-cell table:formula="of:=[.K12]-[.J12]" office:value-type="float" office:value="8" calcext:value-type="float">
            <text:p>8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3]-[.A13]" office:value-type="float" office:value="175" calcext:value-type="float">
            <text:p>175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3]-[.I13]" office:value-type="float" office:value="-4" calcext:value-type="float">
            <text:p>-4</text:p>
          </table:table-cell>
          <table:table-cell table:formula="of:=[.K13]-[.I13]" office:value-type="float" office:value="3" calcext:value-type="float">
            <text:p>3</text:p>
          </table:table-cell>
          <table:table-cell table:formula="of:=[.K13]-[.J13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4]-[.A14]" office:value-type="float" office:value="174" calcext:value-type="float">
            <text:p>174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4]-[.I14]" office:value-type="float" office:value="-3" calcext:value-type="float">
            <text:p>-3</text:p>
          </table:table-cell>
          <table:table-cell table:formula="of:=[.K14]-[.I14]" office:value-type="float" office:value="4" calcext:value-type="float">
            <text:p>4</text:p>
          </table:table-cell>
          <table:table-cell table:formula="of:=[.K14]-[.J14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  <table:table-cell table:number-columns-repeated="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5]-[.A15]" office:value-type="float" office:value="173" calcext:value-type="float">
            <text:p>173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[.J15]-[.I15]" office:value-type="float" office:value="-2" calcext:value-type="float">
            <text:p>-2</text:p>
          </table:table-cell>
          <table:table-cell table:formula="of:=[.K15]-[.I15]" office:value-type="float" office:value="4" calcext:value-type="float">
            <text:p>4</text:p>
          </table:table-cell>
          <table:table-cell table:formula="of:=[.K15]-[.J15]" office:value-type="float" office:value="6" calcext:value-type="float">
            <text:p>6</text:p>
          </table:table-cell>
          <table:table-cell table:number-columns-repeated="3"/>
          <table:table-cell table:style-name="ce4" table:number-columns-repeated="3"/>
          <table:table-cell table:style-name="ce4" office:value-type="string" calcext:value-type="string">
            <text:p>MCMp error</text:p>
          </table:table-cell>
          <table:table-cell table:number-columns-repeated="15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6]-[.A16]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table:formula="of:=[.J16]-[.I16]" office:value-type="float" office:value="-1" calcext:value-type="float">
            <text:p>-1</text:p>
          </table:table-cell>
          <table:table-cell table:formula="of:=[.K16]-[.I16]" office:value-type="float" office:value="3" calcext:value-type="float">
            <text:p>3</text:p>
          </table:table-cell>
          <table:table-cell table:formula="of:=[.K16]-[.J1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Not possible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To Spoof n%</text:p>
            <text:p>of Vpack Actual:</text:p>
          </table:table-cell>
          <table:table-cell office:value-type="string" calcext:value-type="string">
            <text:p>To Spoof</text:p>
            <text:p>"Binary%"</text:p>
            <text:p>of Vpack Actual:</text:p>
          </table:table-cell>
          <table:table-cell office:value-type="string" calcext:value-type="string">
            <text:p>Set this MCM'e'</text:p>
            <text:p>PWM Value </text:p>
          </table:table-cell>
          <table:table-cell/>
          <table:table-cell office:value-type="string" calcext:value-type="string">
            <text:p>digitalMath</text:p>
          </table:table-cell>
          <table:table-cell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To Spoof n%</text:p>
            <text:p>- Vconstant</text:p>
            <text:p>of Vpack Actual:</text:p>
          </table:table-cell>
          <table:table-cell table:style-name="ce11" office:value-type="string" calcext:value-type="string">
            <text:p>To Spoof</text:p>
            <text:p>"Binary%" -</text:p>
            <text:p>Vconstant of</text:p>
            <text:p>Vpack Actual</text:p>
          </table:table-cell>
          <table:table-cell office:value-type="string" calcext:value-type="string">
            <text:p>Set MCM'e'</text:p>
            <text:p>PWM to</text:p>
          </table:table-cell>
          <table:table-cell/>
          <table:table-cell table:style-name="ce11" office:value-type="string" calcext:value-type="string">
            <text:p>digitalMath</text:p>
            <text:p>for MCM'e'</text:p>
            <text:p>PWM counts</text:p>
          </table:table-cell>
          <table:table-cell table:style-name="ce11" office:value-type="string" calcext:value-type="string">
            <text:p>Error (counts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formula="of:=[.B17]-[.A17]"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table:formula="of:=[.D17]-[.C1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17]-[.A17]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J17]-[.I17]" office:value-type="float" office:value="-1" calcext:value-type="float">
            <text:p>-1</text:p>
          </table:table-cell>
          <table:table-cell table:formula="of:=[.K17]-[.I17]" office:value-type="float" office:value="3" calcext:value-type="float">
            <text:p>3</text:p>
          </table:table-cell>
          <table:table-cell table:formula="of:=[.K17]-[.J17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P17]-[.S17]" office:value-type="float" office:value="5" calcext:value-type="float">
            <text:p>5</text:p>
          </table:table-cell>
          <table:table-cell/>
          <table:table-cell table:formula="of:=[.I17]/[.H17]*100" office:value-type="float" office:value="91.9354838709677" calcext:value-type="float">
            <text:p>91.9</text:p>
          </table:table-cell>
          <table:table-cell table:formula="of:=[.I17]/[.H17]*256" office:value-type="float" office:value="235.354838709677" calcext:value-type="float">
            <text:p>235.4</text:p>
          </table:table-cell>
          <table:table-cell table:formula="of:=[.S17]" office:value-type="float" office:value="0" calcext:value-type="float">
            <text:p>0</text:p>
          </table:table-cell>
          <table:table-cell/>
          <table:table-cell table:formula="of:=[.X17]*[.X17]*0.0245-12.95*[.X17]+1693" office:value-type="float" office:value="2.25639125910538" calcext:value-type="float">
            <text:p>2.3</text:p>
          </table:table-cell>
          <table:table-cell table:formula="of:=[.AA17]-[.Y17]" office:value-type="float" office:value="2.25639125910538" calcext:value-type="float">
            <text:p>2.3</text:p>
          </table:table-cell>
          <table:table-cell/>
          <table:table-cell table:style-name="ce11" table:formula="of:=[.I17]/([.H17]-15)*100" office:value-type="float" office:value="100" calcext:value-type="float">
            <text:p>100.0</text:p>
          </table:table-cell>
          <table:table-cell table:style-name="ce11" table:formula="of:=([.I17]/([.H17]-15)*256)" office:value-type="float" office:value="256" calcext:value-type="float">
            <text:p>256.0</text:p>
          </table:table-cell>
          <table:table-cell table:formula="of:=[.S17]" office:value-type="float" office:value="0" calcext:value-type="float">
            <text:p>0</text:p>
          </table:table-cell>
          <table:table-cell/>
          <table:table-cell table:style-name="ce11" table:formula="of:=[.AE17]*[.AE17]*0.02537-14.04*[.AE17]+1936" office:value-type="float" office:value="4.40832000000023" calcext:value-type="float">
            <text:p>4.4</text:p>
          </table:table-cell>
          <table:table-cell table:style-name="ce11" table:formula="of:=[.AH17]-[.AF17]" office:value-type="float" office:value="4.40832000000023" calcext:value-type="float">
            <text:p>4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8]-[.A18]"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J18]-[.I18]" office:value-type="float" office:value="-2" calcext:value-type="float">
            <text:p>-2</text:p>
          </table:table-cell>
          <table:table-cell table:formula="of:=[.K18]-[.I18]" office:value-type="float" office:value="2" calcext:value-type="float">
            <text:p>2</text:p>
          </table:table-cell>
          <table:table-cell table:formula="of:=[.K18]-[.J18]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P18]-[.S18]" office:value-type="float" office:value="4" calcext:value-type="float">
            <text:p>4</text:p>
          </table:table-cell>
          <table:table-cell/>
          <table:table-cell table:formula="of:=[.I18]/[.H18]*100" office:value-type="float" office:value="91.3978494623656" calcext:value-type="float">
            <text:p>91.4</text:p>
          </table:table-cell>
          <table:table-cell table:formula="of:=[.I18]/[.H18]*256" office:value-type="float" office:value="233.978494623656" calcext:value-type="float">
            <text:p>234.0</text:p>
          </table:table-cell>
          <table:table-cell table:formula="of:=[.S18]" office:value-type="float" office:value="5" calcext:value-type="float">
            <text:p>5</text:p>
          </table:table-cell>
          <table:table-cell/>
          <table:table-cell table:formula="of:=[.X18]*[.X18]*0.0245-12.95*[.X18]+1693" office:value-type="float" office:value="4.2539253092848" calcext:value-type="float">
            <text:p>4.3</text:p>
          </table:table-cell>
          <table:table-cell table:formula="of:=[.AA18]-[.Y18]" office:value-type="float" office:value="-0.746074690715204" calcext:value-type="float">
            <text:p>-0.7</text:p>
          </table:table-cell>
          <table:table-cell/>
          <table:table-cell table:style-name="ce11" table:formula="of:=[.I18]/([.H18]-15)*100" office:value-type="float" office:value="99.4152046783626" calcext:value-type="float">
            <text:p>99.4</text:p>
          </table:table-cell>
          <table:table-cell table:style-name="ce11" table:formula="of:=([.I18]/([.H18]-15)*256)" office:value-type="float" office:value="254.502923976608" calcext:value-type="float">
            <text:p>254.5</text:p>
          </table:table-cell>
          <table:table-cell table:formula="of:=[.S18]" office:value-type="float" office:value="5" calcext:value-type="float">
            <text:p>5</text:p>
          </table:table-cell>
          <table:table-cell/>
          <table:table-cell table:style-name="ce11" table:formula="of:=[.AE18]*[.AE18]*0.02537-14.04*[.AE18]+1936" office:value-type="float" office:value="6.03794836017937" calcext:value-type="float">
            <text:p>6.0</text:p>
          </table:table-cell>
          <table:table-cell table:style-name="ce11" table:formula="of:=[.AH18]-[.AF18]" office:value-type="float" office:value="1.03794836017937" calcext:value-type="float">
            <text:p>1.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9]-[.A19]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formula="of:=[.J19]-[.I19]" office:value-type="float" office:value="-1" calcext:value-type="float">
            <text:p>-1</text:p>
          </table:table-cell>
          <table:table-cell table:formula="of:=[.K19]-[.I19]" office:value-type="float" office:value="2" calcext:value-type="float">
            <text:p>2</text:p>
          </table:table-cell>
          <table:table-cell table:formula="of:=[.K19]-[.J19]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P19]-[.S19]" office:value-type="float" office:value="3" calcext:value-type="float">
            <text:p>3</text:p>
          </table:table-cell>
          <table:table-cell/>
          <table:table-cell table:formula="of:=[.I19]/[.H19]*100" office:value-type="float" office:value="90.8602150537634" calcext:value-type="float">
            <text:p>90.9</text:p>
          </table:table-cell>
          <table:table-cell table:formula="of:=[.I19]/[.H19]*256" office:value-type="float" office:value="232.602150537634" calcext:value-type="float">
            <text:p>232.6</text:p>
          </table:table-cell>
          <table:table-cell table:formula="of:=[.S19]" office:value-type="float" office:value="8" calcext:value-type="float">
            <text:p>8</text:p>
          </table:table-cell>
          <table:table-cell/>
          <table:table-cell table:formula="of:=[.X19]*[.X19]*0.0245-12.95*[.X19]+1693" office:value-type="float" office:value="6.34428118857682" calcext:value-type="float">
            <text:p>6.3</text:p>
          </table:table-cell>
          <table:table-cell table:formula="of:=[.AA19]-[.Y19]" office:value-type="float" office:value="-1.65571881142319" calcext:value-type="float">
            <text:p>-1.7</text:p>
          </table:table-cell>
          <table:table-cell/>
          <table:table-cell table:style-name="ce11" table:formula="of:=[.I19]/([.H19]-15)*100" office:value-type="float" office:value="98.8304093567252" calcext:value-type="float">
            <text:p>98.8</text:p>
          </table:table-cell>
          <table:table-cell table:style-name="ce11" table:formula="of:=([.I19]/([.H19]-15)*256)" office:value-type="float" office:value="253.005847953216" calcext:value-type="float">
            <text:p>253.0</text:p>
          </table:table-cell>
          <table:table-cell table:formula="of:=[.S19]" office:value-type="float" office:value="8" calcext:value-type="float">
            <text:p>8</text:p>
          </table:table-cell>
          <table:table-cell/>
          <table:table-cell table:style-name="ce11" table:formula="of:=[.AE19]*[.AE19]*0.02537-14.04*[.AE19]+1936" office:value-type="float" office:value="7.78129706644813" calcext:value-type="float">
            <text:p>7.8</text:p>
          </table:table-cell>
          <table:table-cell table:style-name="ce11" table:formula="of:=[.AH19]-[.AF19]" office:value-type="float" office:value="-0.218702933551867" calcext:value-type="float">
            <text:p>-0.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0]-[.A20]"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formula="of:=[.J20]-[.I20]" office:value-type="float" office:value="-2" calcext:value-type="float">
            <text:p>-2</text:p>
          </table:table-cell>
          <table:table-cell table:formula="of:=[.K20]-[.I20]" office:value-type="float" office:value="2" calcext:value-type="float">
            <text:p>2</text:p>
          </table:table-cell>
          <table:table-cell table:formula="of:=[.K20]-[.J20]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table:formula="of:=[.P20]-[.S20]" office:value-type="float" office:value="5" calcext:value-type="float">
            <text:p>5</text:p>
          </table:table-cell>
          <table:table-cell/>
          <table:table-cell table:formula="of:=[.I20]/[.H20]*100" office:value-type="float" office:value="90.3225806451613" calcext:value-type="float">
            <text:p>90.3</text:p>
          </table:table-cell>
          <table:table-cell table:formula="of:=[.I20]/[.H20]*256" office:value-type="float" office:value="231.225806451613" calcext:value-type="float">
            <text:p>231.2</text:p>
          </table:table-cell>
          <table:table-cell table:formula="of:=[.S20]" office:value-type="float" office:value="10" calcext:value-type="float">
            <text:p>10</text:p>
          </table:table-cell>
          <table:table-cell/>
          <table:table-cell table:formula="of:=[.X20]*[.X20]*0.0245-12.95*[.X20]+1693" office:value-type="float" office:value="8.52745889698258" calcext:value-type="float">
            <text:p>8.5</text:p>
          </table:table-cell>
          <table:table-cell table:formula="of:=[.AA20]-[.Y20]" office:value-type="float" office:value="-1.47254110301742" calcext:value-type="float">
            <text:p>-1.5</text:p>
          </table:table-cell>
          <table:table-cell/>
          <table:table-cell table:style-name="ce11" table:formula="of:=[.I20]/([.H20]-15)*100" office:value-type="float" office:value="98.2456140350877" calcext:value-type="float">
            <text:p>98.2</text:p>
          </table:table-cell>
          <table:table-cell table:style-name="ce11" table:formula="of:=([.I20]/([.H20]-15)*256)" office:value-type="float" office:value="251.508771929825" calcext:value-type="float">
            <text:p>251.5</text:p>
          </table:table-cell>
          <table:table-cell table:formula="of:=[.S20]" office:value-type="float" office:value="10" calcext:value-type="float">
            <text:p>10</text:p>
          </table:table-cell>
          <table:table-cell/>
          <table:table-cell table:style-name="ce11" table:formula="of:=[.AE20]*[.AE20]*0.02537-14.04*[.AE20]+1936" office:value-type="float" office:value="9.63836611880629" calcext:value-type="float">
            <text:p>9.6</text:p>
          </table:table-cell>
          <table:table-cell table:style-name="ce11" table:formula="of:=[.AH20]-[.AF20]" office:value-type="float" office:value="-0.361633881193711" calcext:value-type="float">
            <text:p>-0.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1]-[.A21]"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formula="of:=[.J21]-[.I21]" office:value-type="float" office:value="-3" calcext:value-type="float">
            <text:p>-3</text:p>
          </table:table-cell>
          <table:table-cell table:formula="of:=[.K21]-[.I21]" office:value-type="float" office:value="1" calcext:value-type="float">
            <text:p>1</text:p>
          </table:table-cell>
          <table:table-cell table:formula="of:=[.K21]-[.J21]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table:formula="of:=[.P21]-[.S21]" office:value-type="float" office:value="7" calcext:value-type="float">
            <text:p>7</text:p>
          </table:table-cell>
          <table:table-cell/>
          <table:table-cell table:formula="of:=[.I21]/[.H21]*100" office:value-type="float" office:value="89.7849462365591" calcext:value-type="float">
            <text:p>89.8</text:p>
          </table:table-cell>
          <table:table-cell table:formula="of:=[.I21]/[.H21]*256" office:value-type="float" office:value="229.849462365591" calcext:value-type="float">
            <text:p>229.8</text:p>
          </table:table-cell>
          <table:table-cell table:formula="of:=[.S21]" office:value-type="float" office:value="12" calcext:value-type="float">
            <text:p>12</text:p>
          </table:table-cell>
          <table:table-cell/>
          <table:table-cell table:formula="of:=[.X21]*[.X21]*0.0245-12.95*[.X21]+1693" office:value-type="float" office:value="10.8034584345012" calcext:value-type="float">
            <text:p>10.8</text:p>
          </table:table-cell>
          <table:table-cell table:formula="of:=[.AA21]-[.Y21]" office:value-type="float" office:value="-1.19654156549882" calcext:value-type="float">
            <text:p>-1.2</text:p>
          </table:table-cell>
          <table:table-cell/>
          <table:table-cell table:style-name="ce11" table:formula="of:=[.I21]/([.H21]-15)*100" office:value-type="float" office:value="97.6608187134503" calcext:value-type="float">
            <text:p>97.7</text:p>
          </table:table-cell>
          <table:table-cell table:style-name="ce11" table:formula="of:=([.I21]/([.H21]-15)*256)" office:value-type="float" office:value="250.011695906433" calcext:value-type="float">
            <text:p>250.0</text:p>
          </table:table-cell>
          <table:table-cell table:formula="of:=[.S21]" office:value-type="float" office:value="12" calcext:value-type="float">
            <text:p>12</text:p>
          </table:table-cell>
          <table:table-cell/>
          <table:table-cell table:style-name="ce11" table:formula="of:=[.AE21]*[.AE21]*0.02537-14.04*[.AE21]+1936" office:value-type="float" office:value="11.6091555172536" calcext:value-type="float">
            <text:p>11.6</text:p>
          </table:table-cell>
          <table:table-cell table:style-name="ce11" table:formula="of:=[.AH21]-[.AF21]" office:value-type="float" office:value="-0.390844482746388" calcext:value-type="float">
            <text:p>-0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formula="of:=[.B22]-[.A22]"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table:formula="of:=[.D22]-[.C22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2]-[.A22]"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formula="of:=[.J22]-[.I22]" office:value-type="float" office:value="-2" calcext:value-type="float">
            <text:p>-2</text:p>
          </table:table-cell>
          <table:table-cell table:formula="of:=[.K22]-[.I22]" office:value-type="float" office:value="1" calcext:value-type="float">
            <text:p>1</text:p>
          </table:table-cell>
          <table:table-cell table:formula="of:=[.K22]-[.J22]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table:formula="of:=[.P22]-[.S22]" office:value-type="float" office:value="6" calcext:value-type="float">
            <text:p>6</text:p>
          </table:table-cell>
          <table:table-cell/>
          <table:table-cell table:formula="of:=[.I22]/[.H22]*100" office:value-type="float" office:value="89.247311827957" calcext:value-type="float">
            <text:p>89.2</text:p>
          </table:table-cell>
          <table:table-cell table:formula="of:=[.I22]/[.H22]*256" office:value-type="float" office:value="228.47311827957" calcext:value-type="float">
            <text:p>228.5</text:p>
          </table:table-cell>
          <table:table-cell table:formula="of:=[.S22]" office:value-type="float" office:value="15" calcext:value-type="float">
            <text:p>15</text:p>
          </table:table-cell>
          <table:table-cell/>
          <table:table-cell table:formula="of:=[.X22]*[.X22]*0.0245-12.95*[.X22]+1693" office:value-type="float" office:value="13.1722798011333" calcext:value-type="float">
            <text:p>13.2</text:p>
          </table:table-cell>
          <table:table-cell table:formula="of:=[.AA22]-[.Y22]" office:value-type="float" office:value="-1.8277201988667" calcext:value-type="float">
            <text:p>-1.8</text:p>
          </table:table-cell>
          <table:table-cell/>
          <table:table-cell table:style-name="ce11" table:formula="of:=[.I22]/([.H22]-15)*100" office:value-type="float" office:value="97.0760233918129" calcext:value-type="float">
            <text:p>97.1</text:p>
          </table:table-cell>
          <table:table-cell table:style-name="ce11" table:formula="of:=([.I22]/([.H22]-15)*256)" office:value-type="float" office:value="248.514619883041" calcext:value-type="float">
            <text:p>248.5</text:p>
          </table:table-cell>
          <table:table-cell table:formula="of:=[.S22]" office:value-type="float" office:value="15" calcext:value-type="float">
            <text:p>15</text:p>
          </table:table-cell>
          <table:table-cell/>
          <table:table-cell table:style-name="ce11" table:formula="of:=[.AE22]*[.AE22]*0.02537-14.04*[.AE22]+1936" office:value-type="float" office:value="13.6936652617899" calcext:value-type="float">
            <text:p>13.7</text:p>
          </table:table-cell>
          <table:table-cell table:style-name="ce11" table:formula="of:=[.AH22]-[.AF22]" office:value-type="float" office:value="-1.30633473821013" calcext:value-type="float">
            <text:p>-1.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3]-[.A23]"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[.J23]-[.I23]" office:value-type="float" office:value="-3" calcext:value-type="float">
            <text:p>-3</text:p>
          </table:table-cell>
          <table:table-cell table:formula="of:=[.K23]-[.I23]" office:value-type="float" office:value="2" calcext:value-type="float">
            <text:p>2</text:p>
          </table:table-cell>
          <table:table-cell table:formula="of:=[.K23]-[.J23]"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table:formula="of:=[.P23]-[.S23]" office:value-type="float" office:value="7" calcext:value-type="float">
            <text:p>7</text:p>
          </table:table-cell>
          <table:table-cell/>
          <table:table-cell table:formula="of:=[.I23]/[.H23]*100" office:value-type="float" office:value="88.7096774193548" calcext:value-type="float">
            <text:p>88.7</text:p>
          </table:table-cell>
          <table:table-cell table:formula="of:=[.I23]/[.H23]*256" office:value-type="float" office:value="227.096774193548" calcext:value-type="float">
            <text:p>227.1</text:p>
          </table:table-cell>
          <table:table-cell table:formula="of:=[.S23]" office:value-type="float" office:value="18" calcext:value-type="float">
            <text:p>18</text:p>
          </table:table-cell>
          <table:table-cell/>
          <table:table-cell table:formula="of:=[.X23]*[.X23]*0.0245-12.95*[.X23]+1693" office:value-type="float" office:value="15.6339229968787" calcext:value-type="float">
            <text:p>15.6</text:p>
          </table:table-cell>
          <table:table-cell table:formula="of:=[.AA23]-[.Y23]" office:value-type="float" office:value="-2.36607700312129" calcext:value-type="float">
            <text:p>-2.4</text:p>
          </table:table-cell>
          <table:table-cell/>
          <table:table-cell table:style-name="ce11" table:formula="of:=[.I23]/([.H23]-15)*100" office:value-type="float" office:value="96.4912280701754" calcext:value-type="float">
            <text:p>96.5</text:p>
          </table:table-cell>
          <table:table-cell table:style-name="ce11" table:formula="of:=([.I23]/([.H23]-15)*256)" office:value-type="float" office:value="247.017543859649" calcext:value-type="float">
            <text:p>247.0</text:p>
          </table:table-cell>
          <table:table-cell table:formula="of:=[.S23]" office:value-type="float" office:value="18" calcext:value-type="float">
            <text:p>18</text:p>
          </table:table-cell>
          <table:table-cell/>
          <table:table-cell table:style-name="ce11" table:formula="of:=[.AE23]*[.AE23]*0.02537-14.04*[.AE23]+1936" office:value-type="float" office:value="15.8918953524162" calcext:value-type="float">
            <text:p>15.9</text:p>
          </table:table-cell>
          <table:table-cell table:style-name="ce11" table:formula="of:=[.AH23]-[.AF23]" office:value-type="float" office:value="-2.10810464758379" calcext:value-type="float">
            <text:p>-2.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4]-[.A24]"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formula="of:=[.J24]-[.I24]" office:value-type="float" office:value="-3" calcext:value-type="float">
            <text:p>-3</text:p>
          </table:table-cell>
          <table:table-cell table:formula="of:=[.K24]-[.I24]" office:value-type="float" office:value="2" calcext:value-type="float">
            <text:p>2</text:p>
          </table:table-cell>
          <table:table-cell table:formula="of:=[.K24]-[.J24]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table:formula="of:=[.P24]-[.S24]" office:value-type="float" office:value="9" calcext:value-type="float">
            <text:p>9</text:p>
          </table:table-cell>
          <table:table-cell/>
          <table:table-cell table:formula="of:=[.I24]/[.H24]*100" office:value-type="float" office:value="88.1720430107527" calcext:value-type="float">
            <text:p>88.2</text:p>
          </table:table-cell>
          <table:table-cell table:formula="of:=[.I24]/[.H24]*256" office:value-type="float" office:value="225.720430107527" calcext:value-type="float">
            <text:p>225.7</text:p>
          </table:table-cell>
          <table:table-cell table:formula="of:=[.S24]" office:value-type="float" office:value="20" calcext:value-type="float">
            <text:p>20</text:p>
          </table:table-cell>
          <table:table-cell/>
          <table:table-cell table:formula="of:=[.X24]*[.X24]*0.0245-12.95*[.X24]+1693" office:value-type="float" office:value="18.1883880217367" calcext:value-type="float">
            <text:p>18.2</text:p>
          </table:table-cell>
          <table:table-cell table:formula="of:=[.AA24]-[.Y24]" office:value-type="float" office:value="-1.81161197826327" calcext:value-type="float">
            <text:p>-1.8</text:p>
          </table:table-cell>
          <table:table-cell/>
          <table:table-cell table:style-name="ce11" table:formula="of:=[.I24]/([.H24]-15)*100" office:value-type="float" office:value="95.906432748538" calcext:value-type="float">
            <text:p>95.9</text:p>
          </table:table-cell>
          <table:table-cell table:style-name="ce11" table:formula="of:=([.I24]/([.H24]-15)*256)" office:value-type="float" office:value="245.520467836257" calcext:value-type="float">
            <text:p>245.5</text:p>
          </table:table-cell>
          <table:table-cell table:formula="of:=[.S24]" office:value-type="float" office:value="20" calcext:value-type="float">
            <text:p>20</text:p>
          </table:table-cell>
          <table:table-cell/>
          <table:table-cell table:style-name="ce11" table:formula="of:=[.AE24]*[.AE24]*0.02537-14.04*[.AE24]+1936" office:value-type="float" office:value="18.2038457891319" calcext:value-type="float">
            <text:p>18.2</text:p>
          </table:table-cell>
          <table:table-cell table:style-name="ce11" table:formula="of:=[.AH24]-[.AF24]" office:value-type="float" office:value="-1.79615421086805" calcext:value-type="float">
            <text:p>-1.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5]-[.A25]"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[.J25]-[.I25]" office:value-type="float" office:value="-5" calcext:value-type="float">
            <text:p>-5</text:p>
          </table:table-cell>
          <table:table-cell table:formula="of:=[.K25]-[.I25]" office:value-type="float" office:value="2" calcext:value-type="float">
            <text:p>2</text:p>
          </table:table-cell>
          <table:table-cell table:formula="of:=[.K25]-[.J25]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table:formula="of:=[.P25]-[.S25]" office:value-type="float" office:value="11" calcext:value-type="float">
            <text:p>11</text:p>
          </table:table-cell>
          <table:table-cell/>
          <table:table-cell table:formula="of:=[.I25]/[.H25]*100" office:value-type="float" office:value="87.6344086021505" calcext:value-type="float">
            <text:p>87.6</text:p>
          </table:table-cell>
          <table:table-cell table:formula="of:=[.I25]/[.H25]*256" office:value-type="float" office:value="224.344086021505" calcext:value-type="float">
            <text:p>224.3</text:p>
          </table:table-cell>
          <table:table-cell table:formula="of:=[.S25]" office:value-type="float" office:value="22" calcext:value-type="float">
            <text:p>22</text:p>
          </table:table-cell>
          <table:table-cell/>
          <table:table-cell table:formula="of:=[.X25]*[.X25]*0.0245-12.95*[.X25]+1693" office:value-type="float" office:value="20.8356748757085" calcext:value-type="float">
            <text:p>20.8</text:p>
          </table:table-cell>
          <table:table-cell table:formula="of:=[.AA25]-[.Y25]" office:value-type="float" office:value="-1.16432512429151" calcext:value-type="float">
            <text:p>-1.2</text:p>
          </table:table-cell>
          <table:table-cell/>
          <table:table-cell table:style-name="ce11" table:formula="of:=[.I25]/([.H25]-15)*100" office:value-type="float" office:value="95.3216374269006" calcext:value-type="float">
            <text:p>95.3</text:p>
          </table:table-cell>
          <table:table-cell table:style-name="ce11" table:formula="of:=([.I25]/([.H25]-15)*256)" office:value-type="float" office:value="244.023391812865" calcext:value-type="float">
            <text:p>244.0</text:p>
          </table:table-cell>
          <table:table-cell table:formula="of:=[.S25]" office:value-type="float" office:value="22" calcext:value-type="float">
            <text:p>22</text:p>
          </table:table-cell>
          <table:table-cell/>
          <table:table-cell table:style-name="ce11" table:formula="of:=[.AE25]*[.AE25]*0.02537-14.04*[.AE25]+1936" office:value-type="float" office:value="20.6295165719368" calcext:value-type="float">
            <text:p>20.6</text:p>
          </table:table-cell>
          <table:table-cell table:style-name="ce11" table:formula="of:=[.AH25]-[.AF25]" office:value-type="float" office:value="-1.37048342806315" calcext:value-type="float">
            <text:p>-1.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6]-[.A26]"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formula="of:=[.J26]-[.I26]" office:value-type="float" office:value="-4" calcext:value-type="float">
            <text:p>-4</text:p>
          </table:table-cell>
          <table:table-cell table:formula="of:=[.K26]-[.I26]" office:value-type="float" office:value="2" calcext:value-type="float">
            <text:p>2</text:p>
          </table:table-cell>
          <table:table-cell table:formula="of:=[.K26]-[.J26]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table:formula="of:=[.P26]-[.S26]" office:value-type="float" office:value="10" calcext:value-type="float">
            <text:p>10</text:p>
          </table:table-cell>
          <table:table-cell/>
          <table:table-cell table:formula="of:=[.I26]/[.H26]*100" office:value-type="float" office:value="87.0967741935484" calcext:value-type="float">
            <text:p>87.1</text:p>
          </table:table-cell>
          <table:table-cell table:formula="of:=[.I26]/[.H26]*256" office:value-type="float" office:value="222.967741935484" calcext:value-type="float">
            <text:p>223.0</text:p>
          </table:table-cell>
          <table:table-cell table:formula="of:=[.S26]" office:value-type="float" office:value="25" calcext:value-type="float">
            <text:p>25</text:p>
          </table:table-cell>
          <table:table-cell/>
          <table:table-cell table:formula="of:=[.X26]*[.X26]*0.0245-12.95*[.X26]+1693" office:value-type="float" office:value="23.5757835587929" calcext:value-type="float">
            <text:p>23.6</text:p>
          </table:table-cell>
          <table:table-cell table:formula="of:=[.AA26]-[.Y26]" office:value-type="float" office:value="-1.42421644120714" calcext:value-type="float">
            <text:p>-1.4</text:p>
          </table:table-cell>
          <table:table-cell/>
          <table:table-cell table:style-name="ce11" table:formula="of:=[.I26]/([.H26]-15)*100" office:value-type="float" office:value="94.7368421052632" calcext:value-type="float">
            <text:p>94.7</text:p>
          </table:table-cell>
          <table:table-cell table:style-name="ce11" table:formula="of:=([.I26]/([.H26]-15)*256)" office:value-type="float" office:value="242.526315789474" calcext:value-type="float">
            <text:p>242.5</text:p>
          </table:table-cell>
          <table:table-cell table:formula="of:=[.S26]" office:value-type="float" office:value="25" calcext:value-type="float">
            <text:p>25</text:p>
          </table:table-cell>
          <table:table-cell/>
          <table:table-cell table:style-name="ce11" table:formula="of:=[.AE26]*[.AE26]*0.02537-14.04*[.AE26]+1936" office:value-type="float" office:value="23.1689077008311" calcext:value-type="float">
            <text:p>23.2</text:p>
          </table:table-cell>
          <table:table-cell table:style-name="ce11" table:formula="of:=[.AH26]-[.AF26]" office:value-type="float" office:value="-1.83109229916886" calcext:value-type="float">
            <text:p>-1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table:formula="of:=[.B27]-[.A27]"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table:formula="of:=[.D27]-[.C2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7]-[.A27]"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table:formula="of:=[.J27]-[.I27]" office:value-type="float" office:value="-4" calcext:value-type="float">
            <text:p>-4</text:p>
          </table:table-cell>
          <table:table-cell table:formula="of:=[.K27]-[.I27]" office:value-type="float" office:value="2" calcext:value-type="float">
            <text:p>2</text:p>
          </table:table-cell>
          <table:table-cell table:formula="of:=[.K27]-[.J27]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table:formula="of:=[.P27]-[.S27]" office:value-type="float" office:value="12" calcext:value-type="float">
            <text:p>12</text:p>
          </table:table-cell>
          <table:table-cell/>
          <table:table-cell table:formula="of:=[.I27]/[.H27]*100" office:value-type="float" office:value="86.5591397849462" calcext:value-type="float">
            <text:p>86.6</text:p>
          </table:table-cell>
          <table:table-cell table:formula="of:=[.I27]/[.H27]*256" office:value-type="float" office:value="221.591397849462" calcext:value-type="float">
            <text:p>221.6</text:p>
          </table:table-cell>
          <table:table-cell table:formula="of:=[.S27]" office:value-type="float" office:value="27" calcext:value-type="float">
            <text:p>27</text:p>
          </table:table-cell>
          <table:table-cell/>
          <table:table-cell table:formula="of:=[.X27]*[.X27]*0.0245-12.95*[.X27]+1693" office:value-type="float" office:value="26.408714070991" calcext:value-type="float">
            <text:p>26.4</text:p>
          </table:table-cell>
          <table:table-cell table:formula="of:=[.AA27]-[.Y27]" office:value-type="float" office:value="-0.591285929009018" calcext:value-type="float">
            <text:p>-0.6</text:p>
          </table:table-cell>
          <table:table-cell/>
          <table:table-cell table:style-name="ce11" table:formula="of:=[.I27]/([.H27]-15)*100" office:value-type="float" office:value="94.1520467836257" calcext:value-type="float">
            <text:p>94.2</text:p>
          </table:table-cell>
          <table:table-cell table:style-name="ce11" table:formula="of:=([.I27]/([.H27]-15)*256)" office:value-type="float" office:value="241.029239766082" calcext:value-type="float">
            <text:p>241.0</text:p>
          </table:table-cell>
          <table:table-cell table:formula="of:=[.S27]" office:value-type="float" office:value="27" calcext:value-type="float">
            <text:p>27</text:p>
          </table:table-cell>
          <table:table-cell/>
          <table:table-cell table:style-name="ce11" table:formula="of:=[.AE27]*[.AE27]*0.02537-14.04*[.AE27]+1936" office:value-type="float" office:value="25.8220191758151" calcext:value-type="float">
            <text:p>25.8</text:p>
          </table:table-cell>
          <table:table-cell table:style-name="ce11" table:formula="of:=[.AH27]-[.AF27]" office:value-type="float" office:value="-1.17798082418494" calcext:value-type="float">
            <text:p>-1.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8]-[.A28]"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table:formula="of:=[.J28]-[.I28]" office:value-type="float" office:value="-5" calcext:value-type="float">
            <text:p>-5</text:p>
          </table:table-cell>
          <table:table-cell table:formula="of:=[.K28]-[.I28]" office:value-type="float" office:value="1" calcext:value-type="float">
            <text:p>1</text:p>
          </table:table-cell>
          <table:table-cell table:formula="of:=[.K28]-[.J28]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table:formula="of:=[.P28]-[.S28]" office:value-type="float" office:value="12" calcext:value-type="float">
            <text:p>12</text:p>
          </table:table-cell>
          <table:table-cell/>
          <table:table-cell table:formula="of:=[.I28]/[.H28]*100" office:value-type="float" office:value="86.0215053763441" calcext:value-type="float">
            <text:p>86.0</text:p>
          </table:table-cell>
          <table:table-cell table:formula="of:=[.I28]/[.H28]*256" office:value-type="float" office:value="220.215053763441" calcext:value-type="float">
            <text:p>220.2</text:p>
          </table:table-cell>
          <table:table-cell table:formula="of:=[.S28]" office:value-type="float" office:value="31" calcext:value-type="float">
            <text:p>31</text:p>
          </table:table-cell>
          <table:table-cell/>
          <table:table-cell table:formula="of:=[.X28]*[.X28]*0.0245-12.95*[.X28]+1693" office:value-type="float" office:value="29.3344664123024" calcext:value-type="float">
            <text:p>29.3</text:p>
          </table:table-cell>
          <table:table-cell table:formula="of:=[.AA28]-[.Y28]" office:value-type="float" office:value="-1.66553358769761" calcext:value-type="float">
            <text:p>-1.7</text:p>
          </table:table-cell>
          <table:table-cell/>
          <table:table-cell table:style-name="ce11" table:formula="of:=[.I28]/([.H28]-15)*100" office:value-type="float" office:value="93.5672514619883" calcext:value-type="float">
            <text:p>93.6</text:p>
          </table:table-cell>
          <table:table-cell table:style-name="ce11" table:formula="of:=([.I28]/([.H28]-15)*256)" office:value-type="float" office:value="239.53216374269" calcext:value-type="float">
            <text:p>239.5</text:p>
          </table:table-cell>
          <table:table-cell table:formula="of:=[.S28]" office:value-type="float" office:value="31" calcext:value-type="float">
            <text:p>31</text:p>
          </table:table-cell>
          <table:table-cell/>
          <table:table-cell table:style-name="ce11" table:formula="of:=[.AE28]*[.AE28]*0.02537-14.04*[.AE28]+1936" office:value-type="float" office:value="28.5888509968881" calcext:value-type="float">
            <text:p>28.6</text:p>
          </table:table-cell>
          <table:table-cell table:style-name="ce11" table:formula="of:=[.AH28]-[.AF28]" office:value-type="float" office:value="-2.41114900311186" calcext:value-type="float">
            <text:p>-2.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9]-[.A29]"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[.J29]-[.I29]" office:value-type="float" office:value="-5" calcext:value-type="float">
            <text:p>-5</text:p>
          </table:table-cell>
          <table:table-cell table:formula="of:=[.K29]-[.I29]" office:value-type="float" office:value="1" calcext:value-type="float">
            <text:p>1</text:p>
          </table:table-cell>
          <table:table-cell table:formula="of:=[.K29]-[.J29]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.5" calcext:value-type="float">
            <text:p>32.5</text:p>
          </table:table-cell>
          <table:table-cell table:style-name="ce4"/>
          <table:table-cell table:style-name="ce4" table:formula="of:=[.P29]-[.S29]" office:value-type="float" office:value="14.5" calcext:value-type="float">
            <text:p>14.5</text:p>
          </table:table-cell>
          <table:table-cell/>
          <table:table-cell table:formula="of:=[.I29]/[.H29]*100" office:value-type="float" office:value="85.4838709677419" calcext:value-type="float">
            <text:p>85.5</text:p>
          </table:table-cell>
          <table:table-cell table:formula="of:=[.I29]/[.H29]*256" office:value-type="float" office:value="218.838709677419" calcext:value-type="float">
            <text:p>218.8</text:p>
          </table:table-cell>
          <table:table-cell table:formula="of:=[.S29]" office:value-type="float" office:value="32.5" calcext:value-type="float">
            <text:p>32.5</text:p>
          </table:table-cell>
          <table:table-cell/>
          <table:table-cell table:formula="of:=[.X29]*[.X29]*0.0245-12.95*[.X29]+1693" office:value-type="float" office:value="32.3530405827264" calcext:value-type="float">
            <text:p>32.4</text:p>
          </table:table-cell>
          <table:table-cell table:formula="of:=[.AA29]-[.Y29]" office:value-type="float" office:value="-0.146959417273592" calcext:value-type="float">
            <text:p>-0.1</text:p>
          </table:table-cell>
          <table:table-cell/>
          <table:table-cell table:style-name="ce11" table:formula="of:=[.I29]/([.H29]-15)*100" office:value-type="float" office:value="92.9824561403509" calcext:value-type="float">
            <text:p>93.0</text:p>
          </table:table-cell>
          <table:table-cell table:style-name="ce11" table:formula="of:=([.I29]/([.H29]-15)*256)" office:value-type="float" office:value="238.035087719298" calcext:value-type="float">
            <text:p>238.0</text:p>
          </table:table-cell>
          <table:table-cell table:formula="of:=[.S29]" office:value-type="float" office:value="32.5" calcext:value-type="float">
            <text:p>32.5</text:p>
          </table:table-cell>
          <table:table-cell/>
          <table:table-cell table:style-name="ce11" table:formula="of:=[.AE29]*[.AE29]*0.02537-14.04*[.AE29]+1936" office:value-type="float" office:value="31.4694031640506" calcext:value-type="float">
            <text:p>31.5</text:p>
          </table:table-cell>
          <table:table-cell table:style-name="ce11" table:formula="of:=[.AH29]-[.AF29]" office:value-type="float" office:value="-1.03059683594938" calcext:value-type="float">
            <text:p>-1.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0]-[.A30]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formula="of:=[.J30]-[.I30]" office:value-type="float" office:value="-5" calcext:value-type="float">
            <text:p>-5</text:p>
          </table:table-cell>
          <table:table-cell table:formula="of:=[.K30]-[.I30]" office:value-type="float" office:value="1" calcext:value-type="float">
            <text:p>1</text:p>
          </table:table-cell>
          <table:table-cell table:formula="of:=[.K30]-[.J30]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table:formula="of:=[.P30]-[.S30]" office:value-type="float" office:value="17" calcext:value-type="float">
            <text:p>17</text:p>
          </table:table-cell>
          <table:table-cell/>
          <table:table-cell table:formula="of:=[.I30]/[.H30]*100" office:value-type="float" office:value="84.9462365591398" calcext:value-type="float">
            <text:p>84.9</text:p>
          </table:table-cell>
          <table:table-cell table:formula="of:=[.I30]/[.H30]*256" office:value-type="float" office:value="217.462365591398" calcext:value-type="float">
            <text:p>217.5</text:p>
          </table:table-cell>
          <table:table-cell table:formula="of:=[.S30]" office:value-type="float" office:value="34" calcext:value-type="float">
            <text:p>34</text:p>
          </table:table-cell>
          <table:table-cell/>
          <table:table-cell table:formula="of:=[.X30]*[.X30]*0.0245-12.95*[.X30]+1693" office:value-type="float" office:value="35.4644365822639" calcext:value-type="float">
            <text:p>35.5</text:p>
          </table:table-cell>
          <table:table-cell table:formula="of:=[.AA30]-[.Y30]" office:value-type="float" office:value="1.46443658226394" calcext:value-type="float">
            <text:p>1.5</text:p>
          </table:table-cell>
          <table:table-cell/>
          <table:table-cell table:style-name="ce11" table:formula="of:=[.I30]/([.H30]-15)*100" office:value-type="float" office:value="92.3976608187135" calcext:value-type="float">
            <text:p>92.4</text:p>
          </table:table-cell>
          <table:table-cell table:style-name="ce11" table:formula="of:=([.I30]/([.H30]-15)*256)" office:value-type="float" office:value="236.538011695906" calcext:value-type="float">
            <text:p>236.5</text:p>
          </table:table-cell>
          <table:table-cell table:formula="of:=[.S30]" office:value-type="float" office:value="34" calcext:value-type="float">
            <text:p>34</text:p>
          </table:table-cell>
          <table:table-cell/>
          <table:table-cell table:style-name="ce11" table:formula="of:=[.AE30]*[.AE30]*0.02537-14.04*[.AE30]+1936" office:value-type="float" office:value="34.4636756773029" calcext:value-type="float">
            <text:p>34.5</text:p>
          </table:table-cell>
          <table:table-cell table:style-name="ce11" table:formula="of:=[.AH30]-[.AF30]" office:value-type="float" office:value="0.463675677302945" calcext:value-type="float">
            <text:p>0.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1]-[.A31]"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formula="of:=[.J31]-[.I31]" office:value-type="float" office:value="-5" calcext:value-type="float">
            <text:p>-5</text:p>
          </table:table-cell>
          <table:table-cell table:formula="of:=[.K31]-[.I31]" office:value-type="float" office:value="1" calcext:value-type="float">
            <text:p>1</text:p>
          </table:table-cell>
          <table:table-cell table:formula="of:=[.K31]-[.J31]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table:formula="of:=[.P31]-[.S31]" office:value-type="float" office:value="18" calcext:value-type="float">
            <text:p>18</text:p>
          </table:table-cell>
          <table:table-cell/>
          <table:table-cell table:formula="of:=[.I31]/[.H31]*100" office:value-type="float" office:value="84.4086021505376" calcext:value-type="float">
            <text:p>84.4</text:p>
          </table:table-cell>
          <table:table-cell table:formula="of:=[.I31]/[.H31]*256" office:value-type="float" office:value="216.086021505376" calcext:value-type="float">
            <text:p>216.1</text:p>
          </table:table-cell>
          <table:table-cell table:formula="of:=[.S31]" office:value-type="float" office:value="37" calcext:value-type="float">
            <text:p>37</text:p>
          </table:table-cell>
          <table:table-cell/>
          <table:table-cell table:formula="of:=[.X31]*[.X31]*0.0245-12.95*[.X31]+1693" office:value-type="float" office:value="38.668654410915" calcext:value-type="float">
            <text:p>38.7</text:p>
          </table:table-cell>
          <table:table-cell table:formula="of:=[.AA31]-[.Y31]" office:value-type="float" office:value="1.668654410915" calcext:value-type="float">
            <text:p>1.7</text:p>
          </table:table-cell>
          <table:table-cell/>
          <table:table-cell table:style-name="ce11" table:formula="of:=[.I31]/([.H31]-15)*100" office:value-type="float" office:value="91.812865497076" calcext:value-type="float">
            <text:p>91.8</text:p>
          </table:table-cell>
          <table:table-cell table:style-name="ce11" table:formula="of:=([.I31]/([.H31]-15)*256)" office:value-type="float" office:value="235.040935672515" calcext:value-type="float">
            <text:p>235.0</text:p>
          </table:table-cell>
          <table:table-cell table:formula="of:=[.S31]" office:value-type="float" office:value="37" calcext:value-type="float">
            <text:p>37</text:p>
          </table:table-cell>
          <table:table-cell/>
          <table:table-cell table:style-name="ce11" table:formula="of:=[.AE31]*[.AE31]*0.02537-14.04*[.AE31]+1936" office:value-type="float" office:value="37.5716685366442" calcext:value-type="float">
            <text:p>37.6</text:p>
          </table:table-cell>
          <table:table-cell table:style-name="ce11" table:formula="of:=[.AH31]-[.AF31]" office:value-type="float" office:value="0.571668536644211" calcext:value-type="float">
            <text:p>0.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table:formula="of:=[.B32]-[.A32]"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table:formula="of:=[.D32]-[.C32]" office:value-type="float" office:value="11" calcext:value-type="float">
            <text:p>11</text:p>
          </table:table-cell>
          <table:table-cell table:style-name="ce2" office:value-type="string" calcext:value-type="string">
            <text:p>4 || 658</text:p>
          </table:table-cell>
          <table:table-cell table:style-name="ce2"/>
          <table:table-cell office:value-type="float" office:value="186" calcext:value-type="float">
            <text:p>186</text:p>
          </table:table-cell>
          <table:table-cell table:formula="of:=[.H32]-[.A32]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J32]-[.I32]" office:value-type="float" office:value="-5" calcext:value-type="float">
            <text:p>-5</text:p>
          </table:table-cell>
          <table:table-cell table:formula="of:=[.K32]-[.I32]" office:value-type="float" office:value="2" calcext:value-type="float">
            <text:p>2</text:p>
          </table:table-cell>
          <table:table-cell table:formula="of:=[.K32]-[.J32]"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table:formula="of:=[.P32]-[.S32]" office:value-type="float" office:value="18" calcext:value-type="float">
            <text:p>18</text:p>
          </table:table-cell>
          <table:table-cell/>
          <table:table-cell table:formula="of:=[.I32]/[.H32]*100" office:value-type="float" office:value="83.8709677419355" calcext:value-type="float">
            <text:p>83.9</text:p>
          </table:table-cell>
          <table:table-cell table:formula="of:=[.I32]/[.H32]*256" office:value-type="float" office:value="214.709677419355" calcext:value-type="float">
            <text:p>214.7</text:p>
          </table:table-cell>
          <table:table-cell table:formula="of:=[.S32]" office:value-type="float" office:value="41" calcext:value-type="float">
            <text:p>41</text:p>
          </table:table-cell>
          <table:table-cell/>
          <table:table-cell table:formula="of:=[.X32]*[.X32]*0.0245-12.95*[.X32]+1693" office:value-type="float" office:value="41.9656940686787" calcext:value-type="float">
            <text:p>42.0</text:p>
          </table:table-cell>
          <table:table-cell table:formula="of:=[.AA32]-[.Y32]" office:value-type="float" office:value="0.965694068678658" calcext:value-type="float">
            <text:p>1.0</text:p>
          </table:table-cell>
          <table:table-cell/>
          <table:table-cell table:style-name="ce11" table:formula="of:=[.I32]/([.H32]-15)*100" office:value-type="float" office:value="91.2280701754386" calcext:value-type="float">
            <text:p>91.2</text:p>
          </table:table-cell>
          <table:table-cell table:style-name="ce11" table:formula="of:=([.I32]/([.H32]-15)*256)" office:value-type="float" office:value="233.543859649123" calcext:value-type="float">
            <text:p>233.5</text:p>
          </table:table-cell>
          <table:table-cell table:formula="of:=[.S32]" office:value-type="float" office:value="41" calcext:value-type="float">
            <text:p>41</text:p>
          </table:table-cell>
          <table:table-cell/>
          <table:table-cell table:style-name="ce11" table:formula="of:=[.AE32]*[.AE32]*0.02537-14.04*[.AE32]+1936" office:value-type="float" office:value="40.7933817420746" calcext:value-type="float">
            <text:p>40.8</text:p>
          </table:table-cell>
          <table:table-cell table:style-name="ce11" table:formula="of:=[.AH32]-[.AF32]" office:value-type="float" office:value="-0.206618257925356" calcext:value-type="float">
            <text:p>-0.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table:formula="of:=[.B33]-[.A33]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formula="of:=[.D33]-[.C33]" office:value-type="float" office:value="8" calcext:value-type="float">
            <text:p>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3]-[.A33]"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[.J33]-[.I33]" office:value-type="float" office:value="-5" calcext:value-type="float">
            <text:p>-5</text:p>
          </table:table-cell>
          <table:table-cell table:formula="of:=[.K33]-[.I33]" office:value-type="float" office:value="0" calcext:value-type="float">
            <text:p>0</text:p>
          </table:table-cell>
          <table:table-cell table:formula="of:=[.K33]-[.J33]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table:formula="of:=[.P33]-[.S33]" office:value-type="float" office:value="20" calcext:value-type="float">
            <text:p>20</text:p>
          </table:table-cell>
          <table:table-cell/>
          <table:table-cell table:formula="of:=[.I33]/[.H33]*100" office:value-type="float" office:value="81.1827956989247" calcext:value-type="float">
            <text:p>81.2</text:p>
          </table:table-cell>
          <table:table-cell table:formula="of:=[.I33]/[.H33]*256" office:value-type="float" office:value="207.827956989247" calcext:value-type="float">
            <text:p>207.8</text:p>
          </table:table-cell>
          <table:table-cell table:formula="of:=[.S33]" office:value-type="float" office:value="59" calcext:value-type="float">
            <text:p>59</text:p>
          </table:table-cell>
          <table:table-cell/>
          <table:table-cell table:formula="of:=[.X33]*[.X33]*0.0245-12.95*[.X33]+1693" office:value-type="float" office:value="59.8432197941961" calcext:value-type="float">
            <text:p>59.8</text:p>
          </table:table-cell>
          <table:table-cell table:formula="of:=[.AA33]-[.Y33]" office:value-type="float" office:value="0.843219794196102" calcext:value-type="float">
            <text:p>0.8</text:p>
          </table:table-cell>
          <table:table-cell/>
          <table:table-cell table:style-name="ce11" table:formula="of:=[.I33]/([.H33]-15)*100" office:value-type="float" office:value="88.3040935672515" calcext:value-type="float">
            <text:p>88.3</text:p>
          </table:table-cell>
          <table:table-cell table:style-name="ce11" table:formula="of:=([.I33]/([.H33]-15)*256)" office:value-type="float" office:value="226.058479532164" calcext:value-type="float">
            <text:p>226.1</text:p>
          </table:table-cell>
          <table:table-cell table:formula="of:=[.S33]" office:value-type="float" office:value="59" calcext:value-type="float">
            <text:p>59</text:p>
          </table:table-cell>
          <table:table-cell/>
          <table:table-cell table:style-name="ce11" table:formula="of:=[.AE33]*[.AE33]*0.02537-14.04*[.AE33]+1936" office:value-type="float" office:value="58.6077529605693" calcext:value-type="float">
            <text:p>58.6</text:p>
          </table:table-cell>
          <table:table-cell table:style-name="ce11" table:formula="of:=[.AH33]-[.AF33]" office:value-type="float" office:value="-0.392247039430686" calcext:value-type="float">
            <text:p>-0.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table:formula="of:=[.B34]-[.A34]"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[.D34]-[.C34]"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4]-[.A34]"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table:formula="of:=[.J34]-[.I34]" office:value-type="float" office:value="-4" calcext:value-type="float">
            <text:p>-4</text:p>
          </table:table-cell>
          <table:table-cell table:formula="of:=[.K34]-[.I34]" office:value-type="float" office:value="0" calcext:value-type="float">
            <text:p>0</text:p>
          </table:table-cell>
          <table:table-cell table:formula="of:=[.K34]-[.J34]"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style-name="ce4" table:formula="of:=[.P34]-[.S34]" office:value-type="float" office:value="21" calcext:value-type="float">
            <text:p>21</text:p>
          </table:table-cell>
          <table:table-cell/>
          <table:table-cell table:formula="of:=[.I34]/[.H34]*100" office:value-type="float" office:value="78.494623655914" calcext:value-type="float">
            <text:p>78.5</text:p>
          </table:table-cell>
          <table:table-cell table:formula="of:=[.I34]/[.H34]*256" office:value-type="float" office:value="200.94623655914" calcext:value-type="float">
            <text:p>200.9</text:p>
          </table:table-cell>
          <table:table-cell table:formula="of:=[.S34]" office:value-type="float" office:value="80" calcext:value-type="float">
            <text:p>80</text:p>
          </table:table-cell>
          <table:table-cell/>
          <table:table-cell table:formula="of:=[.X34]*[.X34]*0.0245-12.95*[.X34]+1693" office:value-type="float" office:value="80.0412912475433" calcext:value-type="float">
            <text:p>80.0</text:p>
          </table:table-cell>
          <table:table-cell table:formula="of:=[.AA34]-[.Y34]" office:value-type="float" office:value="0.0412912475433132" calcext:value-type="float">
            <text:p>0.0</text:p>
          </table:table-cell>
          <table:table-cell/>
          <table:table-cell table:style-name="ce11" table:formula="of:=[.I34]/([.H34]-15)*100" office:value-type="float" office:value="85.3801169590643" calcext:value-type="float">
            <text:p>85.4</text:p>
          </table:table-cell>
          <table:table-cell table:style-name="ce11" table:formula="of:=([.I34]/([.H34]-15)*256)" office:value-type="float" office:value="218.573099415205" calcext:value-type="float">
            <text:p>218.6</text:p>
          </table:table-cell>
          <table:table-cell table:formula="of:=[.S34]" office:value-type="float" office:value="80" calcext:value-type="float">
            <text:p>80</text:p>
          </table:table-cell>
          <table:table-cell/>
          <table:table-cell table:style-name="ce11" table:formula="of:=[.AE34]*[.AE34]*0.02537-14.04*[.AE34]+1936" office:value-type="float" office:value="79.2651328312986" calcext:value-type="float">
            <text:p>79.3</text:p>
          </table:table-cell>
          <table:table-cell table:style-name="ce11" table:formula="of:=[.AH34]-[.AF34]" office:value-type="float" office:value="-0.734867168701385" calcext:value-type="float">
            <text:p>-0.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table:formula="of:=[.B35]-[.A35]"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table:formula="of:=[.D35]-[.C35]"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5]-[.A35]"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formula="of:=[.J35]-[.I35]" office:value-type="float" office:value="-3" calcext:value-type="float">
            <text:p>-3</text:p>
          </table:table-cell>
          <table:table-cell table:formula="of:=[.K35]-[.I35]" office:value-type="float" office:value="-1" calcext:value-type="float">
            <text:p>-1</text:p>
          </table:table-cell>
          <table:table-cell table:formula="of:=[.K35]-[.J35]"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table:formula="of:=[.P35]-[.S35]" office:value-type="float" office:value="18" calcext:value-type="float">
            <text:p>18</text:p>
          </table:table-cell>
          <table:table-cell/>
          <table:table-cell table:formula="of:=[.I35]/[.H35]*100" office:value-type="float" office:value="75.8064516129032" calcext:value-type="float">
            <text:p>75.8</text:p>
          </table:table-cell>
          <table:table-cell table:formula="of:=[.I35]/[.H35]*256" office:value-type="float" office:value="194.064516129032" calcext:value-type="float">
            <text:p>194.1</text:p>
          </table:table-cell>
          <table:table-cell table:formula="of:=[.S35]" office:value-type="float" office:value="105" calcext:value-type="float">
            <text:p>105</text:p>
          </table:table-cell>
          <table:table-cell/>
          <table:table-cell table:formula="of:=[.X35]*[.X35]*0.0245-12.95*[.X35]+1693" office:value-type="float" office:value="102.55990842872" calcext:value-type="float">
            <text:p>102.6</text:p>
          </table:table-cell>
          <table:table-cell table:formula="of:=[.AA35]-[.Y35]" office:value-type="float" office:value="-2.44009157127971" calcext:value-type="float">
            <text:p>-2.4</text:p>
          </table:table-cell>
          <table:table-cell/>
          <table:table-cell table:style-name="ce11" table:formula="of:=[.I35]/([.H35]-15)*100" office:value-type="float" office:value="82.4561403508772" calcext:value-type="float">
            <text:p>82.5</text:p>
          </table:table-cell>
          <table:table-cell table:style-name="ce11" table:formula="of:=([.I35]/([.H35]-15)*256)" office:value-type="float" office:value="211.087719298246" calcext:value-type="float">
            <text:p>211.1</text:p>
          </table:table-cell>
          <table:table-cell table:formula="of:=[.S35]" office:value-type="float" office:value="105" calcext:value-type="float">
            <text:p>105</text:p>
          </table:table-cell>
          <table:table-cell/>
          <table:table-cell table:style-name="ce11" table:formula="of:=[.AE35]*[.AE35]*0.02537-14.04*[.AE35]+1936" office:value-type="float" office:value="102.765521354263" calcext:value-type="float">
            <text:p>102.8</text:p>
          </table:table-cell>
          <table:table-cell table:style-name="ce11" table:formula="of:=[.AH35]-[.AF35]" office:value-type="float" office:value="-2.234478645737" calcext:value-type="float">
            <text:p>-2.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table:formula="of:=[.B36]-[.A36]"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D36]-[.C36]"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6]-[.A36]"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formula="of:=[.J36]-[.I36]" office:value-type="float" office:value="-4" calcext:value-type="float">
            <text:p>-4</text:p>
          </table:table-cell>
          <table:table-cell table:formula="of:=[.K36]-[.I36]" office:value-type="float" office:value="-1" calcext:value-type="float">
            <text:p>-1</text:p>
          </table:table-cell>
          <table:table-cell table:formula="of:=[.K36]-[.J36]" office:value-type="float" office:value="3" calcext:value-type="float">
            <text:p>3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0" calcext:value-type="float">
            <text:p>130</text:p>
          </table:table-cell>
          <table:table-cell table:style-name="ce4"/>
          <table:table-cell table:style-name="ce4" table:formula="of:=[.P36]-[.S36]" office:value-type="float" office:value="19" calcext:value-type="float">
            <text:p>19</text:p>
          </table:table-cell>
          <table:table-cell/>
          <table:table-cell table:formula="of:=[.I36]/[.H36]*100" office:value-type="float" office:value="73.1182795698925" calcext:value-type="float">
            <text:p>73.1</text:p>
          </table:table-cell>
          <table:table-cell table:formula="of:=[.I36]/[.H36]*256" office:value-type="float" office:value="187.182795698925" calcext:value-type="float">
            <text:p>187.2</text:p>
          </table:table-cell>
          <table:table-cell table:formula="of:=[.S36]" office:value-type="float" office:value="130" calcext:value-type="float">
            <text:p>130</text:p>
          </table:table-cell>
          <table:table-cell/>
          <table:table-cell table:formula="of:=[.X36]*[.X36]*0.0245-12.95*[.X36]+1693" office:value-type="float" office:value="127.399071337727" calcext:value-type="float">
            <text:p>127.4</text:p>
          </table:table-cell>
          <table:table-cell table:formula="of:=[.AA36]-[.Y36]" office:value-type="float" office:value="-2.60092866227296" calcext:value-type="float">
            <text:p>-2.6</text:p>
          </table:table-cell>
          <table:table-cell/>
          <table:table-cell table:style-name="ce11" table:formula="of:=[.I36]/([.H36]-15)*100" office:value-type="float" office:value="79.5321637426901" calcext:value-type="float">
            <text:p>79.5</text:p>
          </table:table-cell>
          <table:table-cell table:style-name="ce11" table:formula="of:=([.I36]/([.H36]-15)*256)" office:value-type="float" office:value="203.602339181287" calcext:value-type="float">
            <text:p>203.6</text:p>
          </table:table-cell>
          <table:table-cell table:formula="of:=[.S36]" office:value-type="float" office:value="130" calcext:value-type="float">
            <text:p>130</text:p>
          </table:table-cell>
          <table:table-cell/>
          <table:table-cell table:style-name="ce11" table:formula="of:=[.AE36]*[.AE36]*0.02537-14.04*[.AE36]+1936" office:value-type="float" office:value="129.108918529462" calcext:value-type="float">
            <text:p>129.1</text:p>
          </table:table-cell>
          <table:table-cell table:style-name="ce11" table:formula="of:=[.AH36]-[.AF36]" office:value-type="float" office:value="-0.891081470537984" calcext:value-type="float">
            <text:p>-0.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table:formula="of:=[.B37]-[.A37]"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formula="of:=[.D37]-[.C37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7]-[.A37]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[.J37]-[.I37]" office:value-type="float" office:value="-3" calcext:value-type="float">
            <text:p>-3</text:p>
          </table:table-cell>
          <table:table-cell table:formula="of:=[.K37]-[.I37]" office:value-type="float" office:value="-2" calcext:value-type="float">
            <text:p>-2</text:p>
          </table:table-cell>
          <table:table-cell table:formula="of:=[.K37]-[.J37]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table:formula="of:=[.P37]-[.S37]" office:value-type="float" office:value="20" calcext:value-type="float">
            <text:p>20</text:p>
          </table:table-cell>
          <table:table-cell/>
          <table:table-cell table:formula="of:=[.I37]/[.H37]*100" office:value-type="float" office:value="70.4301075268817" calcext:value-type="float">
            <text:p>70.4</text:p>
          </table:table-cell>
          <table:table-cell table:formula="of:=[.I37]/[.H37]*256" office:value-type="float" office:value="180.301075268817" calcext:value-type="float">
            <text:p>180.3</text:p>
          </table:table-cell>
          <table:table-cell table:formula="of:=[.S37]" office:value-type="float" office:value="155" calcext:value-type="float">
            <text:p>155</text:p>
          </table:table-cell>
          <table:table-cell/>
          <table:table-cell table:formula="of:=[.X37]*[.X37]*0.0245-12.95*[.X37]+1693" office:value-type="float" office:value="154.558779974564" calcext:value-type="float">
            <text:p>154.6</text:p>
          </table:table-cell>
          <table:table-cell table:formula="of:=[.AA37]-[.Y37]" office:value-type="float" office:value="-0.441220025436451" calcext:value-type="float">
            <text:p>-0.4</text:p>
          </table:table-cell>
          <table:table-cell/>
          <table:table-cell table:style-name="ce11" table:formula="of:=[.I37]/([.H37]-15)*100" office:value-type="float" office:value="76.6081871345029" calcext:value-type="float">
            <text:p>76.6</text:p>
          </table:table-cell>
          <table:table-cell table:style-name="ce11" table:formula="of:=([.I37]/([.H37]-15)*256)" office:value-type="float" office:value="196.116959064328" calcext:value-type="float">
            <text:p>196.1</text:p>
          </table:table-cell>
          <table:table-cell table:formula="of:=[.S37]" office:value-type="float" office:value="155" calcext:value-type="float">
            <text:p>155</text:p>
          </table:table-cell>
          <table:table-cell/>
          <table:table-cell table:style-name="ce11" table:formula="of:=[.AE37]*[.AE37]*0.02537-14.04*[.AE37]+1936" office:value-type="float" office:value="158.295324356896" calcext:value-type="float">
            <text:p>158.3</text:p>
          </table:table-cell>
          <table:table-cell table:style-name="ce11" table:formula="of:=[.AH37]-[.AF37]" office:value-type="float" office:value="3.29532435689634" calcext:value-type="float">
            <text:p>3.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table:formula="of:=[.B38]-[.A38]"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table:formula="of:=[.D38]-[.C38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8]-[.A38]"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formula="of:=[.J38]-[.I38]" office:value-type="float" office:value="-3" calcext:value-type="float">
            <text:p>-3</text:p>
          </table:table-cell>
          <table:table-cell table:formula="of:=[.K38]-[.I38]" office:value-type="float" office:value="-2" calcext:value-type="float">
            <text:p>-2</text:p>
          </table:table-cell>
          <table:table-cell table:formula="of:=[.K38]-[.J38]" office:value-type="float" office:value="1" calcext:value-type="float">
            <text:p>1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4" table:formula="of:=[.P38]-[.S38]" office:value-type="float" office:value="18" calcext:value-type="float">
            <text:p>18</text:p>
          </table:table-cell>
          <table:table-cell/>
          <table:table-cell table:formula="of:=[.I38]/[.H38]*100" office:value-type="float" office:value="67.741935483871" calcext:value-type="float">
            <text:p>67.7</text:p>
          </table:table-cell>
          <table:table-cell table:formula="of:=[.I38]/[.H38]*256" office:value-type="float" office:value="173.41935483871" calcext:value-type="float">
            <text:p>173.4</text:p>
          </table:table-cell>
          <table:table-cell table:formula="of:=[.S38]" office:value-type="float" office:value="185" calcext:value-type="float">
            <text:p>185</text:p>
          </table:table-cell>
          <table:table-cell/>
          <table:table-cell table:formula="of:=[.X38]*[.X38]*0.0245-12.95*[.X38]+1693" office:value-type="float" office:value="184.03903433923" calcext:value-type="float">
            <text:p>184.0</text:p>
          </table:table-cell>
          <table:table-cell table:formula="of:=[.AA38]-[.Y38]" office:value-type="float" office:value="-0.960965660769944" calcext:value-type="float">
            <text:p>-1.0</text:p>
          </table:table-cell>
          <table:table-cell/>
          <table:table-cell table:style-name="ce11" table:formula="of:=[.I38]/([.H38]-15)*100" office:value-type="float" office:value="73.6842105263158" calcext:value-type="float">
            <text:p>73.7</text:p>
          </table:table-cell>
          <table:table-cell table:style-name="ce11" table:formula="of:=([.I38]/([.H38]-15)*256)" office:value-type="float" office:value="188.631578947368" calcext:value-type="float">
            <text:p>188.6</text:p>
          </table:table-cell>
          <table:table-cell table:formula="of:=[.S38]" office:value-type="float" office:value="185" calcext:value-type="float">
            <text:p>185</text:p>
          </table:table-cell>
          <table:table-cell/>
          <table:table-cell table:style-name="ce11" table:formula="of:=[.AE38]*[.AE38]*0.02537-14.04*[.AE38]+1936" office:value-type="float" office:value="190.324738836565" calcext:value-type="float">
            <text:p>190.3</text:p>
          </table:table-cell>
          <table:table-cell table:style-name="ce11" table:formula="of:=[.AH38]-[.AF38]" office:value-type="float" office:value="5.32473883656508" calcext:value-type="float">
            <text:p>5.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" calcext:value-type="float">
            <text:p>233</text:p>
          </table:table-cell>
          <table:table-cell table:formula="of:=[.B39]-[.A39]"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D39]-[.C39]"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9]-[.A39]"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table:formula="of:=[.P39]-[.S39]" office:value-type="float" office:value="20" calcext:value-type="float">
            <text:p>20</text:p>
          </table:table-cell>
          <table:table-cell/>
          <table:table-cell table:formula="of:=[.I39]/[.H39]*100" office:value-type="float" office:value="65.0537634408602" calcext:value-type="float">
            <text:p>65.1</text:p>
          </table:table-cell>
          <table:table-cell table:formula="of:=[.I39]/[.H39]*256" office:value-type="float" office:value="166.537634408602" calcext:value-type="float">
            <text:p>166.5</text:p>
          </table:table-cell>
          <table:table-cell table:formula="of:=[.S39]" office:value-type="float" office:value="215" calcext:value-type="float">
            <text:p>215</text:p>
          </table:table-cell>
          <table:table-cell/>
          <table:table-cell table:formula="of:=[.X39]*[.X39]*0.0245-12.95*[.X39]+1693" office:value-type="float" office:value="215.839834431726" calcext:value-type="float">
            <text:p>215.8</text:p>
          </table:table-cell>
          <table:table-cell table:formula="of:=[.AA39]-[.Y39]" office:value-type="float" office:value="0.839834431726331" calcext:value-type="float">
            <text:p>0.8</text:p>
          </table:table-cell>
          <table:table-cell/>
          <table:table-cell table:style-name="ce11" table:formula="of:=[.I39]/([.H39]-15)*100" office:value-type="float" office:value="70.7602339181287" calcext:value-type="float">
            <text:p>70.8</text:p>
          </table:table-cell>
          <table:table-cell table:style-name="ce11" table:formula="of:=([.I39]/([.H39]-15)*256)" office:value-type="float" office:value="181.146198830409" calcext:value-type="float">
            <text:p>181.1</text:p>
          </table:table-cell>
          <table:table-cell table:formula="of:=[.S39]" office:value-type="float" office:value="215" calcext:value-type="float">
            <text:p>215</text:p>
          </table:table-cell>
          <table:table-cell/>
          <table:table-cell table:style-name="ce11" table:formula="of:=[.AE39]*[.AE39]*0.02537-14.04*[.AE39]+1936" office:value-type="float" office:value="225.197161968469" calcext:value-type="float">
            <text:p>225.2</text:p>
          </table:table-cell>
          <table:table-cell table:style-name="ce11" table:formula="of:=[.AH39]-[.AF39]" office:value-type="float" office:value="10.1971619684691" calcext:value-type="float">
            <text:p>10.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5" calcext:value-type="float">
            <text:p>255</text:p>
          </table:table-cell>
          <table:table-cell table:style-name="ce4" table:number-columns-repeated="2"/>
          <table:table-cell/>
          <table:table-cell table:formula="of:=[.I40]/[.H40]*100" office:value-type="float" office:value="63.9784946236559" calcext:value-type="float">
            <text:p>64.0</text:p>
          </table:table-cell>
          <table:table-cell table:formula="of:=[.I40]/[.H40]*256" office:value-type="float" office:value="163.784946236559" calcext:value-type="float">
            <text:p>163.8</text:p>
          </table:table-cell>
          <table:table-cell table:formula="of:=[.S40]" office:value-type="float" office:value="255" calcext:value-type="float">
            <text:p>255</text:p>
          </table:table-cell>
          <table:table-cell table:number-columns-repeated="4"/>
          <table:table-cell table:style-name="ce11" table:formula="of:=[.I40]/([.H40]-15)*100" office:value-type="float" office:value="69.5906432748538" calcext:value-type="float">
            <text:p>69.6</text:p>
          </table:table-cell>
          <table:table-cell table:style-name="ce11" table:formula="of:=([.I40]/([.H40]-15)*256)" office:value-type="float" office:value="178.152046783626" calcext:value-type="float">
            <text:p>178.2</text:p>
          </table:table-cell>
          <table:table-cell table:formula="of:=[.S40]" office:value-type="float" office:value="255" calcext:value-type="float">
            <text:p>255</text:p>
          </table:table-cell>
          <table:table-cell/>
          <table:table-cell table:style-name="ce11" table:formula="of:=[.AE40]*[.AE40]*0.02537-14.04*[.AE40]+1936" office:value-type="float" office:value="239.942173643856" calcext:value-type="float">
            <text:p>239.9</text:p>
          </table:table-cell>
          <table:table-cell table:style-name="ce11" table:formula="of:=[.AH40]-[.AF40]" office:value-type="float" office:value="-15.0578263561436" calcext:value-type="float">
            <text:p>-15.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formula="of:=[.B41]-[.A41]"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table:formula="of:=[.D41]-[.C41]"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1]-[.A41]" office:value-type="float" office:value="116" calcext:value-type="float">
            <text:p>116</text:p>
          </table:table-cell>
          <table:table-cell table:number-columns-repeated="2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table:formula="of:=[.B42]-[.A42]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[.D42]-[.C42]"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2]-[.A42]" office:value-type="float" office:value="111" calcext:value-type="float">
            <text:p>111</text:p>
          </table:table-cell>
          <table:table-cell table:number-columns-repeated="25"/>
          <table:table-cell office:value-type="string" calcext:value-type="string">
            <text:p>VpackActual</text:p>
          </table:table-cell>
          <table:table-cell office:value-type="string" calcext:value-type="string">
            <text:p>V(OBDII)</text:p>
            <text:p> with 0 MCMe</text:p>
            <text:p>PWM Count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table:formula="of:=[.B43]-[.A43]"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[.D43]-[.C43]"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3]-[.A43]" office:value-type="float" office:value="106" calcext:value-type="float">
            <text:p>106</text:p>
          </table:table-cell>
          <table:table-cell table:number-columns-repeated="17"/>
          <table:table-cell office:value-type="string" calcext:value-type="string">
            <text:p>MCMe PWM (counts)</text:p>
          </table:table-cell>
          <table:table-cell table:number-columns-repeated="2"/>
          <table:table-cell table:style-name="ce11" office:value-type="string" calcext:value-type="string">
            <text:p>MCMe PWM (counts)</text:p>
          </table:table-cell>
          <table:table-cell table:style-name="ce11"/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table:formula="of:=[.B44]-[.A44]"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formula="of:=[.D44]-[.C44]"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4]-[.A44]" office:value-type="float" office:value="101" calcext:value-type="float">
            <text:p>101</text:p>
          </table:table-cell>
          <table:table-cell table:number-columns-repeated="13"/>
          <table:table-cell office:value-type="string" calcext:value-type="string">
            <text:p>Percent</text:p>
          </table:table-cell>
          <table:table-cell office:value-type="string" calcext:value-type="string">
            <text:p>binaryPercent8b</text:p>
          </table:table-cell>
          <table:table-cell table:number-columns-repeated="2"/>
          <table:table-cell table:style-name="ce12" office:value-type="string" calcext:value-type="string">
            <text:p>digitalMath</text:p>
          </table:table-cell>
          <table:table-cell table:style-name="Default"/>
          <table:table-cell/>
          <table:table-cell table:number-columns-repeated="2" table:style-name="ce12" office:value-type="string" calcext:value-type="string">
            <text:p>digitalMat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table:formula="of:=[.B45]-[.A45]"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[.D45]-[.C45]" office:value-type="float" office:value="12" calcext:value-type="float">
            <text:p>1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5]-[.A45]" office:value-type="float" office:value="96" calcext:value-type="float">
            <text:p>96</text:p>
          </table:table-cell>
          <table:table-cell table:number-columns-repeated="13"/>
          <table:table-cell table:formula="of:=[.X45]/256*100" office:value-type="float" office:value="100" calcext:value-type="float">
            <text:p>100.0</text:p>
          </table:table-cell>
          <table:table-cell table:style-name="ce12" office:value-type="float" office:value="256" calcext:value-type="float">
            <text:p>256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" calcext:value-type="float">
            <text:p>233</text:p>
          </table:table-cell>
          <table:table-cell table:formula="of:=[.B46]-[.A46]"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formula="of:=[.D46]-[.C46]" office:value-type="float" office:value="17" calcext:value-type="float">
            <text:p>1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6]-[.A46]" office:value-type="float" office:value="91" calcext:value-type="float">
            <text:p>91</text:p>
          </table:table-cell>
          <table:table-cell table:number-columns-repeated="13"/>
          <table:table-cell table:formula="of:=[.X46]/256*100" office:value-type="float" office:value="99.609375" calcext:value-type="float">
            <text:p>99.6</text:p>
          </table:table-cell>
          <table:table-cell table:style-name="ce12" office:value-type="float" office:value="255" calcext:value-type="float">
            <text:p>255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7]/256*100" office:value-type="float" office:value="99.21875" calcext:value-type="float">
            <text:p>99.2</text:p>
          </table:table-cell>
          <table:table-cell table:style-name="ce12" office:value-type="float" office:value="254" calcext:value-type="float">
            <text:p>254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8]/256*100" office:value-type="float" office:value="98.828125" calcext:value-type="float">
            <text:p>98.8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49]/256*100" office:value-type="float" office:value="98.4375" calcext:value-type="float">
            <text:p>98.4</text:p>
          </table:table-cell>
          <table:table-cell table:style-name="ce12" office:value-type="float" office:value="252" calcext:value-type="float">
            <text:p>25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0]/256*100" office:value-type="float" office:value="98.046875" calcext:value-type="float">
            <text:p>98.0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1]/256*100" office:value-type="float" office:value="97.65625" calcext:value-type="float">
            <text:p>97.7</text:p>
          </table:table-cell>
          <table:table-cell table:style-name="ce12" office:value-type="float" office:value="250" calcext:value-type="float">
            <text:p>250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2]/256*100" office:value-type="float" office:value="97.265625" calcext:value-type="float">
            <text:p>97.3</text:p>
          </table:table-cell>
          <table:table-cell table:style-name="ce12" office:value-type="float" office:value="249" calcext:value-type="float">
            <text:p>249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3]/256*100" office:value-type="float" office:value="96.875" calcext:value-type="float">
            <text:p>96.9</text:p>
          </table:table-cell>
          <table:table-cell table:style-name="ce12" office:value-type="float" office:value="248" calcext:value-type="float">
            <text:p>248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4]/256*100" office:value-type="float" office:value="96.484375" calcext:value-type="float">
            <text:p>96.5</text:p>
          </table:table-cell>
          <table:table-cell table:style-name="ce12" office:value-type="float" office:value="247" calcext:value-type="float">
            <text:p>247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5]/256*100" office:value-type="float" office:value="96.09375" calcext:value-type="float">
            <text:p>96.1</text:p>
          </table:table-cell>
          <table:table-cell table:style-name="ce12" office:value-type="float" office:value="246" calcext:value-type="float">
            <text:p>246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6]/256*100" office:value-type="float" office:value="95.703125" calcext:value-type="float">
            <text:p>95.7</text:p>
          </table:table-cell>
          <table:table-cell table:style-name="ce12" office:value-type="float" office:value="245" calcext:value-type="float">
            <text:p>245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7]/256*100" office:value-type="float" office:value="95.3125" calcext:value-type="float">
            <text:p>95.3</text:p>
          </table:table-cell>
          <table:table-cell table:style-name="ce12" office:value-type="float" office:value="244" calcext:value-type="float">
            <text:p>244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8]/256*100" office:value-type="float" office:value="94.921875" calcext:value-type="float">
            <text:p>94.9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59]/256*100" office:value-type="float" office:value="94.53125" calcext:value-type="float">
            <text:p>94.5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0]/256*100" office:value-type="float" office:value="94.140625" calcext:value-type="float">
            <text:p>94.1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2"/>
          <table:table-cell table:style-name="ce13" table:formula="of:=ROUND([.X60]*[.X60]*0.030016-15.26981*[.X60]+1935.95)" office:value-type="float" office:value="-1" calcext:value-type="float">
            <text:p>-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1]/256*100" office:value-type="float" office:value="93.75" calcext:value-type="float">
            <text:p>93.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2"/>
          <table:table-cell table:style-name="ce12" table:formula="of:=ROUND([.X61]*[.X61]*0.030016-15.26981*[.X61]+1935.95)" office:value-type="float" office:value="0" calcext:value-type="float">
            <text:p>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2]/256*100" office:value-type="float" office:value="93.359375" calcext:value-type="float">
            <text:p>93.4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/>
          <table:table-cell table:style-name="ce12" table:formula="of:=ROUND([.X62]*[.X62]*0.030016-15.26981*[.X62]+1935.95)" office:value-type="float" office:value="1" calcext:value-type="float">
            <text:p>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3]/256*100" office:value-type="float" office:value="92.96875" calcext:value-type="float">
            <text:p>93.0</text:p>
          </table:table-cell>
          <table:table-cell table:style-name="ce12" office:value-type="float" office:value="238" calcext:value-type="float">
            <text:p>238</text:p>
          </table:table-cell>
          <table:table-cell table:number-columns-repeated="2"/>
          <table:table-cell table:style-name="ce12" table:formula="of:=ROUND([.X63]*[.X63]*0.030016-15.26981*[.X63]+1935.95)" office:value-type="float" office:value="2" calcext:value-type="float">
            <text:p>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4]/256*100" office:value-type="float" office:value="92.578125" calcext:value-type="float">
            <text:p>92.6</text:p>
          </table:table-cell>
          <table:table-cell table:style-name="ce12" office:value-type="float" office:value="237" calcext:value-type="float">
            <text:p>237</text:p>
          </table:table-cell>
          <table:table-cell table:number-columns-repeated="2"/>
          <table:table-cell table:style-name="ce12" table:formula="of:=ROUND([.X64]*[.X64]*0.030016-15.26981*[.X64]+1935.95)" office:value-type="float" office:value="3" calcext:value-type="float">
            <text:p>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5]/256*100" office:value-type="float" office:value="92.1875" calcext:value-type="float">
            <text:p>92.2</text:p>
          </table:table-cell>
          <table:table-cell table:style-name="ce12" office:value-type="float" office:value="236" calcext:value-type="float">
            <text:p>236</text:p>
          </table:table-cell>
          <table:table-cell table:number-columns-repeated="2"/>
          <table:table-cell table:style-name="ce12" table:formula="of:=ROUND([.X65]*[.X65]*0.030016-15.26981*[.X65]+1935.95)" office:value-type="float" office:value="4" calcext:value-type="float">
            <text:p>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6]/256*100" office:value-type="float" office:value="91.796875" calcext:value-type="float">
            <text:p>91.8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2"/>
          <table:table-cell table:style-name="ce12" table:formula="of:=ROUND([.X66]*[.X66]*0.030016-15.26981*[.X66]+1935.95)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7]/256*100" office:value-type="float" office:value="91.40625" calcext:value-type="float">
            <text:p>91.4</text:p>
          </table:table-cell>
          <table:table-cell table:style-name="ce12" office:value-type="float" office:value="234" calcext:value-type="float">
            <text:p>234</text:p>
          </table:table-cell>
          <table:table-cell table:number-columns-repeated="2"/>
          <table:table-cell table:style-name="ce12" table:formula="of:=ROUND([.X67]*[.X67]*0.030016-15.26981*[.X67]+1935.95)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8]/256*100" office:value-type="float" office:value="91.015625" calcext:value-type="float">
            <text:p>91.0</text:p>
          </table:table-cell>
          <table:table-cell table:style-name="ce12" office:value-type="float" office:value="233" calcext:value-type="float">
            <text:p>233</text:p>
          </table:table-cell>
          <table:table-cell table:number-columns-repeated="2"/>
          <table:table-cell table:style-name="ce12" table:formula="of:=ROUND([.X68]*[.X68]*0.030016-15.26981*[.X68]+1935.95)" office:value-type="float" office:value="8" calcext:value-type="float">
            <text:p>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69]/256*100" office:value-type="float" office:value="90.625" calcext:value-type="float">
            <text:p>90.6</text:p>
          </table:table-cell>
          <table:table-cell table:style-name="ce12" office:value-type="float" office:value="232" calcext:value-type="float">
            <text:p>232</text:p>
          </table:table-cell>
          <table:table-cell table:number-columns-repeated="2"/>
          <table:table-cell table:style-name="ce12" table:formula="of:=ROUND([.X69]*[.X69]*0.030016-15.26981*[.X69]+1935.95)" office:value-type="float" office:value="9" calcext:value-type="float">
            <text:p>9</text:p>
          </table:table-cell>
          <table:table-cell table:style-name="Default"/>
          <table:table-cell table:number-columns-repeated="5"/>
          <table:table-cell office:value-type="string" calcext:value-type="string">
            <text:p>VpackActual</text:p>
          </table:table-cell>
          <table:table-cell office:value-type="string" calcext:value-type="string">
            <text:p>Vspoof(max)</text:p>
          </table:table-cell>
          <table:table-cell/>
        </table:table-row>
        <table:table-row table:style-name="ro1">
          <table:table-cell table:number-columns-repeated="22"/>
          <table:table-cell table:formula="of:=[.X70]/256*100" office:value-type="float" office:value="90.234375" calcext:value-type="float">
            <text:p>90.2</text:p>
          </table:table-cell>
          <table:table-cell table:style-name="ce12" office:value-type="float" office:value="231" calcext:value-type="float">
            <text:p>231</text:p>
          </table:table-cell>
          <table:table-cell table:number-columns-repeated="2"/>
          <table:table-cell table:style-name="ce12" table:formula="of:=ROUND([.X70]*[.X70]*0.030016-15.26981*[.X70]+1935.95)" office:value-type="float" office:value="10" calcext:value-type="float">
            <text:p>10</text:p>
          </table:table-cell>
          <table:table-cell table:style-name="Default"/>
          <table:table-cell table:number-columns-repeated="5"/>
          <table:table-cell office:value-type="float" office:value="250" calcext:value-type="float">
            <text:p>250</text:p>
          </table:table-cell>
          <table:table-cell table:formula="of:=[.AH70]*0.897321+4.642857" office:value-type="float" office:value="228.973107" calcext:value-type="float">
            <text:p>228.973107</text:p>
          </table:table-cell>
          <table:table-cell/>
        </table:table-row>
        <table:table-row table:style-name="ro1">
          <table:table-cell table:number-columns-repeated="22"/>
          <table:table-cell table:formula="of:=[.X71]/256*100" office:value-type="float" office:value="89.84375" calcext:value-type="float">
            <text:p>89.8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2"/>
          <table:table-cell table:style-name="ce12" table:formula="of:=ROUND([.X71]*[.X71]*0.030016-15.26981*[.X71]+1935.95)" office:value-type="float" office:value="12" calcext:value-type="float">
            <text:p>12</text:p>
          </table:table-cell>
          <table:table-cell table:style-name="Default"/>
          <table:table-cell table:number-columns-repeated="5"/>
          <table:table-cell office:value-type="float" office:value="240" calcext:value-type="float">
            <text:p>240</text:p>
          </table:table-cell>
          <table:table-cell table:formula="of:=[.AH71]*0.897321+4.642857" office:value-type="float" office:value="219.999897" calcext:value-type="float">
            <text:p>219.999897</text:p>
          </table:table-cell>
          <table:table-cell/>
        </table:table-row>
        <table:table-row table:style-name="ro1">
          <table:table-cell table:number-columns-repeated="22"/>
          <table:table-cell table:formula="of:=[.X72]/256*100" office:value-type="float" office:value="89.453125" calcext:value-type="float">
            <text:p>89.5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2"/>
          <table:table-cell table:style-name="ce12" table:formula="of:=ROUND([.X72]*[.X72]*0.030016-15.26981*[.X72]+1935.95)" office:value-type="float" office:value="13" calcext:value-type="float">
            <text:p>13</text:p>
          </table:table-cell>
          <table:table-cell table:style-name="Default"/>
          <table:table-cell table:number-columns-repeated="5"/>
          <table:table-cell office:value-type="float" office:value="230" calcext:value-type="float">
            <text:p>230</text:p>
          </table:table-cell>
          <table:table-cell table:formula="of:=[.AH72]*0.897321+4.642857" office:value-type="float" office:value="211.026687" calcext:value-type="float">
            <text:p>211.026687</text:p>
          </table:table-cell>
          <table:table-cell/>
        </table:table-row>
        <table:table-row table:style-name="ro1">
          <table:table-cell table:number-columns-repeated="22"/>
          <table:table-cell table:formula="of:=[.X73]/256*100" office:value-type="float" office:value="89.0625" calcext:value-type="float">
            <text:p>89.1</text:p>
          </table:table-cell>
          <table:table-cell table:style-name="ce12" office:value-type="float" office:value="228" calcext:value-type="float">
            <text:p>228</text:p>
          </table:table-cell>
          <table:table-cell table:number-columns-repeated="2"/>
          <table:table-cell table:style-name="ce12" table:formula="of:=ROUND([.X73]*[.X73]*0.030016-15.26981*[.X73]+1935.95)" office:value-type="float" office:value="15" calcext:value-type="float">
            <text:p>15</text:p>
          </table:table-cell>
          <table:table-cell table:style-name="Default"/>
          <table:table-cell table:number-columns-repeated="5"/>
          <table:table-cell office:value-type="float" office:value="220" calcext:value-type="float">
            <text:p>220</text:p>
          </table:table-cell>
          <table:table-cell table:formula="of:=[.AH73]*0.897321+4.642857" office:value-type="float" office:value="202.053477" calcext:value-type="float">
            <text:p>202.053477</text:p>
          </table:table-cell>
          <table:table-cell/>
        </table:table-row>
        <table:table-row table:style-name="ro1">
          <table:table-cell table:number-columns-repeated="22"/>
          <table:table-cell table:formula="of:=[.X74]/256*100" office:value-type="float" office:value="88.671875" calcext:value-type="float">
            <text:p>88.7</text:p>
          </table:table-cell>
          <table:table-cell table:style-name="ce12" office:value-type="float" office:value="227" calcext:value-type="float">
            <text:p>227</text:p>
          </table:table-cell>
          <table:table-cell table:number-columns-repeated="2"/>
          <table:table-cell table:style-name="ce12" table:formula="of:=ROUND([.X74]*[.X74]*0.030016-15.26981*[.X74]+1935.95)" office:value-type="float" office:value="16" calcext:value-type="float">
            <text:p>16</text:p>
          </table:table-cell>
          <table:table-cell table:style-name="Default"/>
          <table:table-cell table:number-columns-repeated="5"/>
          <table:table-cell office:value-type="float" office:value="210" calcext:value-type="float">
            <text:p>210</text:p>
          </table:table-cell>
          <table:table-cell table:formula="of:=[.AH74]*0.897321+4.642857" office:value-type="float" office:value="193.080267" calcext:value-type="float">
            <text:p>193.080267</text:p>
          </table:table-cell>
          <table:table-cell/>
        </table:table-row>
        <table:table-row table:style-name="ro1">
          <table:table-cell table:number-columns-repeated="22"/>
          <table:table-cell table:formula="of:=[.X75]/256*100" office:value-type="float" office:value="88.28125" calcext:value-type="float">
            <text:p>88.3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2"/>
          <table:table-cell table:style-name="ce12" table:formula="of:=ROUND([.X75]*[.X75]*0.030016-15.26981*[.X75]+1935.95)" office:value-type="float" office:value="18" calcext:value-type="float">
            <text:p>18</text:p>
          </table:table-cell>
          <table:table-cell table:style-name="Default"/>
          <table:table-cell table:number-columns-repeated="5"/>
          <table:table-cell office:value-type="float" office:value="200" calcext:value-type="float">
            <text:p>200</text:p>
          </table:table-cell>
          <table:table-cell table:formula="of:=[.AH75]*0.897321+4.642857" office:value-type="float" office:value="184.107057" calcext:value-type="float">
            <text:p>184.107057</text:p>
          </table:table-cell>
          <table:table-cell/>
        </table:table-row>
        <table:table-row table:style-name="ro1">
          <table:table-cell table:number-columns-repeated="22"/>
          <table:table-cell table:formula="of:=[.X76]/256*100" office:value-type="float" office:value="87.890625" calcext:value-type="float">
            <text:p>87.9</text:p>
          </table:table-cell>
          <table:table-cell table:style-name="ce12" office:value-type="float" office:value="225" calcext:value-type="float">
            <text:p>225</text:p>
          </table:table-cell>
          <table:table-cell table:number-columns-repeated="2"/>
          <table:table-cell table:style-name="ce12" table:formula="of:=ROUND([.X76]*[.X76]*0.030016-15.26981*[.X76]+1935.95)" office:value-type="float" office:value="20" calcext:value-type="float">
            <text:p>20</text:p>
          </table:table-cell>
          <table:table-cell table:style-name="Default"/>
          <table:table-cell table:number-columns-repeated="5"/>
          <table:table-cell office:value-type="float" office:value="190" calcext:value-type="float">
            <text:p>190</text:p>
          </table:table-cell>
          <table:table-cell table:formula="of:=[.AH76]*0.897321+4.642857" office:value-type="float" office:value="175.133847" calcext:value-type="float">
            <text:p>175.133847</text:p>
          </table:table-cell>
          <table:table-cell/>
        </table:table-row>
        <table:table-row table:style-name="ro1">
          <table:table-cell table:number-columns-repeated="22"/>
          <table:table-cell table:formula="of:=[.X77]/256*100" office:value-type="float" office:value="87.5" calcext:value-type="float">
            <text:p>87.5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2"/>
          <table:table-cell table:style-name="ce12" table:formula="of:=ROUND([.X77]*[.X77]*0.030016-15.26981*[.X77]+1935.95)" office:value-type="float" office:value="22" calcext:value-type="float">
            <text:p>22</text:p>
          </table:table-cell>
          <table:table-cell table:style-name="Default"/>
          <table:table-cell table:number-columns-repeated="5"/>
          <table:table-cell office:value-type="float" office:value="180" calcext:value-type="float">
            <text:p>180</text:p>
          </table:table-cell>
          <table:table-cell table:formula="of:=[.AH77]*0.897321+4.642857" office:value-type="float" office:value="166.160637" calcext:value-type="float">
            <text:p>166.160637</text:p>
          </table:table-cell>
          <table:table-cell/>
        </table:table-row>
        <table:table-row table:style-name="ro1">
          <table:table-cell table:number-columns-repeated="22"/>
          <table:table-cell table:formula="of:=[.X78]/256*100" office:value-type="float" office:value="87.109375" calcext:value-type="float">
            <text:p>87.1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2"/>
          <table:table-cell table:style-name="ce12" table:formula="of:=ROUND([.X78]*[.X78]*0.030016-15.26981*[.X78]+1935.95)" office:value-type="float" office:value="23" calcext:value-type="float">
            <text:p>23</text:p>
          </table:table-cell>
          <table:table-cell table:style-name="Default"/>
          <table:table-cell table:number-columns-repeated="5"/>
          <table:table-cell office:value-type="float" office:value="170" calcext:value-type="float">
            <text:p>170</text:p>
          </table:table-cell>
          <table:table-cell table:formula="of:=[.AH78]*0.897321+4.642857" office:value-type="float" office:value="157.187427" calcext:value-type="float">
            <text:p>157.187427</text:p>
          </table:table-cell>
          <table:table-cell/>
        </table:table-row>
        <table:table-row table:style-name="ro1">
          <table:table-cell table:number-columns-repeated="22"/>
          <table:table-cell table:formula="of:=[.X79]/256*100" office:value-type="float" office:value="86.71875" calcext:value-type="float">
            <text:p>86.7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2"/>
          <table:table-cell table:style-name="ce12" table:formula="of:=ROUND([.X79]*[.X79]*0.030016-15.26981*[.X79]+1935.95)" office:value-type="float" office:value="25" calcext:value-type="float">
            <text:p>25</text:p>
          </table:table-cell>
          <table:table-cell table:style-name="Default"/>
          <table:table-cell table:number-columns-repeated="5"/>
          <table:table-cell office:value-type="float" office:value="160" calcext:value-type="float">
            <text:p>160</text:p>
          </table:table-cell>
          <table:table-cell table:formula="of:=[.AH79]*0.897321+4.642857" office:value-type="float" office:value="148.214217" calcext:value-type="float">
            <text:p>148.214217</text:p>
          </table:table-cell>
          <table:table-cell/>
        </table:table-row>
        <table:table-row table:style-name="ro1">
          <table:table-cell table:number-columns-repeated="22"/>
          <table:table-cell table:formula="of:=[.X80]/256*100" office:value-type="float" office:value="86.328125" calcext:value-type="float">
            <text:p>86.3</text:p>
          </table:table-cell>
          <table:table-cell table:style-name="ce12" office:value-type="float" office:value="221" calcext:value-type="float">
            <text:p>221</text:p>
          </table:table-cell>
          <table:table-cell table:number-columns-repeated="2"/>
          <table:table-cell table:style-name="ce12" table:formula="of:=ROUND([.X80]*[.X80]*0.030016-15.26981*[.X80]+1935.95)" office:value-type="float" office:value="27" calcext:value-type="float">
            <text:p>27</text:p>
          </table:table-cell>
          <table:table-cell table:style-name="Default"/>
          <table:table-cell table:number-columns-repeated="5"/>
          <table:table-cell office:value-type="float" office:value="150" calcext:value-type="float">
            <text:p>150</text:p>
          </table:table-cell>
          <table:table-cell table:formula="of:=[.AH80]*0.897321+4.642857" office:value-type="float" office:value="139.241007" calcext:value-type="float">
            <text:p>139.241007</text:p>
          </table:table-cell>
          <table:table-cell/>
        </table:table-row>
        <table:table-row table:style-name="ro1">
          <table:table-cell table:number-columns-repeated="22"/>
          <table:table-cell table:formula="of:=[.X81]/256*100" office:value-type="float" office:value="85.9375" calcext:value-type="float">
            <text:p>85.9</text:p>
          </table:table-cell>
          <table:table-cell table:style-name="ce12" office:value-type="float" office:value="220" calcext:value-type="float">
            <text:p>220</text:p>
          </table:table-cell>
          <table:table-cell table:number-columns-repeated="2"/>
          <table:table-cell table:style-name="ce12" table:formula="of:=ROUND([.X81]*[.X81]*0.030016-15.26981*[.X81]+1935.95)" office:value-type="float" office:value="29" calcext:value-type="float">
            <text:p>29</text:p>
          </table:table-cell>
          <table:table-cell table:style-name="Default"/>
          <table:table-cell table:number-columns-repeated="5"/>
          <table:table-cell office:value-type="float" office:value="140" calcext:value-type="float">
            <text:p>140</text:p>
          </table:table-cell>
          <table:table-cell table:formula="of:=[.AH81]*0.897321+4.642857" office:value-type="float" office:value="130.267797" calcext:value-type="float">
            <text:p>130.267797</text:p>
          </table:table-cell>
          <table:table-cell/>
        </table:table-row>
        <table:table-row table:style-name="ro1">
          <table:table-cell table:number-columns-repeated="22"/>
          <table:table-cell table:formula="of:=[.X82]/256*100" office:value-type="float" office:value="85.546875" calcext:value-type="float">
            <text:p>85.5</text:p>
          </table:table-cell>
          <table:table-cell table:style-name="ce12" office:value-type="float" office:value="219" calcext:value-type="float">
            <text:p>219</text:p>
          </table:table-cell>
          <table:table-cell table:number-columns-repeated="2"/>
          <table:table-cell table:style-name="ce12" table:formula="of:=ROUND([.X82]*[.X82]*0.030016-15.26981*[.X82]+1935.95)" office:value-type="float" office:value="31" calcext:value-type="float">
            <text:p>31</text:p>
          </table:table-cell>
          <table:table-cell table:style-name="Default"/>
          <table:table-cell table:number-columns-repeated="5"/>
          <table:table-cell office:value-type="float" office:value="130" calcext:value-type="float">
            <text:p>130</text:p>
          </table:table-cell>
          <table:table-cell table:formula="of:=[.AH82]*0.897321+4.642857" office:value-type="float" office:value="121.294587" calcext:value-type="float">
            <text:p>121.294587</text:p>
          </table:table-cell>
          <table:table-cell/>
        </table:table-row>
        <table:table-row table:style-name="ro1">
          <table:table-cell table:number-columns-repeated="22"/>
          <table:table-cell table:formula="of:=[.X83]/256*100" office:value-type="float" office:value="85.15625" calcext:value-type="float">
            <text:p>85.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2"/>
          <table:table-cell table:style-name="ce12" table:formula="of:=ROUND([.X83]*[.X83]*0.030016-15.26981*[.X83]+1935.95)" office:value-type="float" office:value="34" calcext:value-type="float">
            <text:p>34</text:p>
          </table:table-cell>
          <table:table-cell table:style-name="Default"/>
          <table:table-cell table:number-columns-repeated="5"/>
          <table:table-cell office:value-type="float" office:value="120" calcext:value-type="float">
            <text:p>120</text:p>
          </table:table-cell>
          <table:table-cell table:formula="of:=[.AH83]*0.897321+4.642857" office:value-type="float" office:value="112.321377" calcext:value-type="float">
            <text:p>112.321377</text:p>
          </table:table-cell>
          <table:table-cell/>
        </table:table-row>
        <table:table-row table:style-name="ro1">
          <table:table-cell table:number-columns-repeated="22"/>
          <table:table-cell table:formula="of:=[.X84]/256*100" office:value-type="float" office:value="84.765625" calcext:value-type="float">
            <text:p>84.8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2"/>
          <table:table-cell table:style-name="ce12" table:formula="of:=ROUND([.X84]*[.X84]*0.030016-15.26981*[.X84]+1935.95)" office:value-type="float" office:value="36" calcext:value-type="float">
            <text:p>3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5]/256*100" office:value-type="float" office:value="84.375" calcext:value-type="float">
            <text:p>84.4</text:p>
          </table:table-cell>
          <table:table-cell table:style-name="ce12" office:value-type="float" office:value="216" calcext:value-type="float">
            <text:p>216</text:p>
          </table:table-cell>
          <table:table-cell table:number-columns-repeated="2"/>
          <table:table-cell table:style-name="ce12" table:formula="of:=ROUND([.X85]*[.X85]*0.030016-15.26981*[.X85]+1935.95)" office:value-type="float" office:value="38" calcext:value-type="float">
            <text:p>3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6]/256*100" office:value-type="float" office:value="83.984375" calcext:value-type="float">
            <text:p>84.0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2"/>
          <table:table-cell table:style-name="ce12" table:formula="of:=ROUND([.X86]*[.X86]*0.030016-15.26981*[.X86]+1935.95)" office:value-type="float" office:value="40" calcext:value-type="float">
            <text:p>4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7]/256*100" office:value-type="float" office:value="83.59375" calcext:value-type="float">
            <text:p>83.6</text:p>
          </table:table-cell>
          <table:table-cell table:style-name="ce12" office:value-type="float" office:value="214" calcext:value-type="float">
            <text:p>214</text:p>
          </table:table-cell>
          <table:table-cell table:number-columns-repeated="2"/>
          <table:table-cell table:style-name="ce12" table:formula="of:=ROUND([.X87]*[.X87]*0.030016-15.26981*[.X87]+1935.95)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8]/256*100" office:value-type="float" office:value="83.203125" calcext:value-type="float">
            <text:p>83.2</text:p>
          </table:table-cell>
          <table:table-cell table:style-name="ce12" office:value-type="float" office:value="213" calcext:value-type="float">
            <text:p>213</text:p>
          </table:table-cell>
          <table:table-cell table:number-columns-repeated="2"/>
          <table:table-cell table:style-name="ce12" table:formula="of:=ROUND([.X88]*[.X88]*0.030016-15.26981*[.X88]+1935.95)" office:value-type="float" office:value="45" calcext:value-type="float">
            <text:p>4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89]/256*100" office:value-type="float" office:value="82.8125" calcext:value-type="float">
            <text:p>82.8</text:p>
          </table:table-cell>
          <table:table-cell table:style-name="ce12" office:value-type="float" office:value="212" calcext:value-type="float">
            <text:p>212</text:p>
          </table:table-cell>
          <table:table-cell table:number-columns-repeated="2"/>
          <table:table-cell table:style-name="ce12" table:formula="of:=ROUND([.X89]*[.X89]*0.030016-15.26981*[.X89]+1935.95)" office:value-type="float" office:value="48" calcext:value-type="float">
            <text:p>4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0]/256*100" office:value-type="float" office:value="82.421875" calcext:value-type="float">
            <text:p>82.4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2"/>
          <table:table-cell table:style-name="ce12" table:formula="of:=ROUND([.X90]*[.X90]*0.030016-15.26981*[.X90]+1935.95)" office:value-type="float" office:value="50" calcext:value-type="float">
            <text:p>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1]/256*100" office:value-type="float" office:value="82.03125" calcext:value-type="float">
            <text:p>82.0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2"/>
          <table:table-cell table:style-name="ce12" table:formula="of:=ROUND([.X91]*[.X91]*0.030016-15.26981*[.X91]+1935.95)" office:value-type="float" office:value="53" calcext:value-type="float">
            <text:p>5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2]/256*100" office:value-type="float" office:value="81.640625" calcext:value-type="float">
            <text:p>81.6</text:p>
          </table:table-cell>
          <table:table-cell table:style-name="ce12" office:value-type="float" office:value="209" calcext:value-type="float">
            <text:p>209</text:p>
          </table:table-cell>
          <table:table-cell table:number-columns-repeated="2"/>
          <table:table-cell table:style-name="ce12" table:formula="of:=ROUND([.X92]*[.X92]*0.030016-15.26981*[.X92]+1935.95)" office:value-type="float" office:value="56" calcext:value-type="float">
            <text:p>5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3]/256*100" office:value-type="float" office:value="81.25" calcext:value-type="float">
            <text:p>81.3</text:p>
          </table:table-cell>
          <table:table-cell table:style-name="ce12" office:value-type="float" office:value="208" calcext:value-type="float">
            <text:p>208</text:p>
          </table:table-cell>
          <table:table-cell table:number-columns-repeated="2"/>
          <table:table-cell table:style-name="ce12" table:formula="of:=ROUND([.X93]*[.X93]*0.030016-15.26981*[.X93]+1935.95)" office:value-type="float" office:value="58" calcext:value-type="float">
            <text:p>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4]/256*100" office:value-type="float" office:value="80.859375" calcext:value-type="float">
            <text:p>80.9</text:p>
          </table:table-cell>
          <table:table-cell table:style-name="ce12" office:value-type="float" office:value="207" calcext:value-type="float">
            <text:p>207</text:p>
          </table:table-cell>
          <table:table-cell table:number-columns-repeated="2"/>
          <table:table-cell table:style-name="ce12" table:formula="of:=ROUND([.X94]*[.X94]*0.030016-15.26981*[.X94]+1935.95)" office:value-type="float" office:value="61" calcext:value-type="float">
            <text:p>6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5]/256*100" office:value-type="float" office:value="80.46875" calcext:value-type="float">
            <text:p>80.5</text:p>
          </table:table-cell>
          <table:table-cell table:style-name="ce12" office:value-type="float" office:value="206" calcext:value-type="float">
            <text:p>206</text:p>
          </table:table-cell>
          <table:table-cell table:number-columns-repeated="2"/>
          <table:table-cell table:style-name="ce12" table:formula="of:=ROUND([.X95]*[.X95]*0.030016-15.26981*[.X95]+1935.95)" office:value-type="float" office:value="64" calcext:value-type="float">
            <text:p>6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6]/256*100" office:value-type="float" office:value="80.078125" calcext:value-type="float">
            <text:p>80.1</text:p>
          </table:table-cell>
          <table:table-cell table:style-name="ce12" office:value-type="float" office:value="205" calcext:value-type="float">
            <text:p>205</text:p>
          </table:table-cell>
          <table:table-cell table:number-columns-repeated="2"/>
          <table:table-cell table:style-name="ce12" table:formula="of:=ROUND([.X96]*[.X96]*0.030016-15.26981*[.X96]+1935.95)" office:value-type="float" office:value="67" calcext:value-type="float">
            <text:p>6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7]/256*100" office:value-type="float" office:value="79.6875" calcext:value-type="float">
            <text:p>79.7</text:p>
          </table:table-cell>
          <table:table-cell table:style-name="ce12" office:value-type="float" office:value="204" calcext:value-type="float">
            <text:p>204</text:p>
          </table:table-cell>
          <table:table-cell table:number-columns-repeated="2"/>
          <table:table-cell table:style-name="ce12" table:formula="of:=ROUND([.X97]*[.X97]*0.030016-15.26981*[.X97]+1935.95)" office:value-type="float" office:value="70" calcext:value-type="float">
            <text:p>7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8]/256*100" office:value-type="float" office:value="79.296875" calcext:value-type="float">
            <text:p>79.3</text:p>
          </table:table-cell>
          <table:table-cell table:style-name="ce12" office:value-type="float" office:value="203" calcext:value-type="float">
            <text:p>203</text:p>
          </table:table-cell>
          <table:table-cell table:number-columns-repeated="2"/>
          <table:table-cell table:style-name="ce12" table:formula="of:=ROUND([.X98]*[.X98]*0.030016-15.26981*[.X98]+1935.95)" office:value-type="float" office:value="73" calcext:value-type="float">
            <text:p>7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99]/256*100" office:value-type="float" office:value="78.90625" calcext:value-type="float">
            <text:p>78.9</text:p>
          </table:table-cell>
          <table:table-cell table:style-name="ce12" office:value-type="float" office:value="202" calcext:value-type="float">
            <text:p>202</text:p>
          </table:table-cell>
          <table:table-cell table:number-columns-repeated="2"/>
          <table:table-cell table:style-name="ce12" table:formula="of:=ROUND([.X99]*[.X99]*0.030016-15.26981*[.X99]+1935.95)" office:value-type="float" office:value="76" calcext:value-type="float">
            <text:p>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0]/256*100" office:value-type="float" office:value="78.515625" calcext:value-type="float">
            <text:p>78.5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/>
          <table:table-cell table:style-name="ce12" table:formula="of:=ROUND([.X100]*[.X100]*0.030016-15.26981*[.X100]+1935.95)" office:value-type="float" office:value="79" calcext:value-type="float">
            <text:p>7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1]/256*100" office:value-type="float" office:value="78.125" calcext:value-type="float">
            <text:p>78.1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/>
          <table:table-cell table:style-name="ce12" table:formula="of:=ROUND([.X101]*[.X101]*0.030016-15.26981*[.X101]+1935.95)" office:value-type="float" office:value="83" calcext:value-type="float">
            <text:p>8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2]/256*100" office:value-type="float" office:value="77.734375" calcext:value-type="float">
            <text:p>77.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/>
          <table:table-cell table:style-name="ce12" table:formula="of:=ROUND([.X102]*[.X102]*0.030016-15.26981*[.X102]+1935.95)" office:value-type="float" office:value="86" calcext:value-type="float">
            <text:p>8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3]/256*100" office:value-type="float" office:value="77.34375" calcext:value-type="float">
            <text:p>77.3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/>
          <table:table-cell table:style-name="ce12" table:formula="of:=ROUND([.X103]*[.X103]*0.030016-15.26981*[.X103]+1935.95)" office:value-type="float" office:value="89" calcext:value-type="float">
            <text:p>8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4]/256*100" office:value-type="float" office:value="76.953125" calcext:value-type="float">
            <text:p>77.0</text:p>
          </table:table-cell>
          <table:table-cell table:style-name="ce12" office:value-type="float" office:value="197" calcext:value-type="float">
            <text:p>197</text:p>
          </table:table-cell>
          <table:table-cell table:number-columns-repeated="2"/>
          <table:table-cell table:style-name="ce12" table:formula="of:=ROUND([.X104]*[.X104]*0.030016-15.26981*[.X104]+1935.95)" office:value-type="float" office:value="93" calcext:value-type="float">
            <text:p>9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5]/256*100" office:value-type="float" office:value="76.5625" calcext:value-type="float">
            <text:p>76.6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2"/>
          <table:table-cell table:style-name="ce12" table:formula="of:=ROUND([.X105]*[.X105]*0.030016-15.26981*[.X105]+1935.95)" office:value-type="float" office:value="96" calcext:value-type="float">
            <text:p>9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6]/256*100" office:value-type="float" office:value="76.171875" calcext:value-type="float">
            <text:p>76.2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/>
          <table:table-cell table:style-name="ce12" table:formula="of:=ROUND([.X106]*[.X106]*0.030016-15.26981*[.X106]+1935.95)" office:value-type="float" office:value="100" calcext:value-type="float">
            <text:p>10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7]/256*100" office:value-type="float" office:value="75.78125" calcext:value-type="float">
            <text:p>75.8</text:p>
          </table:table-cell>
          <table:table-cell table:style-name="ce12" office:value-type="float" office:value="194" calcext:value-type="float">
            <text:p>194</text:p>
          </table:table-cell>
          <table:table-cell table:number-columns-repeated="2"/>
          <table:table-cell table:style-name="ce12" table:formula="of:=ROUND([.X107]*[.X107]*0.030016-15.26981*[.X107]+1935.95)" office:value-type="float" office:value="103" calcext:value-type="float">
            <text:p>1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8]/256*100" office:value-type="float" office:value="75.390625" calcext:value-type="float">
            <text:p>75.4</text:p>
          </table:table-cell>
          <table:table-cell table:style-name="ce12" office:value-type="float" office:value="193" calcext:value-type="float">
            <text:p>193</text:p>
          </table:table-cell>
          <table:table-cell table:number-columns-repeated="2"/>
          <table:table-cell table:style-name="ce12" table:formula="of:=ROUND([.X108]*[.X108]*0.030016-15.26981*[.X108]+1935.95)" office:value-type="float" office:value="107" calcext:value-type="float">
            <text:p>10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09]/256*100" office:value-type="float" office:value="75" calcext:value-type="float">
            <text:p>75.0</text:p>
          </table:table-cell>
          <table:table-cell table:style-name="ce12" office:value-type="float" office:value="192" calcext:value-type="float">
            <text:p>192</text:p>
          </table:table-cell>
          <table:table-cell table:number-columns-repeated="2"/>
          <table:table-cell table:style-name="ce12" table:formula="of:=ROUND([.X109]*[.X109]*0.030016-15.26981*[.X109]+1935.95)" office:value-type="float" office:value="111" calcext:value-type="float">
            <text:p>11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0]/256*100" office:value-type="float" office:value="74.609375" calcext:value-type="float">
            <text:p>74.6</text:p>
          </table:table-cell>
          <table:table-cell table:style-name="ce12" office:value-type="float" office:value="191" calcext:value-type="float">
            <text:p>191</text:p>
          </table:table-cell>
          <table:table-cell table:number-columns-repeated="2"/>
          <table:table-cell table:style-name="ce12" table:formula="of:=ROUND([.X110]*[.X110]*0.030016-15.26981*[.X110]+1935.95)" office:value-type="float" office:value="114" calcext:value-type="float">
            <text:p>1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1]/256*100" office:value-type="float" office:value="74.21875" calcext:value-type="float">
            <text:p>74.2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2"/>
          <table:table-cell table:style-name="ce12" table:formula="of:=ROUND([.X111]*[.X111]*0.030016-15.26981*[.X111]+1935.95)" office:value-type="float" office:value="118" calcext:value-type="float">
            <text:p>1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2]/256*100" office:value-type="float" office:value="73.828125" calcext:value-type="float">
            <text:p>73.8</text:p>
          </table:table-cell>
          <table:table-cell table:style-name="ce12" office:value-type="float" office:value="189" calcext:value-type="float">
            <text:p>189</text:p>
          </table:table-cell>
          <table:table-cell table:number-columns-repeated="2"/>
          <table:table-cell table:style-name="ce12" table:formula="of:=ROUND([.X112]*[.X112]*0.030016-15.26981*[.X112]+1935.95)" office:value-type="float" office:value="122" calcext:value-type="float">
            <text:p>12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3]/256*100" office:value-type="float" office:value="73.4375" calcext:value-type="float">
            <text:p>73.4</text:p>
          </table:table-cell>
          <table:table-cell table:style-name="ce12" office:value-type="float" office:value="188" calcext:value-type="float">
            <text:p>188</text:p>
          </table:table-cell>
          <table:table-cell table:number-columns-repeated="2"/>
          <table:table-cell table:style-name="ce12" table:formula="of:=ROUND([.X113]*[.X113]*0.030016-15.26981*[.X113]+1935.95)" office:value-type="float" office:value="126" calcext:value-type="float">
            <text:p>12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4]/256*100" office:value-type="float" office:value="73.046875" calcext:value-type="float">
            <text:p>73.0</text:p>
          </table:table-cell>
          <table:table-cell table:style-name="ce12" office:value-type="float" office:value="187" calcext:value-type="float">
            <text:p>187</text:p>
          </table:table-cell>
          <table:table-cell table:number-columns-repeated="2"/>
          <table:table-cell table:style-name="ce12" table:formula="of:=ROUND([.X114]*[.X114]*0.030016-15.26981*[.X114]+1935.95)" office:value-type="float" office:value="130" calcext:value-type="float">
            <text:p>13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5]/256*100" office:value-type="float" office:value="72.65625" calcext:value-type="float">
            <text:p>72.7</text:p>
          </table:table-cell>
          <table:table-cell table:style-name="ce12" office:value-type="float" office:value="186" calcext:value-type="float">
            <text:p>186</text:p>
          </table:table-cell>
          <table:table-cell table:number-columns-repeated="2"/>
          <table:table-cell table:style-name="ce12" table:formula="of:=ROUND([.X115]*[.X115]*0.030016-15.26981*[.X115]+1935.95)" office:value-type="float" office:value="134" calcext:value-type="float">
            <text:p>13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6]/256*100" office:value-type="float" office:value="72.265625" calcext:value-type="float">
            <text:p>72.3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/>
          <table:table-cell table:style-name="ce12" table:formula="of:=ROUND([.X116]*[.X116]*0.030016-15.26981*[.X116]+1935.95)" office:value-type="float" office:value="138" calcext:value-type="float">
            <text:p>13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7]/256*100" office:value-type="float" office:value="71.875" calcext:value-type="float">
            <text:p>71.9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2"/>
          <table:table-cell table:style-name="ce12" table:formula="of:=ROUND([.X117]*[.X117]*0.030016-15.26981*[.X117]+1935.95)" office:value-type="float" office:value="143" calcext:value-type="float">
            <text:p>14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8]/256*100" office:value-type="float" office:value="71.484375" calcext:value-type="float">
            <text:p>71.5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/>
          <table:table-cell table:style-name="ce12" table:formula="of:=ROUND([.X118]*[.X118]*0.030016-15.26981*[.X118]+1935.95)" office:value-type="float" office:value="147" calcext:value-type="float">
            <text:p>147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19]/256*100" office:value-type="float" office:value="71.09375" calcext:value-type="float">
            <text:p>71.1</text:p>
          </table:table-cell>
          <table:table-cell table:style-name="ce12" office:value-type="float" office:value="182" calcext:value-type="float">
            <text:p>182</text:p>
          </table:table-cell>
          <table:table-cell table:number-columns-repeated="2"/>
          <table:table-cell table:style-name="ce12" table:formula="of:=ROUND([.X119]*[.X119]*0.030016-15.26981*[.X119]+1935.95)" office:value-type="float" office:value="151" calcext:value-type="float">
            <text:p>15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0]/256*100" office:value-type="float" office:value="70.703125" calcext:value-type="float">
            <text:p>70.7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2"/>
          <table:table-cell table:style-name="ce12" table:formula="of:=ROUND([.X120]*[.X120]*0.030016-15.26981*[.X120]+1935.95)" office:value-type="float" office:value="155" calcext:value-type="float">
            <text:p>15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1]/256*100" office:value-type="float" office:value="70.3125" calcext:value-type="float">
            <text:p>70.3</text:p>
          </table:table-cell>
          <table:table-cell table:style-name="ce12" office:value-type="float" office:value="180" calcext:value-type="float">
            <text:p>180</text:p>
          </table:table-cell>
          <table:table-cell table:number-columns-repeated="2"/>
          <table:table-cell table:style-name="ce12" table:formula="of:=ROUND([.X121]*[.X121]*0.030016-15.26981*[.X121]+1935.95)" office:value-type="float" office:value="160" calcext:value-type="float">
            <text:p>16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2]/256*100" office:value-type="float" office:value="69.921875" calcext:value-type="float">
            <text:p>69.9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2"/>
          <table:table-cell table:style-name="ce12" table:formula="of:=ROUND([.X122]*[.X122]*0.030016-15.26981*[.X122]+1935.95)" office:value-type="float" office:value="164" calcext:value-type="float">
            <text:p>16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3]/256*100" office:value-type="float" office:value="69.53125" calcext:value-type="float">
            <text:p>69.5</text:p>
          </table:table-cell>
          <table:table-cell table:style-name="ce12" office:value-type="float" office:value="178" calcext:value-type="float">
            <text:p>178</text:p>
          </table:table-cell>
          <table:table-cell table:number-columns-repeated="2"/>
          <table:table-cell table:style-name="ce12" table:formula="of:=ROUND([.X123]*[.X123]*0.030016-15.26981*[.X123]+1935.95)" office:value-type="float" office:value="169" calcext:value-type="float">
            <text:p>16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4]/256*100" office:value-type="float" office:value="69.140625" calcext:value-type="float">
            <text:p>69.1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2"/>
          <table:table-cell table:style-name="ce12" table:formula="of:=ROUND([.X124]*[.X124]*0.030016-15.26981*[.X124]+1935.95)" office:value-type="float" office:value="174" calcext:value-type="float">
            <text:p>17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5]/256*100" office:value-type="float" office:value="68.75" calcext:value-type="float">
            <text:p>68.8</text:p>
          </table:table-cell>
          <table:table-cell table:style-name="ce12" office:value-type="float" office:value="176" calcext:value-type="float">
            <text:p>176</text:p>
          </table:table-cell>
          <table:table-cell table:number-columns-repeated="2"/>
          <table:table-cell table:style-name="ce12" table:formula="of:=ROUND([.X125]*[.X125]*0.030016-15.26981*[.X125]+1935.95)" office:value-type="float" office:value="178" calcext:value-type="float">
            <text:p>1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6]/256*100" office:value-type="float" office:value="68.359375" calcext:value-type="float">
            <text:p>68.4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2"/>
          <table:table-cell table:style-name="ce12" table:formula="of:=ROUND([.X126]*[.X126]*0.030016-15.26981*[.X126]+1935.95)" office:value-type="float" office:value="183" calcext:value-type="float">
            <text:p>18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7]/256*100" office:value-type="float" office:value="67.96875" calcext:value-type="float">
            <text:p>68.0</text:p>
          </table:table-cell>
          <table:table-cell table:style-name="ce12" office:value-type="float" office:value="174" calcext:value-type="float">
            <text:p>174</text:p>
          </table:table-cell>
          <table:table-cell table:number-columns-repeated="2"/>
          <table:table-cell table:style-name="ce12" table:formula="of:=ROUND([.X127]*[.X127]*0.030016-15.26981*[.X127]+1935.95)" office:value-type="float" office:value="188" calcext:value-type="float">
            <text:p>18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8]/256*100" office:value-type="float" office:value="67.578125" calcext:value-type="float">
            <text:p>67.6</text:p>
          </table:table-cell>
          <table:table-cell table:style-name="ce12" office:value-type="float" office:value="173" calcext:value-type="float">
            <text:p>173</text:p>
          </table:table-cell>
          <table:table-cell table:number-columns-repeated="2"/>
          <table:table-cell table:style-name="ce12" table:formula="of:=ROUND([.X128]*[.X128]*0.030016-15.26981*[.X128]+1935.95)" office:value-type="float" office:value="193" calcext:value-type="float">
            <text:p>19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29]/256*100" office:value-type="float" office:value="67.1875" calcext:value-type="float">
            <text:p>67.2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2"/>
          <table:table-cell table:style-name="ce12" table:formula="of:=ROUND([.X129]*[.X129]*0.030016-15.26981*[.X129]+1935.95)" office:value-type="float" office:value="198" calcext:value-type="float">
            <text:p>19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0]/256*100" office:value-type="float" office:value="66.796875" calcext:value-type="float">
            <text:p>66.8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2"/>
          <table:table-cell table:style-name="ce12" table:formula="of:=ROUND([.X130]*[.X130]*0.030016-15.26981*[.X130]+1935.95)" office:value-type="float" office:value="203" calcext:value-type="float">
            <text:p>2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1]/256*100" office:value-type="float" office:value="66.40625" calcext:value-type="float">
            <text:p>66.4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2"/>
          <table:table-cell table:style-name="ce12" table:formula="of:=ROUND([.X131]*[.X131]*0.030016-15.26981*[.X131]+1935.95)" office:value-type="float" office:value="208" calcext:value-type="float">
            <text:p>20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2]/256*100" office:value-type="float" office:value="66.015625" calcext:value-type="float">
            <text:p>66.0</text:p>
          </table:table-cell>
          <table:table-cell table:style-name="ce12" office:value-type="float" office:value="169" calcext:value-type="float">
            <text:p>169</text:p>
          </table:table-cell>
          <table:table-cell table:number-columns-repeated="2"/>
          <table:table-cell table:style-name="ce12" table:formula="of:=ROUND([.X132]*[.X132]*0.030016-15.26981*[.X132]+1935.95)" office:value-type="float" office:value="213" calcext:value-type="float">
            <text:p>21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3]/256*100" office:value-type="float" office:value="65.625" calcext:value-type="float">
            <text:p>65.6</text:p>
          </table:table-cell>
          <table:table-cell table:style-name="ce12" office:value-type="float" office:value="168" calcext:value-type="float">
            <text:p>168</text:p>
          </table:table-cell>
          <table:table-cell table:number-columns-repeated="2"/>
          <table:table-cell table:style-name="ce12" table:formula="of:=ROUND([.X133]*[.X133]*0.030016-15.26981*[.X133]+1935.95)" office:value-type="float" office:value="218" calcext:value-type="float">
            <text:p>2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table:formula="of:=[.X134]/256*100" office:value-type="float" office:value="65.234375" calcext:value-type="float">
            <text:p>65.2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2"/>
          <table:table-cell table:style-name="ce12" table:formula="of:=ROUND([.X134]*[.X134]*0.030016-15.26981*[.X134]+1935.95)" office:value-type="float" office:value="223" calcext:value-type="float">
            <text:p>22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LiBCM can only spoof down to 66%</text:p>
          </table:table-cell>
          <table:table-cell table:number-columns-repeated="13"/>
        </table:table-row>
        <table:table-row table:style-name="ro1" table:number-rows-repeated="104844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Calculate maxPossibleVspoof" table:style-name="ta1">
        <table:shapes>
          <draw:frame draw:z-index="0" draw:style-name="gr1" draw:text-style-name="P1" svg:width="6.3012in" svg:height="3.5453in" svg:x="2.1728in" svg:y="0.5858in">
            <draw:object draw:notify-on-update-of-ranges="'Calculate maxPossibleVspoof'.A4:'Calculate maxPossibleVspoof'.A4 'Calculate maxPossibleVspoof'.A5:'Calculate maxPossibleVspoof'.A8 'Calculate maxPossibleVspoof'.B4:'Calculate maxPossibleVspoof'.B4 'Calculate maxPossibleVspoof'.B5:'Calculate maxPossibleVspoof'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3" table:default-cell-style-name="ce11"/>
        <table:table-column table:style-name="co7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irst we need to figure out maxPossibleVspoof_volt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his is a hardware limitation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mpirical Observations: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VpackActual</text:p>
          </table:table-cell>
          <table:table-cell table:style-name="Default" office:value-type="string" calcext:value-type="string">
            <text:p>V(OBDII)</text:p>
            <text:p> with 0 MCMe</text:p>
            <text:p>PWM Count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1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rom these datapoints, we can determine the equation: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axPossibleVspoof_volts = VpackActual * 0.8973 + 4.6429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t's look at this equation across our expected voltage range and see about making a LUT</text:p>
          </table:table-cell>
          <table:table-cell table:style-name="Default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VpackActual</text:p>
          </table:table-cell>
          <table:table-cell table:style-name="Default" office:value-type="string" calcext:value-type="string">
            <text:p>maxPossible</text:p>
            <text:p>Vspoof_volts</text:p>
          </table:table-cell>
          <table:table-cell table:style-name="Default" office:value-type="string" calcext:value-type="string">
            <text:p>Ratio (%)</text:p>
          </table:table-cell>
          <table:table-cell table:style-name="Default" office:value-type="string" calcext:value-type="string">
            <text:p>Delta</text:p>
          </table:table-cell>
          <table:table-cell/>
          <table:table-cell office:value-type="string" calcext:value-type="string">
            <text:p>Proposed</text:p>
            <text:p>LUT value</text:p>
          </table:table-cell>
          <table:table-cell office:value-type="string" calcext:value-type="string">
            <text:p>pseudoco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8]*0.8973+4.6429" office:value-type="float" office:value="94.3729" calcext:value-type="float">
            <text:p>94.4</text:p>
          </table:table-cell>
          <table:table-cell table:formula="of:=[.B28]/[.A28]*100" office:value-type="float" office:value="94.3729" calcext:value-type="float">
            <text:p>94.4</text:p>
          </table:table-cell>
          <table:table-cell table:formula="of:=[.B28]-[.A28]" office:value-type="float" office:value="-5.6271" calcext:value-type="float">
            <text:p>-5.6</text:p>
          </table:table-cell>
          <table:table-cell/>
          <table:table-cell table:formula="of:=ROUND([.D28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29]*0.8973+4.6429" office:value-type="float" office:value="95.2702" calcext:value-type="float">
            <text:p>95.3</text:p>
          </table:table-cell>
          <table:table-cell table:formula="of:=[.B29]/[.A29]*100" office:value-type="float" office:value="94.3269306930693" calcext:value-type="float">
            <text:p>94.3</text:p>
          </table:table-cell>
          <table:table-cell table:formula="of:=[.B29]-[.A29]" office:value-type="float" office:value="-5.7298" calcext:value-type="float">
            <text:p>-5.7</text:p>
          </table:table-cell>
          <table:table-cell/>
          <table:table-cell table:formula="of:=ROUND([.D29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0]*0.8973+4.6429" office:value-type="float" office:value="96.1675" calcext:value-type="float">
            <text:p>96.2</text:p>
          </table:table-cell>
          <table:table-cell table:formula="of:=[.B30]/[.A30]*100" office:value-type="float" office:value="94.281862745098" calcext:value-type="float">
            <text:p>94.3</text:p>
          </table:table-cell>
          <table:table-cell table:formula="of:=[.B30]-[.A30]" office:value-type="float" office:value="-5.83250000000001" calcext:value-type="float">
            <text:p>-5.8</text:p>
          </table:table-cell>
          <table:table-cell/>
          <table:table-cell table:formula="of:=ROUND([.D30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1]*0.8973+4.6429" office:value-type="float" office:value="97.0648" calcext:value-type="float">
            <text:p>97.1</text:p>
          </table:table-cell>
          <table:table-cell table:formula="of:=[.B31]/[.A31]*100" office:value-type="float" office:value="94.2376699029126" calcext:value-type="float">
            <text:p>94.2</text:p>
          </table:table-cell>
          <table:table-cell table:formula="of:=[.B31]-[.A31]" office:value-type="float" office:value="-5.93520000000001" calcext:value-type="float">
            <text:p>-5.9</text:p>
          </table:table-cell>
          <table:table-cell/>
          <table:table-cell table:formula="of:=ROUND([.D31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32]*0.8973+4.6429" office:value-type="float" office:value="97.9621" calcext:value-type="float">
            <text:p>98.0</text:p>
          </table:table-cell>
          <table:table-cell table:formula="of:=[.B32]/[.A32]*100" office:value-type="float" office:value="94.1943269230769" calcext:value-type="float">
            <text:p>94.2</text:p>
          </table:table-cell>
          <table:table-cell table:formula="of:=[.B32]-[.A32]" office:value-type="float" office:value="-6.03790000000001" calcext:value-type="float">
            <text:p>-6.0</text:p>
          </table:table-cell>
          <table:table-cell/>
          <table:table-cell table:formula="of:=ROUND([.D3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33]*0.8973+4.6429" office:value-type="float" office:value="98.8594" calcext:value-type="float">
            <text:p>98.9</text:p>
          </table:table-cell>
          <table:table-cell table:formula="of:=[.B33]/[.A33]*100" office:value-type="float" office:value="94.1518095238095" calcext:value-type="float">
            <text:p>94.2</text:p>
          </table:table-cell>
          <table:table-cell table:formula="of:=[.B33]-[.A33]" office:value-type="float" office:value="-6.14060000000001" calcext:value-type="float">
            <text:p>-6.1</text:p>
          </table:table-cell>
          <table:table-cell/>
          <table:table-cell table:formula="of:=ROUND([.D33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34]*0.8973+4.6429" office:value-type="float" office:value="99.7567" calcext:value-type="float">
            <text:p>99.8</text:p>
          </table:table-cell>
          <table:table-cell table:formula="of:=[.B34]/[.A34]*100" office:value-type="float" office:value="94.1100943396226" calcext:value-type="float">
            <text:p>94.1</text:p>
          </table:table-cell>
          <table:table-cell table:formula="of:=[.B34]-[.A34]" office:value-type="float" office:value="-6.24330000000001" calcext:value-type="float">
            <text:p>-6.2</text:p>
          </table:table-cell>
          <table:table-cell/>
          <table:table-cell table:formula="of:=ROUND([.D34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35]*0.8973+4.6429" office:value-type="float" office:value="100.654" calcext:value-type="float">
            <text:p>100.7</text:p>
          </table:table-cell>
          <table:table-cell table:formula="of:=[.B35]/[.A35]*100" office:value-type="float" office:value="94.0691588785047" calcext:value-type="float">
            <text:p>94.1</text:p>
          </table:table-cell>
          <table:table-cell table:formula="of:=[.B35]-[.A35]" office:value-type="float" office:value="-6.346" calcext:value-type="float">
            <text:p>-6.3</text:p>
          </table:table-cell>
          <table:table-cell/>
          <table:table-cell table:formula="of:=ROUND([.D35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36]*0.8973+4.6429" office:value-type="float" office:value="101.5513" calcext:value-type="float">
            <text:p>101.6</text:p>
          </table:table-cell>
          <table:table-cell table:formula="of:=[.B36]/[.A36]*100" office:value-type="float" office:value="94.0289814814815" calcext:value-type="float">
            <text:p>94.0</text:p>
          </table:table-cell>
          <table:table-cell table:formula="of:=[.B36]-[.A36]" office:value-type="float" office:value="-6.4487" calcext:value-type="float">
            <text:p>-6.4</text:p>
          </table:table-cell>
          <table:table-cell/>
          <table:table-cell table:formula="of:=ROUND([.D36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37]*0.8973+4.6429" office:value-type="float" office:value="102.4486" calcext:value-type="float">
            <text:p>102.4</text:p>
          </table:table-cell>
          <table:table-cell table:formula="of:=[.B37]/[.A37]*100" office:value-type="float" office:value="93.9895412844037" calcext:value-type="float">
            <text:p>94.0</text:p>
          </table:table-cell>
          <table:table-cell table:formula="of:=[.B37]-[.A37]" office:value-type="float" office:value="-6.5514" calcext:value-type="float">
            <text:p>-6.6</text:p>
          </table:table-cell>
          <table:table-cell/>
          <table:table-cell table:formula="of:=ROUND([.D37])" office:value-type="float" office:value="-7" calcext:value-type="float">
            <text:p>-7</text:p>
          </table:table-cell>
          <table:table-cell office:value-type="string" calcext:value-type="string">
            <text:p>if(VpackActual &lt; 109) { maxPossibleVspoof = VpackActual - 6; 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38]*0.8973+4.6429" office:value-type="float" office:value="103.3459" calcext:value-type="float">
            <text:p>103.3</text:p>
          </table:table-cell>
          <table:table-cell table:formula="of:=[.B38]/[.A38]*100" office:value-type="float" office:value="93.9508181818182" calcext:value-type="float">
            <text:p>94.0</text:p>
          </table:table-cell>
          <table:table-cell table:formula="of:=[.B38]-[.A38]" office:value-type="float" office:value="-6.6541" calcext:value-type="float">
            <text:p>-6.7</text:p>
          </table:table-cell>
          <table:table-cell/>
          <table:table-cell table:formula="of:=ROUND([.D38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39]*0.8973+4.6429" office:value-type="float" office:value="104.2432" calcext:value-type="float">
            <text:p>104.2</text:p>
          </table:table-cell>
          <table:table-cell table:formula="of:=[.B39]/[.A39]*100" office:value-type="float" office:value="93.9127927927928" calcext:value-type="float">
            <text:p>93.9</text:p>
          </table:table-cell>
          <table:table-cell table:formula="of:=[.B39]-[.A39]" office:value-type="float" office:value="-6.7568" calcext:value-type="float">
            <text:p>-6.8</text:p>
          </table:table-cell>
          <table:table-cell/>
          <table:table-cell table:formula="of:=ROUND([.D39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40]*0.8973+4.6429" office:value-type="float" office:value="105.1405" calcext:value-type="float">
            <text:p>105.1</text:p>
          </table:table-cell>
          <table:table-cell table:formula="of:=[.B40]/[.A40]*100" office:value-type="float" office:value="93.8754464285714" calcext:value-type="float">
            <text:p>93.9</text:p>
          </table:table-cell>
          <table:table-cell table:formula="of:=[.B40]-[.A40]" office:value-type="float" office:value="-6.8595" calcext:value-type="float">
            <text:p>-6.9</text:p>
          </table:table-cell>
          <table:table-cell/>
          <table:table-cell table:formula="of:=ROUND([.D40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41]*0.8973+4.6429" office:value-type="float" office:value="106.0378" calcext:value-type="float">
            <text:p>106.0</text:p>
          </table:table-cell>
          <table:table-cell table:formula="of:=[.B41]/[.A41]*100" office:value-type="float" office:value="93.8387610619469" calcext:value-type="float">
            <text:p>93.8</text:p>
          </table:table-cell>
          <table:table-cell table:formula="of:=[.B41]-[.A41]" office:value-type="float" office:value="-6.96220000000001" calcext:value-type="float">
            <text:p>-7.0</text:p>
          </table:table-cell>
          <table:table-cell/>
          <table:table-cell table:formula="of:=ROUND([.D41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42]*0.8973+4.6429" office:value-type="float" office:value="106.9351" calcext:value-type="float">
            <text:p>106.9</text:p>
          </table:table-cell>
          <table:table-cell table:formula="of:=[.B42]/[.A42]*100" office:value-type="float" office:value="93.8027192982456" calcext:value-type="float">
            <text:p>93.8</text:p>
          </table:table-cell>
          <table:table-cell table:formula="of:=[.B42]-[.A42]" office:value-type="float" office:value="-7.06490000000001" calcext:value-type="float">
            <text:p>-7.1</text:p>
          </table:table-cell>
          <table:table-cell/>
          <table:table-cell table:formula="of:=ROUND([.D42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43]*0.8973+4.6429" office:value-type="float" office:value="107.8324" calcext:value-type="float">
            <text:p>107.8</text:p>
          </table:table-cell>
          <table:table-cell table:formula="of:=[.B43]/[.A43]*100" office:value-type="float" office:value="93.7673043478261" calcext:value-type="float">
            <text:p>93.8</text:p>
          </table:table-cell>
          <table:table-cell table:formula="of:=[.B43]-[.A43]" office:value-type="float" office:value="-7.16760000000001" calcext:value-type="float">
            <text:p>-7.2</text:p>
          </table:table-cell>
          <table:table-cell/>
          <table:table-cell table:formula="of:=ROUND([.D43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44]*0.8973+4.6429" office:value-type="float" office:value="108.7297" calcext:value-type="float">
            <text:p>108.7</text:p>
          </table:table-cell>
          <table:table-cell table:formula="of:=[.B44]/[.A44]*100" office:value-type="float" office:value="93.7325" calcext:value-type="float">
            <text:p>93.7</text:p>
          </table:table-cell>
          <table:table-cell table:formula="of:=[.B44]-[.A44]" office:value-type="float" office:value="-7.27030000000001" calcext:value-type="float">
            <text:p>-7.3</text:p>
          </table:table-cell>
          <table:table-cell/>
          <table:table-cell table:formula="of:=ROUND([.D44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45]*0.8973+4.6429" office:value-type="float" office:value="109.627" calcext:value-type="float">
            <text:p>109.6</text:p>
          </table:table-cell>
          <table:table-cell table:formula="of:=[.B45]/[.A45]*100" office:value-type="float" office:value="93.6982905982906" calcext:value-type="float">
            <text:p>93.7</text:p>
          </table:table-cell>
          <table:table-cell table:formula="of:=[.B45]-[.A45]" office:value-type="float" office:value="-7.373" calcext:value-type="float">
            <text:p>-7.4</text:p>
          </table:table-cell>
          <table:table-cell/>
          <table:table-cell table:formula="of:=ROUND([.D45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46]*0.8973+4.6429" office:value-type="float" office:value="110.5243" calcext:value-type="float">
            <text:p>110.5</text:p>
          </table:table-cell>
          <table:table-cell table:formula="of:=[.B46]/[.A46]*100" office:value-type="float" office:value="93.6646610169491" calcext:value-type="float">
            <text:p>93.7</text:p>
          </table:table-cell>
          <table:table-cell table:formula="of:=[.B46]-[.A46]" office:value-type="float" office:value="-7.4757" calcext:value-type="float">
            <text:p>-7.5</text:p>
          </table:table-cell>
          <table:table-cell/>
          <table:table-cell table:formula="of:=ROUND([.D46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47]*0.8973+4.6429" office:value-type="float" office:value="111.4216" calcext:value-type="float">
            <text:p>111.4</text:p>
          </table:table-cell>
          <table:table-cell table:formula="of:=[.B47]/[.A47]*100" office:value-type="float" office:value="93.6315966386555" calcext:value-type="float">
            <text:p>93.6</text:p>
          </table:table-cell>
          <table:table-cell table:formula="of:=[.B47]-[.A47]" office:value-type="float" office:value="-7.5784" calcext:value-type="float">
            <text:p>-7.6</text:p>
          </table:table-cell>
          <table:table-cell/>
          <table:table-cell table:formula="of:=ROUND([.D47])" office:value-type="float" office:value="-8" calcext:value-type="float">
            <text:p>-8</text:p>
          </table:table-cell>
          <table:table-cell office:value-type="string" calcext:value-type="string">
            <text:p>else if(VpackActual &lt; 119) { maxPossibleVspoof = VpackActual - 7; }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48]*0.8973+4.6429" office:value-type="float" office:value="112.3189" calcext:value-type="float">
            <text:p>112.3</text:p>
          </table:table-cell>
          <table:table-cell table:formula="of:=[.B48]/[.A48]*100" office:value-type="float" office:value="93.5990833333333" calcext:value-type="float">
            <text:p>93.6</text:p>
          </table:table-cell>
          <table:table-cell table:formula="of:=[.B48]-[.A48]" office:value-type="float" office:value="-7.6811" calcext:value-type="float">
            <text:p>-7.7</text:p>
          </table:table-cell>
          <table:table-cell/>
          <table:table-cell table:formula="of:=ROUND([.D48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49]*0.8973+4.6429" office:value-type="float" office:value="113.2162" calcext:value-type="float">
            <text:p>113.2</text:p>
          </table:table-cell>
          <table:table-cell table:formula="of:=[.B49]/[.A49]*100" office:value-type="float" office:value="93.5671074380165" calcext:value-type="float">
            <text:p>93.6</text:p>
          </table:table-cell>
          <table:table-cell table:formula="of:=[.B49]-[.A49]" office:value-type="float" office:value="-7.7838" calcext:value-type="float">
            <text:p>-7.8</text:p>
          </table:table-cell>
          <table:table-cell/>
          <table:table-cell table:formula="of:=ROUND([.D49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50]*0.8973+4.6429" office:value-type="float" office:value="114.1135" calcext:value-type="float">
            <text:p>114.1</text:p>
          </table:table-cell>
          <table:table-cell table:formula="of:=[.B50]/[.A50]*100" office:value-type="float" office:value="93.5356557377049" calcext:value-type="float">
            <text:p>93.5</text:p>
          </table:table-cell>
          <table:table-cell table:formula="of:=[.B50]-[.A50]" office:value-type="float" office:value="-7.8865" calcext:value-type="float">
            <text:p>-7.9</text:p>
          </table:table-cell>
          <table:table-cell/>
          <table:table-cell table:formula="of:=ROUND([.D5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51]*0.8973+4.6429" office:value-type="float" office:value="115.0108" calcext:value-type="float">
            <text:p>115.0</text:p>
          </table:table-cell>
          <table:table-cell table:formula="of:=[.B51]/[.A51]*100" office:value-type="float" office:value="93.5047154471545" calcext:value-type="float">
            <text:p>93.5</text:p>
          </table:table-cell>
          <table:table-cell table:formula="of:=[.B51]-[.A51]" office:value-type="float" office:value="-7.98920000000001" calcext:value-type="float">
            <text:p>-8.0</text:p>
          </table:table-cell>
          <table:table-cell/>
          <table:table-cell table:formula="of:=ROUND([.D51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52]*0.8973+4.6429" office:value-type="float" office:value="115.9081" calcext:value-type="float">
            <text:p>115.9</text:p>
          </table:table-cell>
          <table:table-cell table:formula="of:=[.B52]/[.A52]*100" office:value-type="float" office:value="93.4742741935484" calcext:value-type="float">
            <text:p>93.5</text:p>
          </table:table-cell>
          <table:table-cell table:formula="of:=[.B52]-[.A52]" office:value-type="float" office:value="-8.09190000000001" calcext:value-type="float">
            <text:p>-8.1</text:p>
          </table:table-cell>
          <table:table-cell/>
          <table:table-cell table:formula="of:=ROUND([.D52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53]*0.8973+4.6429" office:value-type="float" office:value="116.8054" calcext:value-type="float">
            <text:p>116.8</text:p>
          </table:table-cell>
          <table:table-cell table:formula="of:=[.B53]/[.A53]*100" office:value-type="float" office:value="93.44432" calcext:value-type="float">
            <text:p>93.4</text:p>
          </table:table-cell>
          <table:table-cell table:formula="of:=[.B53]-[.A53]" office:value-type="float" office:value="-8.19460000000001" calcext:value-type="float">
            <text:p>-8.2</text:p>
          </table:table-cell>
          <table:table-cell/>
          <table:table-cell table:formula="of:=ROUND([.D53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54]*0.8973+4.6429" office:value-type="float" office:value="117.7027" calcext:value-type="float">
            <text:p>117.7</text:p>
          </table:table-cell>
          <table:table-cell table:formula="of:=[.B54]/[.A54]*100" office:value-type="float" office:value="93.4148412698413" calcext:value-type="float">
            <text:p>93.4</text:p>
          </table:table-cell>
          <table:table-cell table:formula="of:=[.B54]-[.A54]" office:value-type="float" office:value="-8.29730000000001" calcext:value-type="float">
            <text:p>-8.3</text:p>
          </table:table-cell>
          <table:table-cell/>
          <table:table-cell table:formula="of:=ROUND([.D54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55]*0.8973+4.6429" office:value-type="float" office:value="118.6" calcext:value-type="float">
            <text:p>118.6</text:p>
          </table:table-cell>
          <table:table-cell table:formula="of:=[.B55]/[.A55]*100" office:value-type="float" office:value="93.3858267716535" calcext:value-type="float">
            <text:p>93.4</text:p>
          </table:table-cell>
          <table:table-cell table:formula="of:=[.B55]-[.A55]" office:value-type="float" office:value="-8.40000000000001" calcext:value-type="float">
            <text:p>-8.4</text:p>
          </table:table-cell>
          <table:table-cell/>
          <table:table-cell table:formula="of:=ROUND([.D55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6]*0.8973+4.6429" office:value-type="float" office:value="119.4973" calcext:value-type="float">
            <text:p>119.5</text:p>
          </table:table-cell>
          <table:table-cell table:formula="of:=[.B56]/[.A56]*100" office:value-type="float" office:value="93.357265625" calcext:value-type="float">
            <text:p>93.4</text:p>
          </table:table-cell>
          <table:table-cell table:formula="of:=[.B56]-[.A56]" office:value-type="float" office:value="-8.5027" calcext:value-type="float">
            <text:p>-8.5</text:p>
          </table:table-cell>
          <table:table-cell/>
          <table:table-cell table:formula="of:=ROUND([.D56])" office:value-type="float" office:value="-9" calcext:value-type="float">
            <text:p>-9</text:p>
          </table:table-cell>
          <table:table-cell office:value-type="string" calcext:value-type="string">
            <text:p>else if(VpackActual &lt; 128) { maxPossibleVspoof = VpackActual - 8; }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57]*0.8973+4.6429" office:value-type="float" office:value="120.3946" calcext:value-type="float">
            <text:p>120.4</text:p>
          </table:table-cell>
          <table:table-cell table:formula="of:=[.B57]/[.A57]*100" office:value-type="float" office:value="93.3291472868217" calcext:value-type="float">
            <text:p>93.3</text:p>
          </table:table-cell>
          <table:table-cell table:formula="of:=[.B57]-[.A57]" office:value-type="float" office:value="-8.6054" calcext:value-type="float">
            <text:p>-8.6</text:p>
          </table:table-cell>
          <table:table-cell/>
          <table:table-cell table:formula="of:=ROUND([.D57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58]*0.8973+4.6429" office:value-type="float" office:value="121.2919" calcext:value-type="float">
            <text:p>121.3</text:p>
          </table:table-cell>
          <table:table-cell table:formula="of:=[.B58]/[.A58]*100" office:value-type="float" office:value="93.3014615384615" calcext:value-type="float">
            <text:p>93.3</text:p>
          </table:table-cell>
          <table:table-cell table:formula="of:=[.B58]-[.A58]" office:value-type="float" office:value="-8.7081" calcext:value-type="float">
            <text:p>-8.7</text:p>
          </table:table-cell>
          <table:table-cell/>
          <table:table-cell table:formula="of:=ROUND([.D58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59]*0.8973+4.6429" office:value-type="float" office:value="122.1892" calcext:value-type="float">
            <text:p>122.2</text:p>
          </table:table-cell>
          <table:table-cell table:formula="of:=[.B59]/[.A59]*100" office:value-type="float" office:value="93.2741984732824" calcext:value-type="float">
            <text:p>93.3</text:p>
          </table:table-cell>
          <table:table-cell table:formula="of:=[.B59]-[.A59]" office:value-type="float" office:value="-8.8108" calcext:value-type="float">
            <text:p>-8.8</text:p>
          </table:table-cell>
          <table:table-cell/>
          <table:table-cell table:formula="of:=ROUND([.D59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60]*0.8973+4.6429" office:value-type="float" office:value="123.0865" calcext:value-type="float">
            <text:p>123.1</text:p>
          </table:table-cell>
          <table:table-cell table:formula="of:=[.B60]/[.A60]*100" office:value-type="float" office:value="93.2473484848485" calcext:value-type="float">
            <text:p>93.2</text:p>
          </table:table-cell>
          <table:table-cell table:formula="of:=[.B60]-[.A60]" office:value-type="float" office:value="-8.9135" calcext:value-type="float">
            <text:p>-8.9</text:p>
          </table:table-cell>
          <table:table-cell/>
          <table:table-cell table:formula="of:=ROUND([.D60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61]*0.8973+4.6429" office:value-type="float" office:value="123.9838" calcext:value-type="float">
            <text:p>124.0</text:p>
          </table:table-cell>
          <table:table-cell table:formula="of:=[.B61]/[.A61]*100" office:value-type="float" office:value="93.2209022556391" calcext:value-type="float">
            <text:p>93.2</text:p>
          </table:table-cell>
          <table:table-cell table:formula="of:=[.B61]-[.A61]" office:value-type="float" office:value="-9.0162" calcext:value-type="float">
            <text:p>-9.0</text:p>
          </table:table-cell>
          <table:table-cell/>
          <table:table-cell table:formula="of:=ROUND([.D61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62]*0.8973+4.6429" office:value-type="float" office:value="124.8811" calcext:value-type="float">
            <text:p>124.9</text:p>
          </table:table-cell>
          <table:table-cell table:formula="of:=[.B62]/[.A62]*100" office:value-type="float" office:value="93.1948507462687" calcext:value-type="float">
            <text:p>93.2</text:p>
          </table:table-cell>
          <table:table-cell table:formula="of:=[.B62]-[.A62]" office:value-type="float" office:value="-9.11890000000001" calcext:value-type="float">
            <text:p>-9.1</text:p>
          </table:table-cell>
          <table:table-cell/>
          <table:table-cell table:formula="of:=ROUND([.D62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63]*0.8973+4.6429" office:value-type="float" office:value="125.7784" calcext:value-type="float">
            <text:p>125.8</text:p>
          </table:table-cell>
          <table:table-cell table:formula="of:=[.B63]/[.A63]*100" office:value-type="float" office:value="93.1691851851852" calcext:value-type="float">
            <text:p>93.2</text:p>
          </table:table-cell>
          <table:table-cell table:formula="of:=[.B63]-[.A63]" office:value-type="float" office:value="-9.22160000000001" calcext:value-type="float">
            <text:p>-9.2</text:p>
          </table:table-cell>
          <table:table-cell/>
          <table:table-cell table:formula="of:=ROUND([.D63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64]*0.8973+4.6429" office:value-type="float" office:value="126.6757" calcext:value-type="float">
            <text:p>126.7</text:p>
          </table:table-cell>
          <table:table-cell table:formula="of:=[.B64]/[.A64]*100" office:value-type="float" office:value="93.1438970588235" calcext:value-type="float">
            <text:p>93.1</text:p>
          </table:table-cell>
          <table:table-cell table:formula="of:=[.B64]-[.A64]" office:value-type="float" office:value="-9.32430000000001" calcext:value-type="float">
            <text:p>-9.3</text:p>
          </table:table-cell>
          <table:table-cell/>
          <table:table-cell table:formula="of:=ROUND([.D64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65]*0.8973+4.6429" office:value-type="float" office:value="127.573" calcext:value-type="float">
            <text:p>127.6</text:p>
          </table:table-cell>
          <table:table-cell table:formula="of:=[.B65]/[.A65]*100" office:value-type="float" office:value="93.1189781021898" calcext:value-type="float">
            <text:p>93.1</text:p>
          </table:table-cell>
          <table:table-cell table:formula="of:=[.B65]-[.A65]" office:value-type="float" office:value="-9.42700000000001" calcext:value-type="float">
            <text:p>-9.4</text:p>
          </table:table-cell>
          <table:table-cell/>
          <table:table-cell table:formula="of:=ROUND([.D65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66]*0.8973+4.6429" office:value-type="float" office:value="128.4703" calcext:value-type="float">
            <text:p>128.5</text:p>
          </table:table-cell>
          <table:table-cell table:formula="of:=[.B66]/[.A66]*100" office:value-type="float" office:value="93.0944202898551" calcext:value-type="float">
            <text:p>93.1</text:p>
          </table:table-cell>
          <table:table-cell table:formula="of:=[.B66]-[.A66]" office:value-type="float" office:value="-9.52969999999999" calcext:value-type="float">
            <text:p>-9.5</text:p>
          </table:table-cell>
          <table:table-cell/>
          <table:table-cell table:formula="of:=ROUND([.D66])" office:value-type="float" office:value="-10" calcext:value-type="float">
            <text:p>-10</text:p>
          </table:table-cell>
          <table:table-cell office:value-type="string" calcext:value-type="string">
            <text:p>else if(VpackActual &lt; 138) { maxPossibleVspoof = VpackActual - 9; 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67]*0.8973+4.6429" office:value-type="float" office:value="129.3676" calcext:value-type="float">
            <text:p>129.4</text:p>
          </table:table-cell>
          <table:table-cell table:formula="of:=[.B67]/[.A67]*100" office:value-type="float" office:value="93.0702158273381" calcext:value-type="float">
            <text:p>93.1</text:p>
          </table:table-cell>
          <table:table-cell table:formula="of:=[.B67]-[.A67]" office:value-type="float" office:value="-9.63239999999999" calcext:value-type="float">
            <text:p>-9.6</text:p>
          </table:table-cell>
          <table:table-cell/>
          <table:table-cell table:formula="of:=ROUND([.D67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68]*0.8973+4.6429" office:value-type="float" office:value="130.2649" calcext:value-type="float">
            <text:p>130.3</text:p>
          </table:table-cell>
          <table:table-cell table:formula="of:=[.B68]/[.A68]*100" office:value-type="float" office:value="93.0463571428571" calcext:value-type="float">
            <text:p>93.0</text:p>
          </table:table-cell>
          <table:table-cell table:formula="of:=[.B68]-[.A68]" office:value-type="float" office:value="-9.73509999999999" calcext:value-type="float">
            <text:p>-9.7</text:p>
          </table:table-cell>
          <table:table-cell/>
          <table:table-cell table:formula="of:=ROUND([.D68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69]*0.8973+4.6429" office:value-type="float" office:value="131.1622" calcext:value-type="float">
            <text:p>131.2</text:p>
          </table:table-cell>
          <table:table-cell table:formula="of:=[.B69]/[.A69]*100" office:value-type="float" office:value="93.0228368794326" calcext:value-type="float">
            <text:p>93.0</text:p>
          </table:table-cell>
          <table:table-cell table:formula="of:=[.B69]-[.A69]" office:value-type="float" office:value="-9.83779999999999" calcext:value-type="float">
            <text:p>-9.8</text:p>
          </table:table-cell>
          <table:table-cell/>
          <table:table-cell table:formula="of:=ROUND([.D6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70]*0.8973+4.6429" office:value-type="float" office:value="132.0595" calcext:value-type="float">
            <text:p>132.1</text:p>
          </table:table-cell>
          <table:table-cell table:formula="of:=[.B70]/[.A70]*100" office:value-type="float" office:value="92.999647887324" calcext:value-type="float">
            <text:p>93.0</text:p>
          </table:table-cell>
          <table:table-cell table:formula="of:=[.B70]-[.A70]" office:value-type="float" office:value="-9.94049999999999" calcext:value-type="float">
            <text:p>-9.9</text:p>
          </table:table-cell>
          <table:table-cell/>
          <table:table-cell table:formula="of:=ROUND([.D70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71]*0.8973+4.6429" office:value-type="float" office:value="132.9568" calcext:value-type="float">
            <text:p>133.0</text:p>
          </table:table-cell>
          <table:table-cell table:formula="of:=[.B71]/[.A71]*100" office:value-type="float" office:value="92.9767832167832" calcext:value-type="float">
            <text:p>93.0</text:p>
          </table:table-cell>
          <table:table-cell table:formula="of:=[.B71]-[.A71]" office:value-type="float" office:value="-10.0432" calcext:value-type="float">
            <text:p>-10.0</text:p>
          </table:table-cell>
          <table:table-cell/>
          <table:table-cell table:formula="of:=ROUND([.D71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72]*0.8973+4.6429" office:value-type="float" office:value="133.8541" calcext:value-type="float">
            <text:p>133.9</text:p>
          </table:table-cell>
          <table:table-cell table:formula="of:=[.B72]/[.A72]*100" office:value-type="float" office:value="92.9542361111111" calcext:value-type="float">
            <text:p>93.0</text:p>
          </table:table-cell>
          <table:table-cell table:formula="of:=[.B72]-[.A72]" office:value-type="float" office:value="-10.1459" calcext:value-type="float">
            <text:p>-10.1</text:p>
          </table:table-cell>
          <table:table-cell/>
          <table:table-cell table:formula="of:=ROUND([.D72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73]*0.8973+4.6429" office:value-type="float" office:value="134.7514" calcext:value-type="float">
            <text:p>134.8</text:p>
          </table:table-cell>
          <table:table-cell table:formula="of:=[.B73]/[.A73]*100" office:value-type="float" office:value="92.932" calcext:value-type="float">
            <text:p>92.9</text:p>
          </table:table-cell>
          <table:table-cell table:formula="of:=[.B73]-[.A73]" office:value-type="float" office:value="-10.2486" calcext:value-type="float">
            <text:p>-10.2</text:p>
          </table:table-cell>
          <table:table-cell/>
          <table:table-cell table:formula="of:=ROUND([.D73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74]*0.8973+4.6429" office:value-type="float" office:value="135.6487" calcext:value-type="float">
            <text:p>135.6</text:p>
          </table:table-cell>
          <table:table-cell table:formula="of:=[.B74]/[.A74]*100" office:value-type="float" office:value="92.9100684931507" calcext:value-type="float">
            <text:p>92.9</text:p>
          </table:table-cell>
          <table:table-cell table:formula="of:=[.B74]-[.A74]" office:value-type="float" office:value="-10.3513" calcext:value-type="float">
            <text:p>-10.4</text:p>
          </table:table-cell>
          <table:table-cell/>
          <table:table-cell table:formula="of:=ROUND([.D74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75]*0.8973+4.6429" office:value-type="float" office:value="136.546" calcext:value-type="float">
            <text:p>136.5</text:p>
          </table:table-cell>
          <table:table-cell table:formula="of:=[.B75]/[.A75]*100" office:value-type="float" office:value="92.8884353741497" calcext:value-type="float">
            <text:p>92.9</text:p>
          </table:table-cell>
          <table:table-cell table:formula="of:=[.B75]-[.A75]" office:value-type="float" office:value="-10.454" calcext:value-type="float">
            <text:p>-10.5</text:p>
          </table:table-cell>
          <table:table-cell/>
          <table:table-cell table:formula="of:=ROUND([.D75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76]*0.8973+4.6429" office:value-type="float" office:value="137.4433" calcext:value-type="float">
            <text:p>137.4</text:p>
          </table:table-cell>
          <table:table-cell table:formula="of:=[.B76]/[.A76]*100" office:value-type="float" office:value="92.8670945945946" calcext:value-type="float">
            <text:p>92.9</text:p>
          </table:table-cell>
          <table:table-cell table:formula="of:=[.B76]-[.A76]" office:value-type="float" office:value="-10.5567" calcext:value-type="float">
            <text:p>-10.6</text:p>
          </table:table-cell>
          <table:table-cell/>
          <table:table-cell table:formula="of:=ROUND([.D76])" office:value-type="float" office:value="-11" calcext:value-type="float">
            <text:p>-11</text:p>
          </table:table-cell>
          <table:table-cell office:value-type="string" calcext:value-type="string">
            <text:p>else if(VpackActual &lt; 148) { maxPossibleVspoof = VpackActual - 10; 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77]*0.8973+4.6429" office:value-type="float" office:value="138.3406" calcext:value-type="float">
            <text:p>138.3</text:p>
          </table:table-cell>
          <table:table-cell table:formula="of:=[.B77]/[.A77]*100" office:value-type="float" office:value="92.8460402684564" calcext:value-type="float">
            <text:p>92.8</text:p>
          </table:table-cell>
          <table:table-cell table:formula="of:=[.B77]-[.A77]" office:value-type="float" office:value="-10.6594" calcext:value-type="float">
            <text:p>-10.7</text:p>
          </table:table-cell>
          <table:table-cell/>
          <table:table-cell table:formula="of:=ROUND([.D77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78]*0.8973+4.6429" office:value-type="float" office:value="139.2379" calcext:value-type="float">
            <text:p>139.2</text:p>
          </table:table-cell>
          <table:table-cell table:formula="of:=[.B78]/[.A78]*100" office:value-type="float" office:value="92.8252666666667" calcext:value-type="float">
            <text:p>92.8</text:p>
          </table:table-cell>
          <table:table-cell table:formula="of:=[.B78]-[.A78]" office:value-type="float" office:value="-10.7621" calcext:value-type="float">
            <text:p>-10.8</text:p>
          </table:table-cell>
          <table:table-cell/>
          <table:table-cell table:formula="of:=ROUND([.D78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79]*0.8973+4.6429" office:value-type="float" office:value="140.1352" calcext:value-type="float">
            <text:p>140.1</text:p>
          </table:table-cell>
          <table:table-cell table:formula="of:=[.B79]/[.A79]*100" office:value-type="float" office:value="92.8047682119205" calcext:value-type="float">
            <text:p>92.8</text:p>
          </table:table-cell>
          <table:table-cell table:formula="of:=[.B79]-[.A79]" office:value-type="float" office:value="-10.8648" calcext:value-type="float">
            <text:p>-10.9</text:p>
          </table:table-cell>
          <table:table-cell/>
          <table:table-cell table:formula="of:=ROUND([.D79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80]*0.8973+4.6429" office:value-type="float" office:value="141.0325" calcext:value-type="float">
            <text:p>141.0</text:p>
          </table:table-cell>
          <table:table-cell table:formula="of:=[.B80]/[.A80]*100" office:value-type="float" office:value="92.7845394736842" calcext:value-type="float">
            <text:p>92.8</text:p>
          </table:table-cell>
          <table:table-cell table:formula="of:=[.B80]-[.A80]" office:value-type="float" office:value="-10.9675" calcext:value-type="float">
            <text:p>-11.0</text:p>
          </table:table-cell>
          <table:table-cell/>
          <table:table-cell table:formula="of:=ROUND([.D80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81]*0.8973+4.6429" office:value-type="float" office:value="141.9298" calcext:value-type="float">
            <text:p>141.9</text:p>
          </table:table-cell>
          <table:table-cell table:formula="of:=[.B81]/[.A81]*100" office:value-type="float" office:value="92.7645751633987" calcext:value-type="float">
            <text:p>92.8</text:p>
          </table:table-cell>
          <table:table-cell table:formula="of:=[.B81]-[.A81]" office:value-type="float" office:value="-11.0702" calcext:value-type="float">
            <text:p>-11.1</text:p>
          </table:table-cell>
          <table:table-cell/>
          <table:table-cell table:formula="of:=ROUND([.D81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82]*0.8973+4.6429" office:value-type="float" office:value="142.8271" calcext:value-type="float">
            <text:p>142.8</text:p>
          </table:table-cell>
          <table:table-cell table:formula="of:=[.B82]/[.A82]*100" office:value-type="float" office:value="92.7448701298701" calcext:value-type="float">
            <text:p>92.7</text:p>
          </table:table-cell>
          <table:table-cell table:formula="of:=[.B82]-[.A82]" office:value-type="float" office:value="-11.1729" calcext:value-type="float">
            <text:p>-11.2</text:p>
          </table:table-cell>
          <table:table-cell/>
          <table:table-cell table:formula="of:=ROUND([.D82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83]*0.8973+4.6429" office:value-type="float" office:value="143.7244" calcext:value-type="float">
            <text:p>143.7</text:p>
          </table:table-cell>
          <table:table-cell table:formula="of:=[.B83]/[.A83]*100" office:value-type="float" office:value="92.7254193548387" calcext:value-type="float">
            <text:p>92.7</text:p>
          </table:table-cell>
          <table:table-cell table:formula="of:=[.B83]-[.A83]" office:value-type="float" office:value="-11.2756" calcext:value-type="float">
            <text:p>-11.3</text:p>
          </table:table-cell>
          <table:table-cell/>
          <table:table-cell table:formula="of:=ROUND([.D83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84]*0.8973+4.6429" office:value-type="float" office:value="144.6217" calcext:value-type="float">
            <text:p>144.6</text:p>
          </table:table-cell>
          <table:table-cell table:formula="of:=[.B84]/[.A84]*100" office:value-type="float" office:value="92.706217948718" calcext:value-type="float">
            <text:p>92.7</text:p>
          </table:table-cell>
          <table:table-cell table:formula="of:=[.B84]-[.A84]" office:value-type="float" office:value="-11.3783" calcext:value-type="float">
            <text:p>-11.4</text:p>
          </table:table-cell>
          <table:table-cell/>
          <table:table-cell table:formula="of:=ROUND([.D84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85]*0.8973+4.6429" office:value-type="float" office:value="145.519" calcext:value-type="float">
            <text:p>145.5</text:p>
          </table:table-cell>
          <table:table-cell table:formula="of:=[.B85]/[.A85]*100" office:value-type="float" office:value="92.6872611464968" calcext:value-type="float">
            <text:p>92.7</text:p>
          </table:table-cell>
          <table:table-cell table:formula="of:=[.B85]-[.A85]" office:value-type="float" office:value="-11.481" calcext:value-type="float">
            <text:p>-11.5</text:p>
          </table:table-cell>
          <table:table-cell/>
          <table:table-cell table:formula="of:=ROUND([.D85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86]*0.8973+4.6429" office:value-type="float" office:value="146.4163" calcext:value-type="float">
            <text:p>146.4</text:p>
          </table:table-cell>
          <table:table-cell table:formula="of:=[.B86]/[.A86]*100" office:value-type="float" office:value="92.6685443037975" calcext:value-type="float">
            <text:p>92.7</text:p>
          </table:table-cell>
          <table:table-cell table:formula="of:=[.B86]-[.A86]" office:value-type="float" office:value="-11.5837" calcext:value-type="float">
            <text:p>-11.6</text:p>
          </table:table-cell>
          <table:table-cell/>
          <table:table-cell table:formula="of:=ROUND([.D86])" office:value-type="float" office:value="-12" calcext:value-type="float">
            <text:p>-12</text:p>
          </table:table-cell>
          <table:table-cell office:value-type="string" calcext:value-type="string">
            <text:p>else if(VpackActual &lt; 158) { maxPossibleVspoof = VpackActual - 11; }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87]*0.8973+4.6429" office:value-type="float" office:value="147.3136" calcext:value-type="float">
            <text:p>147.3</text:p>
          </table:table-cell>
          <table:table-cell table:formula="of:=[.B87]/[.A87]*100" office:value-type="float" office:value="92.6500628930818" calcext:value-type="float">
            <text:p>92.7</text:p>
          </table:table-cell>
          <table:table-cell table:formula="of:=[.B87]-[.A87]" office:value-type="float" office:value="-11.6864" calcext:value-type="float">
            <text:p>-11.7</text:p>
          </table:table-cell>
          <table:table-cell/>
          <table:table-cell table:formula="of:=ROUND([.D87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88]*0.8973+4.6429" office:value-type="float" office:value="148.2109" calcext:value-type="float">
            <text:p>148.2</text:p>
          </table:table-cell>
          <table:table-cell table:formula="of:=[.B88]/[.A88]*100" office:value-type="float" office:value="92.6318125" calcext:value-type="float">
            <text:p>92.6</text:p>
          </table:table-cell>
          <table:table-cell table:formula="of:=[.B88]-[.A88]" office:value-type="float" office:value="-11.7891" calcext:value-type="float">
            <text:p>-11.8</text:p>
          </table:table-cell>
          <table:table-cell/>
          <table:table-cell table:formula="of:=ROUND([.D8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89]*0.8973+4.6429" office:value-type="float" office:value="149.1082" calcext:value-type="float">
            <text:p>149.1</text:p>
          </table:table-cell>
          <table:table-cell table:formula="of:=[.B89]/[.A89]*100" office:value-type="float" office:value="92.6137888198758" calcext:value-type="float">
            <text:p>92.6</text:p>
          </table:table-cell>
          <table:table-cell table:formula="of:=[.B89]-[.A89]" office:value-type="float" office:value="-11.8918" calcext:value-type="float">
            <text:p>-11.9</text:p>
          </table:table-cell>
          <table:table-cell/>
          <table:table-cell table:formula="of:=ROUND([.D89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90]*0.8973+4.6429" office:value-type="float" office:value="150.0055" calcext:value-type="float">
            <text:p>150.0</text:p>
          </table:table-cell>
          <table:table-cell table:formula="of:=[.B90]/[.A90]*100" office:value-type="float" office:value="92.595987654321" calcext:value-type="float">
            <text:p>92.6</text:p>
          </table:table-cell>
          <table:table-cell table:formula="of:=[.B90]-[.A90]" office:value-type="float" office:value="-11.9945" calcext:value-type="float">
            <text:p>-12.0</text:p>
          </table:table-cell>
          <table:table-cell/>
          <table:table-cell table:formula="of:=ROUND([.D90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91]*0.8973+4.6429" office:value-type="float" office:value="150.9028" calcext:value-type="float">
            <text:p>150.9</text:p>
          </table:table-cell>
          <table:table-cell table:formula="of:=[.B91]/[.A91]*100" office:value-type="float" office:value="92.5784049079755" calcext:value-type="float">
            <text:p>92.6</text:p>
          </table:table-cell>
          <table:table-cell table:formula="of:=[.B91]-[.A91]" office:value-type="float" office:value="-12.0972" calcext:value-type="float">
            <text:p>-12.1</text:p>
          </table:table-cell>
          <table:table-cell/>
          <table:table-cell table:formula="of:=ROUND([.D91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92]*0.8973+4.6429" office:value-type="float" office:value="151.8001" calcext:value-type="float">
            <text:p>151.8</text:p>
          </table:table-cell>
          <table:table-cell table:formula="of:=[.B92]/[.A92]*100" office:value-type="float" office:value="92.5610365853659" calcext:value-type="float">
            <text:p>92.6</text:p>
          </table:table-cell>
          <table:table-cell table:formula="of:=[.B92]-[.A92]" office:value-type="float" office:value="-12.1999" calcext:value-type="float">
            <text:p>-12.2</text:p>
          </table:table-cell>
          <table:table-cell/>
          <table:table-cell table:formula="of:=ROUND([.D92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93]*0.8973+4.6429" office:value-type="float" office:value="152.6974" calcext:value-type="float">
            <text:p>152.7</text:p>
          </table:table-cell>
          <table:table-cell table:formula="of:=[.B93]/[.A93]*100" office:value-type="float" office:value="92.5438787878788" calcext:value-type="float">
            <text:p>92.5</text:p>
          </table:table-cell>
          <table:table-cell table:formula="of:=[.B93]-[.A93]" office:value-type="float" office:value="-12.3026" calcext:value-type="float">
            <text:p>-12.3</text:p>
          </table:table-cell>
          <table:table-cell/>
          <table:table-cell table:formula="of:=ROUND([.D9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94]*0.8973+4.6429" office:value-type="float" office:value="153.5947" calcext:value-type="float">
            <text:p>153.6</text:p>
          </table:table-cell>
          <table:table-cell table:formula="of:=[.B94]/[.A94]*100" office:value-type="float" office:value="92.5269277108434" calcext:value-type="float">
            <text:p>92.5</text:p>
          </table:table-cell>
          <table:table-cell table:formula="of:=[.B94]-[.A94]" office:value-type="float" office:value="-12.4053" calcext:value-type="float">
            <text:p>-12.4</text:p>
          </table:table-cell>
          <table:table-cell/>
          <table:table-cell table:formula="of:=ROUND([.D94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95]*0.8973+4.6429" office:value-type="float" office:value="154.492" calcext:value-type="float">
            <text:p>154.5</text:p>
          </table:table-cell>
          <table:table-cell table:formula="of:=[.B95]/[.A95]*100" office:value-type="float" office:value="92.5101796407186" calcext:value-type="float">
            <text:p>92.5</text:p>
          </table:table-cell>
          <table:table-cell table:formula="of:=[.B95]-[.A95]" office:value-type="float" office:value="-12.508" calcext:value-type="float">
            <text:p>-12.5</text:p>
          </table:table-cell>
          <table:table-cell/>
          <table:table-cell table:formula="of:=ROUND([.D95])" office:value-type="float" office:value="-13" calcext:value-type="float">
            <text:p>-13</text:p>
          </table:table-cell>
          <table:table-cell office:value-type="string" calcext:value-type="string">
            <text:p>else if(VpackActual &lt; 167) { maxPossibleVspoof = VpackActual - 12; }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96]*0.8973+4.6429" office:value-type="float" office:value="155.3893" calcext:value-type="float">
            <text:p>155.4</text:p>
          </table:table-cell>
          <table:table-cell table:formula="of:=[.B96]/[.A96]*100" office:value-type="float" office:value="92.4936309523809" calcext:value-type="float">
            <text:p>92.5</text:p>
          </table:table-cell>
          <table:table-cell table:formula="of:=[.B96]-[.A96]" office:value-type="float" office:value="-12.6107" calcext:value-type="float">
            <text:p>-12.6</text:p>
          </table:table-cell>
          <table:table-cell/>
          <table:table-cell table:formula="of:=ROUND([.D96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97]*0.8973+4.6429" office:value-type="float" office:value="156.2866" calcext:value-type="float">
            <text:p>156.3</text:p>
          </table:table-cell>
          <table:table-cell table:formula="of:=[.B97]/[.A97]*100" office:value-type="float" office:value="92.4772781065089" calcext:value-type="float">
            <text:p>92.5</text:p>
          </table:table-cell>
          <table:table-cell table:formula="of:=[.B97]-[.A97]" office:value-type="float" office:value="-12.7134" calcext:value-type="float">
            <text:p>-12.7</text:p>
          </table:table-cell>
          <table:table-cell/>
          <table:table-cell table:formula="of:=ROUND([.D97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98]*0.8973+4.6429" office:value-type="float" office:value="157.1839" calcext:value-type="float">
            <text:p>157.2</text:p>
          </table:table-cell>
          <table:table-cell table:formula="of:=[.B98]/[.A98]*100" office:value-type="float" office:value="92.4611176470588" calcext:value-type="float">
            <text:p>92.5</text:p>
          </table:table-cell>
          <table:table-cell table:formula="of:=[.B98]-[.A98]" office:value-type="float" office:value="-12.8161" calcext:value-type="float">
            <text:p>-12.8</text:p>
          </table:table-cell>
          <table:table-cell/>
          <table:table-cell table:formula="of:=ROUND([.D98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99]*0.8973+4.6429" office:value-type="float" office:value="158.0812" calcext:value-type="float">
            <text:p>158.1</text:p>
          </table:table-cell>
          <table:table-cell table:formula="of:=[.B99]/[.A99]*100" office:value-type="float" office:value="92.4451461988304" calcext:value-type="float">
            <text:p>92.4</text:p>
          </table:table-cell>
          <table:table-cell table:formula="of:=[.B99]-[.A99]" office:value-type="float" office:value="-12.9188" calcext:value-type="float">
            <text:p>-12.9</text:p>
          </table:table-cell>
          <table:table-cell/>
          <table:table-cell table:formula="of:=ROUND([.D99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00]*0.8973+4.6429" office:value-type="float" office:value="158.9785" calcext:value-type="float">
            <text:p>159.0</text:p>
          </table:table-cell>
          <table:table-cell table:formula="of:=[.B100]/[.A100]*100" office:value-type="float" office:value="92.4293604651163" calcext:value-type="float">
            <text:p>92.4</text:p>
          </table:table-cell>
          <table:table-cell table:formula="of:=[.B100]-[.A100]" office:value-type="float" office:value="-13.0215" calcext:value-type="float">
            <text:p>-13.0</text:p>
          </table:table-cell>
          <table:table-cell/>
          <table:table-cell table:formula="of:=ROUND([.D100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01]*0.8973+4.6429" office:value-type="float" office:value="159.8758" calcext:value-type="float">
            <text:p>159.9</text:p>
          </table:table-cell>
          <table:table-cell table:formula="of:=[.B101]/[.A101]*100" office:value-type="float" office:value="92.4137572254335" calcext:value-type="float">
            <text:p>92.4</text:p>
          </table:table-cell>
          <table:table-cell table:formula="of:=[.B101]-[.A101]" office:value-type="float" office:value="-13.1242" calcext:value-type="float">
            <text:p>-13.1</text:p>
          </table:table-cell>
          <table:table-cell/>
          <table:table-cell table:formula="of:=ROUND([.D10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02]*0.8973+4.6429" office:value-type="float" office:value="160.7731" calcext:value-type="float">
            <text:p>160.8</text:p>
          </table:table-cell>
          <table:table-cell table:formula="of:=[.B102]/[.A102]*100" office:value-type="float" office:value="92.3983333333333" calcext:value-type="float">
            <text:p>92.4</text:p>
          </table:table-cell>
          <table:table-cell table:formula="of:=[.B102]-[.A102]" office:value-type="float" office:value="-13.2269" calcext:value-type="float">
            <text:p>-13.2</text:p>
          </table:table-cell>
          <table:table-cell/>
          <table:table-cell table:formula="of:=ROUND([.D102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03]*0.8973+4.6429" office:value-type="float" office:value="161.6704" calcext:value-type="float">
            <text:p>161.7</text:p>
          </table:table-cell>
          <table:table-cell table:formula="of:=[.B103]/[.A103]*100" office:value-type="float" office:value="92.3830857142857" calcext:value-type="float">
            <text:p>92.4</text:p>
          </table:table-cell>
          <table:table-cell table:formula="of:=[.B103]-[.A103]" office:value-type="float" office:value="-13.3296" calcext:value-type="float">
            <text:p>-13.3</text:p>
          </table:table-cell>
          <table:table-cell/>
          <table:table-cell table:formula="of:=ROUND([.D103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04]*0.8973+4.6429" office:value-type="float" office:value="162.5677" calcext:value-type="float">
            <text:p>162.6</text:p>
          </table:table-cell>
          <table:table-cell table:formula="of:=[.B104]/[.A104]*100" office:value-type="float" office:value="92.3680113636364" calcext:value-type="float">
            <text:p>92.4</text:p>
          </table:table-cell>
          <table:table-cell table:formula="of:=[.B104]-[.A104]" office:value-type="float" office:value="-13.4323" calcext:value-type="float">
            <text:p>-13.4</text:p>
          </table:table-cell>
          <table:table-cell/>
          <table:table-cell table:formula="of:=ROUND([.D104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05]*0.8973+4.6429" office:value-type="float" office:value="163.465" calcext:value-type="float">
            <text:p>163.5</text:p>
          </table:table-cell>
          <table:table-cell table:formula="of:=[.B105]/[.A105]*100" office:value-type="float" office:value="92.3531073446328" calcext:value-type="float">
            <text:p>92.4</text:p>
          </table:table-cell>
          <table:table-cell table:formula="of:=[.B105]-[.A105]" office:value-type="float" office:value="-13.535" calcext:value-type="float">
            <text:p>-13.5</text:p>
          </table:table-cell>
          <table:table-cell/>
          <table:table-cell table:formula="of:=ROUND([.D105])" office:value-type="float" office:value="-14" calcext:value-type="float">
            <text:p>-14</text:p>
          </table:table-cell>
          <table:table-cell office:value-type="string" calcext:value-type="string">
            <text:p>else if(VpackActual &lt; 177) { maxPossibleVspoof = VpackActual - 13; }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06]*0.8973+4.6429" office:value-type="float" office:value="164.3623" calcext:value-type="float">
            <text:p>164.4</text:p>
          </table:table-cell>
          <table:table-cell table:formula="of:=[.B106]/[.A106]*100" office:value-type="float" office:value="92.3383707865169" calcext:value-type="float">
            <text:p>92.3</text:p>
          </table:table-cell>
          <table:table-cell table:formula="of:=[.B106]-[.A106]" office:value-type="float" office:value="-13.6377" calcext:value-type="float">
            <text:p>-13.6</text:p>
          </table:table-cell>
          <table:table-cell/>
          <table:table-cell table:formula="of:=ROUND([.D106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07]*0.8973+4.6429" office:value-type="float" office:value="165.2596" calcext:value-type="float">
            <text:p>165.3</text:p>
          </table:table-cell>
          <table:table-cell table:formula="of:=[.B107]/[.A107]*100" office:value-type="float" office:value="92.3237988826816" calcext:value-type="float">
            <text:p>92.3</text:p>
          </table:table-cell>
          <table:table-cell table:formula="of:=[.B107]-[.A107]" office:value-type="float" office:value="-13.7404" calcext:value-type="float">
            <text:p>-13.7</text:p>
          </table:table-cell>
          <table:table-cell/>
          <table:table-cell table:formula="of:=ROUND([.D107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08]*0.8973+4.6429" office:value-type="float" office:value="166.1569" calcext:value-type="float">
            <text:p>166.2</text:p>
          </table:table-cell>
          <table:table-cell table:formula="of:=[.B108]/[.A108]*100" office:value-type="float" office:value="92.3093888888889" calcext:value-type="float">
            <text:p>92.3</text:p>
          </table:table-cell>
          <table:table-cell table:formula="of:=[.B108]-[.A108]" office:value-type="float" office:value="-13.8431" calcext:value-type="float">
            <text:p>-13.8</text:p>
          </table:table-cell>
          <table:table-cell/>
          <table:table-cell table:formula="of:=ROUND([.D108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09]*0.8973+4.6429" office:value-type="float" office:value="167.0542" calcext:value-type="float">
            <text:p>167.1</text:p>
          </table:table-cell>
          <table:table-cell table:formula="of:=[.B109]/[.A109]*100" office:value-type="float" office:value="92.295138121547" calcext:value-type="float">
            <text:p>92.3</text:p>
          </table:table-cell>
          <table:table-cell table:formula="of:=[.B109]-[.A109]" office:value-type="float" office:value="-13.9458" calcext:value-type="float">
            <text:p>-13.9</text:p>
          </table:table-cell>
          <table:table-cell/>
          <table:table-cell table:formula="of:=ROUND([.D109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10]*0.8973+4.6429" office:value-type="float" office:value="167.9515" calcext:value-type="float">
            <text:p>168.0</text:p>
          </table:table-cell>
          <table:table-cell table:formula="of:=[.B110]/[.A110]*100" office:value-type="float" office:value="92.2810439560439" calcext:value-type="float">
            <text:p>92.3</text:p>
          </table:table-cell>
          <table:table-cell table:formula="of:=[.B110]-[.A110]" office:value-type="float" office:value="-14.0485" calcext:value-type="float">
            <text:p>-14.0</text:p>
          </table:table-cell>
          <table:table-cell/>
          <table:table-cell table:formula="of:=ROUND([.D110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11]*0.8973+4.6429" office:value-type="float" office:value="168.8488" calcext:value-type="float">
            <text:p>168.8</text:p>
          </table:table-cell>
          <table:table-cell table:formula="of:=[.B111]/[.A111]*100" office:value-type="float" office:value="92.2671038251366" calcext:value-type="float">
            <text:p>92.3</text:p>
          </table:table-cell>
          <table:table-cell table:formula="of:=[.B111]-[.A111]" office:value-type="float" office:value="-14.1512" calcext:value-type="float">
            <text:p>-14.2</text:p>
          </table:table-cell>
          <table:table-cell/>
          <table:table-cell table:formula="of:=ROUND([.D111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12]*0.8973+4.6429" office:value-type="float" office:value="169.7461" calcext:value-type="float">
            <text:p>169.7</text:p>
          </table:table-cell>
          <table:table-cell table:formula="of:=[.B112]/[.A112]*100" office:value-type="float" office:value="92.2533152173913" calcext:value-type="float">
            <text:p>92.3</text:p>
          </table:table-cell>
          <table:table-cell table:formula="of:=[.B112]-[.A112]" office:value-type="float" office:value="-14.2539" calcext:value-type="float">
            <text:p>-14.3</text:p>
          </table:table-cell>
          <table:table-cell/>
          <table:table-cell table:formula="of:=ROUND([.D112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13]*0.8973+4.6429" office:value-type="float" office:value="170.6434" calcext:value-type="float">
            <text:p>170.6</text:p>
          </table:table-cell>
          <table:table-cell table:formula="of:=[.B113]/[.A113]*100" office:value-type="float" office:value="92.2396756756757" calcext:value-type="float">
            <text:p>92.2</text:p>
          </table:table-cell>
          <table:table-cell table:formula="of:=[.B113]-[.A113]" office:value-type="float" office:value="-14.3566" calcext:value-type="float">
            <text:p>-14.4</text:p>
          </table:table-cell>
          <table:table-cell/>
          <table:table-cell table:formula="of:=ROUND([.D113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14]*0.8973+4.6429" office:value-type="float" office:value="171.5407" calcext:value-type="float">
            <text:p>171.5</text:p>
          </table:table-cell>
          <table:table-cell table:formula="of:=[.B114]/[.A114]*100" office:value-type="float" office:value="92.2261827956989" calcext:value-type="float">
            <text:p>92.2</text:p>
          </table:table-cell>
          <table:table-cell table:formula="of:=[.B114]-[.A114]" office:value-type="float" office:value="-14.4593" calcext:value-type="float">
            <text:p>-14.5</text:p>
          </table:table-cell>
          <table:table-cell/>
          <table:table-cell table:formula="of:=ROUND([.D114])"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15]*0.8973+4.6429" office:value-type="float" office:value="172.438" calcext:value-type="float">
            <text:p>172.4</text:p>
          </table:table-cell>
          <table:table-cell table:formula="of:=[.B115]/[.A115]*100" office:value-type="float" office:value="92.2128342245989" calcext:value-type="float">
            <text:p>92.2</text:p>
          </table:table-cell>
          <table:table-cell table:formula="of:=[.B115]-[.A115]" office:value-type="float" office:value="-14.562" calcext:value-type="float">
            <text:p>-14.6</text:p>
          </table:table-cell>
          <table:table-cell/>
          <table:table-cell table:formula="of:=ROUND([.D115])" office:value-type="float" office:value="-15" calcext:value-type="float">
            <text:p>-15</text:p>
          </table:table-cell>
          <table:table-cell office:value-type="string" calcext:value-type="string">
            <text:p>else if(VpackActual &lt; 187) { maxPossibleVspoof = VpackActual - 14; }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16]*0.8973+4.6429" office:value-type="float" office:value="173.3353" calcext:value-type="float">
            <text:p>173.3</text:p>
          </table:table-cell>
          <table:table-cell table:formula="of:=[.B116]/[.A116]*100" office:value-type="float" office:value="92.1996276595745" calcext:value-type="float">
            <text:p>92.2</text:p>
          </table:table-cell>
          <table:table-cell table:formula="of:=[.B116]-[.A116]" office:value-type="float" office:value="-14.6647" calcext:value-type="float">
            <text:p>-14.7</text:p>
          </table:table-cell>
          <table:table-cell/>
          <table:table-cell table:formula="of:=ROUND([.D116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17]*0.8973+4.6429" office:value-type="float" office:value="174.2326" calcext:value-type="float">
            <text:p>174.2</text:p>
          </table:table-cell>
          <table:table-cell table:formula="of:=[.B117]/[.A117]*100" office:value-type="float" office:value="92.1865608465608" calcext:value-type="float">
            <text:p>92.2</text:p>
          </table:table-cell>
          <table:table-cell table:formula="of:=[.B117]-[.A117]" office:value-type="float" office:value="-14.7674" calcext:value-type="float">
            <text:p>-14.8</text:p>
          </table:table-cell>
          <table:table-cell/>
          <table:table-cell table:formula="of:=ROUND([.D117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18]*0.8973+4.6429" office:value-type="float" office:value="175.1299" calcext:value-type="float">
            <text:p>175.1</text:p>
          </table:table-cell>
          <table:table-cell table:formula="of:=[.B118]/[.A118]*100" office:value-type="float" office:value="92.1736315789474" calcext:value-type="float">
            <text:p>92.2</text:p>
          </table:table-cell>
          <table:table-cell table:formula="of:=[.B118]-[.A118]" office:value-type="float" office:value="-14.8701" calcext:value-type="float">
            <text:p>-14.9</text:p>
          </table:table-cell>
          <table:table-cell/>
          <table:table-cell table:formula="of:=ROUND([.D118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19]*0.8973+4.6429" office:value-type="float" office:value="176.0272" calcext:value-type="float">
            <text:p>176.0</text:p>
          </table:table-cell>
          <table:table-cell table:formula="of:=[.B119]/[.A119]*100" office:value-type="float" office:value="92.1608376963351" calcext:value-type="float">
            <text:p>92.2</text:p>
          </table:table-cell>
          <table:table-cell table:formula="of:=[.B119]-[.A119]" office:value-type="float" office:value="-14.9728" calcext:value-type="float">
            <text:p>-15.0</text:p>
          </table:table-cell>
          <table:table-cell/>
          <table:table-cell table:formula="of:=ROUND([.D119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20]*0.8973+4.6429" office:value-type="float" office:value="176.9245" calcext:value-type="float">
            <text:p>176.9</text:p>
          </table:table-cell>
          <table:table-cell table:formula="of:=[.B120]/[.A120]*100" office:value-type="float" office:value="92.1481770833333" calcext:value-type="float">
            <text:p>92.1</text:p>
          </table:table-cell>
          <table:table-cell table:formula="of:=[.B120]-[.A120]" office:value-type="float" office:value="-15.0755" calcext:value-type="float">
            <text:p>-15.1</text:p>
          </table:table-cell>
          <table:table-cell/>
          <table:table-cell table:formula="of:=ROUND([.D120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21]*0.8973+4.6429" office:value-type="float" office:value="177.8218" calcext:value-type="float">
            <text:p>177.8</text:p>
          </table:table-cell>
          <table:table-cell table:formula="of:=[.B121]/[.A121]*100" office:value-type="float" office:value="92.1356476683938" calcext:value-type="float">
            <text:p>92.1</text:p>
          </table:table-cell>
          <table:table-cell table:formula="of:=[.B121]-[.A121]" office:value-type="float" office:value="-15.1782" calcext:value-type="float">
            <text:p>-15.2</text:p>
          </table:table-cell>
          <table:table-cell/>
          <table:table-cell table:formula="of:=ROUND([.D121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22]*0.8973+4.6429" office:value-type="float" office:value="178.7191" calcext:value-type="float">
            <text:p>178.7</text:p>
          </table:table-cell>
          <table:table-cell table:formula="of:=[.B122]/[.A122]*100" office:value-type="float" office:value="92.1232474226804" calcext:value-type="float">
            <text:p>92.1</text:p>
          </table:table-cell>
          <table:table-cell table:formula="of:=[.B122]-[.A122]" office:value-type="float" office:value="-15.2809" calcext:value-type="float">
            <text:p>-15.3</text:p>
          </table:table-cell>
          <table:table-cell/>
          <table:table-cell table:formula="of:=ROUND([.D122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23]*0.8973+4.6429" office:value-type="float" office:value="179.6164" calcext:value-type="float">
            <text:p>179.6</text:p>
          </table:table-cell>
          <table:table-cell table:formula="of:=[.B123]/[.A123]*100" office:value-type="float" office:value="92.1109743589744" calcext:value-type="float">
            <text:p>92.1</text:p>
          </table:table-cell>
          <table:table-cell table:formula="of:=[.B123]-[.A123]" office:value-type="float" office:value="-15.3836" calcext:value-type="float">
            <text:p>-15.4</text:p>
          </table:table-cell>
          <table:table-cell/>
          <table:table-cell table:formula="of:=ROUND([.D123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24]*0.8973+4.6429" office:value-type="float" office:value="180.5137" calcext:value-type="float">
            <text:p>180.5</text:p>
          </table:table-cell>
          <table:table-cell table:formula="of:=[.B124]/[.A124]*100" office:value-type="float" office:value="92.0988265306123" calcext:value-type="float">
            <text:p>92.1</text:p>
          </table:table-cell>
          <table:table-cell table:formula="of:=[.B124]-[.A124]" office:value-type="float" office:value="-15.4863" calcext:value-type="float">
            <text:p>-15.5</text:p>
          </table:table-cell>
          <table:table-cell/>
          <table:table-cell table:formula="of:=ROUND([.D124])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25]*0.8973+4.6429" office:value-type="float" office:value="181.411" calcext:value-type="float">
            <text:p>181.4</text:p>
          </table:table-cell>
          <table:table-cell table:formula="of:=[.B125]/[.A125]*100" office:value-type="float" office:value="92.0868020304568" calcext:value-type="float">
            <text:p>92.1</text:p>
          </table:table-cell>
          <table:table-cell table:formula="of:=[.B125]-[.A125]" office:value-type="float" office:value="-15.589" calcext:value-type="float">
            <text:p>-15.6</text:p>
          </table:table-cell>
          <table:table-cell/>
          <table:table-cell table:formula="of:=ROUND([.D125])" office:value-type="float" office:value="-16" calcext:value-type="float">
            <text:p>-16</text:p>
          </table:table-cell>
          <table:table-cell office:value-type="string" calcext:value-type="string">
            <text:p>else if(VpackActual &lt; 197) { maxPossibleVspoof = VpackActual - 15; }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26]*0.8973+4.6429" office:value-type="float" office:value="182.3083" calcext:value-type="float">
            <text:p>182.3</text:p>
          </table:table-cell>
          <table:table-cell table:formula="of:=[.B126]/[.A126]*100" office:value-type="float" office:value="92.074898989899" calcext:value-type="float">
            <text:p>92.1</text:p>
          </table:table-cell>
          <table:table-cell table:formula="of:=[.B126]-[.A126]" office:value-type="float" office:value="-15.6917" calcext:value-type="float">
            <text:p>-15.7</text:p>
          </table:table-cell>
          <table:table-cell/>
          <table:table-cell table:formula="of:=ROUND([.D126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27]*0.8973+4.6429" office:value-type="float" office:value="183.2056" calcext:value-type="float">
            <text:p>183.2</text:p>
          </table:table-cell>
          <table:table-cell table:formula="of:=[.B127]/[.A127]*100" office:value-type="float" office:value="92.0631155778895" calcext:value-type="float">
            <text:p>92.1</text:p>
          </table:table-cell>
          <table:table-cell table:formula="of:=[.B127]-[.A127]" office:value-type="float" office:value="-15.7944" calcext:value-type="float">
            <text:p>-15.8</text:p>
          </table:table-cell>
          <table:table-cell/>
          <table:table-cell table:formula="of:=ROUND([.D127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28]*0.8973+4.6429" office:value-type="float" office:value="184.1029" calcext:value-type="float">
            <text:p>184.1</text:p>
          </table:table-cell>
          <table:table-cell table:formula="of:=[.B128]/[.A128]*100" office:value-type="float" office:value="92.05145" calcext:value-type="float">
            <text:p>92.1</text:p>
          </table:table-cell>
          <table:table-cell table:formula="of:=[.B128]-[.A128]" office:value-type="float" office:value="-15.8971" calcext:value-type="float">
            <text:p>-15.9</text:p>
          </table:table-cell>
          <table:table-cell/>
          <table:table-cell table:formula="of:=ROUND([.D128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129]*0.8973+4.6429" office:value-type="float" office:value="185.0002" calcext:value-type="float">
            <text:p>185.0</text:p>
          </table:table-cell>
          <table:table-cell table:formula="of:=[.B129]/[.A129]*100" office:value-type="float" office:value="92.0399004975124" calcext:value-type="float">
            <text:p>92.0</text:p>
          </table:table-cell>
          <table:table-cell table:formula="of:=[.B129]-[.A129]" office:value-type="float" office:value="-15.9998" calcext:value-type="float">
            <text:p>-16.0</text:p>
          </table:table-cell>
          <table:table-cell/>
          <table:table-cell table:formula="of:=ROUND([.D129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130]*0.8973+4.6429" office:value-type="float" office:value="185.8975" calcext:value-type="float">
            <text:p>185.9</text:p>
          </table:table-cell>
          <table:table-cell table:formula="of:=[.B130]/[.A130]*100" office:value-type="float" office:value="92.0284653465347" calcext:value-type="float">
            <text:p>92.0</text:p>
          </table:table-cell>
          <table:table-cell table:formula="of:=[.B130]-[.A130]" office:value-type="float" office:value="-16.1025" calcext:value-type="float">
            <text:p>-16.1</text:p>
          </table:table-cell>
          <table:table-cell/>
          <table:table-cell table:formula="of:=ROUND([.D130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131]*0.8973+4.6429" office:value-type="float" office:value="186.7948" calcext:value-type="float">
            <text:p>186.8</text:p>
          </table:table-cell>
          <table:table-cell table:formula="of:=[.B131]/[.A131]*100" office:value-type="float" office:value="92.0171428571429" calcext:value-type="float">
            <text:p>92.0</text:p>
          </table:table-cell>
          <table:table-cell table:formula="of:=[.B131]-[.A131]" office:value-type="float" office:value="-16.2052" calcext:value-type="float">
            <text:p>-16.2</text:p>
          </table:table-cell>
          <table:table-cell/>
          <table:table-cell table:formula="of:=ROUND([.D131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132]*0.8973+4.6429" office:value-type="float" office:value="187.6921" calcext:value-type="float">
            <text:p>187.7</text:p>
          </table:table-cell>
          <table:table-cell table:formula="of:=[.B132]/[.A132]*100" office:value-type="float" office:value="92.005931372549" calcext:value-type="float">
            <text:p>92.0</text:p>
          </table:table-cell>
          <table:table-cell table:formula="of:=[.B132]-[.A132]" office:value-type="float" office:value="-16.3079" calcext:value-type="float">
            <text:p>-16.3</text:p>
          </table:table-cell>
          <table:table-cell/>
          <table:table-cell table:formula="of:=ROUND([.D132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133]*0.8973+4.6429" office:value-type="float" office:value="188.5894" calcext:value-type="float">
            <text:p>188.6</text:p>
          </table:table-cell>
          <table:table-cell table:formula="of:=[.B133]/[.A133]*100" office:value-type="float" office:value="91.9948292682927" calcext:value-type="float">
            <text:p>92.0</text:p>
          </table:table-cell>
          <table:table-cell table:formula="of:=[.B133]-[.A133]" office:value-type="float" office:value="-16.4106" calcext:value-type="float">
            <text:p>-16.4</text:p>
          </table:table-cell>
          <table:table-cell/>
          <table:table-cell table:formula="of:=ROUND([.D133])"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134]*0.8973+4.6429" office:value-type="float" office:value="189.4867" calcext:value-type="float">
            <text:p>189.5</text:p>
          </table:table-cell>
          <table:table-cell table:formula="of:=[.B134]/[.A134]*100" office:value-type="float" office:value="91.9838349514563" calcext:value-type="float">
            <text:p>92.0</text:p>
          </table:table-cell>
          <table:table-cell table:formula="of:=[.B134]-[.A134]" office:value-type="float" office:value="-16.5133" calcext:value-type="float">
            <text:p>-16.5</text:p>
          </table:table-cell>
          <table:table-cell/>
          <table:table-cell table:formula="of:=ROUND([.D134])" office:value-type="float" office:value="-17" calcext:value-type="float">
            <text:p>-17</text:p>
          </table:table-cell>
          <table:table-cell office:value-type="string" calcext:value-type="string">
            <text:p>else if(VpackActual &lt; 206) { maxPossibleVspoof = VpackActual - 16; }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135]*0.8973+4.6429" office:value-type="float" office:value="190.384" calcext:value-type="float">
            <text:p>190.4</text:p>
          </table:table-cell>
          <table:table-cell table:formula="of:=[.B135]/[.A135]*100" office:value-type="float" office:value="91.9729468599034" calcext:value-type="float">
            <text:p>92.0</text:p>
          </table:table-cell>
          <table:table-cell table:formula="of:=[.B135]-[.A135]" office:value-type="float" office:value="-16.616" calcext:value-type="float">
            <text:p>-16.6</text:p>
          </table:table-cell>
          <table:table-cell/>
          <table:table-cell table:formula="of:=ROUND([.D135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136]*0.8973+4.6429" office:value-type="float" office:value="191.2813" calcext:value-type="float">
            <text:p>191.3</text:p>
          </table:table-cell>
          <table:table-cell table:formula="of:=[.B136]/[.A136]*100" office:value-type="float" office:value="91.9621634615385" calcext:value-type="float">
            <text:p>92.0</text:p>
          </table:table-cell>
          <table:table-cell table:formula="of:=[.B136]-[.A136]" office:value-type="float" office:value="-16.7187" calcext:value-type="float">
            <text:p>-16.7</text:p>
          </table:table-cell>
          <table:table-cell/>
          <table:table-cell table:formula="of:=ROUND([.D136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137]*0.8973+4.6429" office:value-type="float" office:value="192.1786" calcext:value-type="float">
            <text:p>192.2</text:p>
          </table:table-cell>
          <table:table-cell table:formula="of:=[.B137]/[.A137]*100" office:value-type="float" office:value="91.9514832535885" calcext:value-type="float">
            <text:p>92.0</text:p>
          </table:table-cell>
          <table:table-cell table:formula="of:=[.B137]-[.A137]" office:value-type="float" office:value="-16.8214" calcext:value-type="float">
            <text:p>-16.8</text:p>
          </table:table-cell>
          <table:table-cell/>
          <table:table-cell table:formula="of:=ROUND([.D137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38]*0.8973+4.6429" office:value-type="float" office:value="193.0759" calcext:value-type="float">
            <text:p>193.1</text:p>
          </table:table-cell>
          <table:table-cell table:formula="of:=[.B138]/[.A138]*100" office:value-type="float" office:value="91.9409047619048" calcext:value-type="float">
            <text:p>91.9</text:p>
          </table:table-cell>
          <table:table-cell table:formula="of:=[.B138]-[.A138]" office:value-type="float" office:value="-16.9241" calcext:value-type="float">
            <text:p>-16.9</text:p>
          </table:table-cell>
          <table:table-cell/>
          <table:table-cell table:formula="of:=ROUND([.D138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139]*0.8973+4.6429" office:value-type="float" office:value="193.9732" calcext:value-type="float">
            <text:p>194.0</text:p>
          </table:table-cell>
          <table:table-cell table:formula="of:=[.B139]/[.A139]*100" office:value-type="float" office:value="91.9304265402844" calcext:value-type="float">
            <text:p>91.9</text:p>
          </table:table-cell>
          <table:table-cell table:formula="of:=[.B139]-[.A139]" office:value-type="float" office:value="-17.0268" calcext:value-type="float">
            <text:p>-17.0</text:p>
          </table:table-cell>
          <table:table-cell/>
          <table:table-cell table:formula="of:=ROUND([.D139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140]*0.8973+4.6429" office:value-type="float" office:value="194.8705" calcext:value-type="float">
            <text:p>194.9</text:p>
          </table:table-cell>
          <table:table-cell table:formula="of:=[.B140]/[.A140]*100" office:value-type="float" office:value="91.9200471698113" calcext:value-type="float">
            <text:p>91.9</text:p>
          </table:table-cell>
          <table:table-cell table:formula="of:=[.B140]-[.A140]" office:value-type="float" office:value="-17.1295" calcext:value-type="float">
            <text:p>-17.1</text:p>
          </table:table-cell>
          <table:table-cell/>
          <table:table-cell table:formula="of:=ROUND([.D140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141]*0.8973+4.6429" office:value-type="float" office:value="195.7678" calcext:value-type="float">
            <text:p>195.8</text:p>
          </table:table-cell>
          <table:table-cell table:formula="of:=[.B141]/[.A141]*100" office:value-type="float" office:value="91.909765258216" calcext:value-type="float">
            <text:p>91.9</text:p>
          </table:table-cell>
          <table:table-cell table:formula="of:=[.B141]-[.A141]" office:value-type="float" office:value="-17.2322" calcext:value-type="float">
            <text:p>-17.2</text:p>
          </table:table-cell>
          <table:table-cell/>
          <table:table-cell table:formula="of:=ROUND([.D141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142]*0.8973+4.6429" office:value-type="float" office:value="196.6651" calcext:value-type="float">
            <text:p>196.7</text:p>
          </table:table-cell>
          <table:table-cell table:formula="of:=[.B142]/[.A142]*100" office:value-type="float" office:value="91.8995794392523" calcext:value-type="float">
            <text:p>91.9</text:p>
          </table:table-cell>
          <table:table-cell table:formula="of:=[.B142]-[.A142]" office:value-type="float" office:value="-17.3349" calcext:value-type="float">
            <text:p>-17.3</text:p>
          </table:table-cell>
          <table:table-cell/>
          <table:table-cell table:formula="of:=ROUND([.D142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143]*0.8973+4.6429" office:value-type="float" office:value="197.5624" calcext:value-type="float">
            <text:p>197.6</text:p>
          </table:table-cell>
          <table:table-cell table:formula="of:=[.B143]/[.A143]*100" office:value-type="float" office:value="91.889488372093" calcext:value-type="float">
            <text:p>91.9</text:p>
          </table:table-cell>
          <table:table-cell table:formula="of:=[.B143]-[.A143]" office:value-type="float" office:value="-17.4376" calcext:value-type="float">
            <text:p>-17.4</text:p>
          </table:table-cell>
          <table:table-cell/>
          <table:table-cell table:formula="of:=ROUND([.D143])"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44]*0.8973+4.6429" office:value-type="float" office:value="198.4597" calcext:value-type="float">
            <text:p>198.5</text:p>
          </table:table-cell>
          <table:table-cell table:formula="of:=[.B144]/[.A144]*100" office:value-type="float" office:value="91.8794907407407" calcext:value-type="float">
            <text:p>91.9</text:p>
          </table:table-cell>
          <table:table-cell table:formula="of:=[.B144]-[.A144]" office:value-type="float" office:value="-17.5403" calcext:value-type="float">
            <text:p>-17.5</text:p>
          </table:table-cell>
          <table:table-cell/>
          <table:table-cell table:formula="of:=ROUND([.D144])" office:value-type="float" office:value="-18" calcext:value-type="float">
            <text:p>-18</text:p>
          </table:table-cell>
          <table:table-cell office:value-type="string" calcext:value-type="string">
            <text:p>else if(VpackActual &lt; 216) { maxPossibleVspoof = VpackActual - 17; }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145]*0.8973+4.6429" office:value-type="float" office:value="199.357" calcext:value-type="float">
            <text:p>199.4</text:p>
          </table:table-cell>
          <table:table-cell table:formula="of:=[.B145]/[.A145]*100" office:value-type="float" office:value="91.8695852534562" calcext:value-type="float">
            <text:p>91.9</text:p>
          </table:table-cell>
          <table:table-cell table:formula="of:=[.B145]-[.A145]" office:value-type="float" office:value="-17.643" calcext:value-type="float">
            <text:p>-17.6</text:p>
          </table:table-cell>
          <table:table-cell/>
          <table:table-cell table:formula="of:=ROUND([.D145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146]*0.8973+4.6429" office:value-type="float" office:value="200.2543" calcext:value-type="float">
            <text:p>200.3</text:p>
          </table:table-cell>
          <table:table-cell table:formula="of:=[.B146]/[.A146]*100" office:value-type="float" office:value="91.8597706422018" calcext:value-type="float">
            <text:p>91.9</text:p>
          </table:table-cell>
          <table:table-cell table:formula="of:=[.B146]-[.A146]" office:value-type="float" office:value="-17.7457" calcext:value-type="float">
            <text:p>-17.7</text:p>
          </table:table-cell>
          <table:table-cell/>
          <table:table-cell table:formula="of:=ROUND([.D146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147]*0.8973+4.6429" office:value-type="float" office:value="201.1516" calcext:value-type="float">
            <text:p>201.2</text:p>
          </table:table-cell>
          <table:table-cell table:formula="of:=[.B147]/[.A147]*100" office:value-type="float" office:value="91.8500456621005" calcext:value-type="float">
            <text:p>91.9</text:p>
          </table:table-cell>
          <table:table-cell table:formula="of:=[.B147]-[.A147]" office:value-type="float" office:value="-17.8484" calcext:value-type="float">
            <text:p>-17.8</text:p>
          </table:table-cell>
          <table:table-cell/>
          <table:table-cell table:formula="of:=ROUND([.D147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148]*0.8973+4.6429" office:value-type="float" office:value="202.0489" calcext:value-type="float">
            <text:p>202.0</text:p>
          </table:table-cell>
          <table:table-cell table:formula="of:=[.B148]/[.A148]*100" office:value-type="float" office:value="91.8404090909091" calcext:value-type="float">
            <text:p>91.8</text:p>
          </table:table-cell>
          <table:table-cell table:formula="of:=[.B148]-[.A148]" office:value-type="float" office:value="-17.9511" calcext:value-type="float">
            <text:p>-18.0</text:p>
          </table:table-cell>
          <table:table-cell/>
          <table:table-cell table:formula="of:=ROUND([.D148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149]*0.8973+4.6429" office:value-type="float" office:value="202.9462" calcext:value-type="float">
            <text:p>202.9</text:p>
          </table:table-cell>
          <table:table-cell table:formula="of:=[.B149]/[.A149]*100" office:value-type="float" office:value="91.8308597285068" calcext:value-type="float">
            <text:p>91.8</text:p>
          </table:table-cell>
          <table:table-cell table:formula="of:=[.B149]-[.A149]" office:value-type="float" office:value="-18.0538" calcext:value-type="float">
            <text:p>-18.1</text:p>
          </table:table-cell>
          <table:table-cell/>
          <table:table-cell table:formula="of:=ROUND([.D149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150]*0.8973+4.6429" office:value-type="float" office:value="203.8435" calcext:value-type="float">
            <text:p>203.8</text:p>
          </table:table-cell>
          <table:table-cell table:formula="of:=[.B150]/[.A150]*100" office:value-type="float" office:value="91.8213963963964" calcext:value-type="float">
            <text:p>91.8</text:p>
          </table:table-cell>
          <table:table-cell table:formula="of:=[.B150]-[.A150]" office:value-type="float" office:value="-18.1565" calcext:value-type="float">
            <text:p>-18.2</text:p>
          </table:table-cell>
          <table:table-cell/>
          <table:table-cell table:formula="of:=ROUND([.D150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151]*0.8973+4.6429" office:value-type="float" office:value="204.7408" calcext:value-type="float">
            <text:p>204.7</text:p>
          </table:table-cell>
          <table:table-cell table:formula="of:=[.B151]/[.A151]*100" office:value-type="float" office:value="91.8120179372197" calcext:value-type="float">
            <text:p>91.8</text:p>
          </table:table-cell>
          <table:table-cell table:formula="of:=[.B151]-[.A151]" office:value-type="float" office:value="-18.2592" calcext:value-type="float">
            <text:p>-18.3</text:p>
          </table:table-cell>
          <table:table-cell/>
          <table:table-cell table:formula="of:=ROUND([.D151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152]*0.8973+4.6429" office:value-type="float" office:value="205.6381" calcext:value-type="float">
            <text:p>205.6</text:p>
          </table:table-cell>
          <table:table-cell table:formula="of:=[.B152]/[.A152]*100" office:value-type="float" office:value="91.8027232142857" calcext:value-type="float">
            <text:p>91.8</text:p>
          </table:table-cell>
          <table:table-cell table:formula="of:=[.B152]-[.A152]" office:value-type="float" office:value="-18.3619" calcext:value-type="float">
            <text:p>-18.4</text:p>
          </table:table-cell>
          <table:table-cell/>
          <table:table-cell table:formula="of:=ROUND([.D152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153]*0.8973+4.6429" office:value-type="float" office:value="206.5354" calcext:value-type="float">
            <text:p>206.5</text:p>
          </table:table-cell>
          <table:table-cell table:formula="of:=[.B153]/[.A153]*100" office:value-type="float" office:value="91.7935111111111" calcext:value-type="float">
            <text:p>91.8</text:p>
          </table:table-cell>
          <table:table-cell table:formula="of:=[.B153]-[.A153]" office:value-type="float" office:value="-18.4646" calcext:value-type="float">
            <text:p>-18.5</text:p>
          </table:table-cell>
          <table:table-cell/>
          <table:table-cell table:formula="of:=ROUND([.D153])"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154]*0.8973+4.6429" office:value-type="float" office:value="207.4327" calcext:value-type="float">
            <text:p>207.4</text:p>
          </table:table-cell>
          <table:table-cell table:formula="of:=[.B154]/[.A154]*100" office:value-type="float" office:value="91.7843805309734" calcext:value-type="float">
            <text:p>91.8</text:p>
          </table:table-cell>
          <table:table-cell table:formula="of:=[.B154]-[.A154]" office:value-type="float" office:value="-18.5673" calcext:value-type="float">
            <text:p>-18.6</text:p>
          </table:table-cell>
          <table:table-cell/>
          <table:table-cell table:formula="of:=ROUND([.D154])" office:value-type="float" office:value="-19" calcext:value-type="float">
            <text:p>-19</text:p>
          </table:table-cell>
          <table:table-cell office:value-type="string" calcext:value-type="string">
            <text:p>else if(VpackActual &lt; 226) { maxPossibleVspoof = VpackActual - 18; }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155]*0.8973+4.6429" office:value-type="float" office:value="208.33" calcext:value-type="float">
            <text:p>208.3</text:p>
          </table:table-cell>
          <table:table-cell table:formula="of:=[.B155]/[.A155]*100" office:value-type="float" office:value="91.7753303964758" calcext:value-type="float">
            <text:p>91.8</text:p>
          </table:table-cell>
          <table:table-cell table:formula="of:=[.B155]-[.A155]" office:value-type="float" office:value="-18.67" calcext:value-type="float">
            <text:p>-18.7</text:p>
          </table:table-cell>
          <table:table-cell/>
          <table:table-cell table:formula="of:=ROUND([.D155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156]*0.8973+4.6429" office:value-type="float" office:value="209.2273" calcext:value-type="float">
            <text:p>209.2</text:p>
          </table:table-cell>
          <table:table-cell table:formula="of:=[.B156]/[.A156]*100" office:value-type="float" office:value="91.7663596491228" calcext:value-type="float">
            <text:p>91.8</text:p>
          </table:table-cell>
          <table:table-cell table:formula="of:=[.B156]-[.A156]" office:value-type="float" office:value="-18.7727" calcext:value-type="float">
            <text:p>-18.8</text:p>
          </table:table-cell>
          <table:table-cell/>
          <table:table-cell table:formula="of:=ROUND([.D156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157]*0.8973+4.6429" office:value-type="float" office:value="210.1246" calcext:value-type="float">
            <text:p>210.1</text:p>
          </table:table-cell>
          <table:table-cell table:formula="of:=[.B157]/[.A157]*100" office:value-type="float" office:value="91.7574672489083" calcext:value-type="float">
            <text:p>91.8</text:p>
          </table:table-cell>
          <table:table-cell table:formula="of:=[.B157]-[.A157]" office:value-type="float" office:value="-18.8754" calcext:value-type="float">
            <text:p>-18.9</text:p>
          </table:table-cell>
          <table:table-cell/>
          <table:table-cell table:formula="of:=ROUND([.D157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158]*0.8973+4.6429" office:value-type="float" office:value="211.0219" calcext:value-type="float">
            <text:p>211.0</text:p>
          </table:table-cell>
          <table:table-cell table:formula="of:=[.B158]/[.A158]*100" office:value-type="float" office:value="91.748652173913" calcext:value-type="float">
            <text:p>91.7</text:p>
          </table:table-cell>
          <table:table-cell table:formula="of:=[.B158]-[.A158]" office:value-type="float" office:value="-18.9781" calcext:value-type="float">
            <text:p>-19.0</text:p>
          </table:table-cell>
          <table:table-cell/>
          <table:table-cell table:formula="of:=ROUND([.D158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159]*0.8973+4.6429" office:value-type="float" office:value="211.9192" calcext:value-type="float">
            <text:p>211.9</text:p>
          </table:table-cell>
          <table:table-cell table:formula="of:=[.B159]/[.A159]*100" office:value-type="float" office:value="91.7399134199134" calcext:value-type="float">
            <text:p>91.7</text:p>
          </table:table-cell>
          <table:table-cell table:formula="of:=[.B159]-[.A159]" office:value-type="float" office:value="-19.0808" calcext:value-type="float">
            <text:p>-19.1</text:p>
          </table:table-cell>
          <table:table-cell/>
          <table:table-cell table:formula="of:=ROUND([.D159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160]*0.8973+4.6429" office:value-type="float" office:value="212.8165" calcext:value-type="float">
            <text:p>212.8</text:p>
          </table:table-cell>
          <table:table-cell table:formula="of:=[.B160]/[.A160]*100" office:value-type="float" office:value="91.73125" calcext:value-type="float">
            <text:p>91.7</text:p>
          </table:table-cell>
          <table:table-cell table:formula="of:=[.B160]-[.A160]" office:value-type="float" office:value="-19.1835" calcext:value-type="float">
            <text:p>-19.2</text:p>
          </table:table-cell>
          <table:table-cell/>
          <table:table-cell table:formula="of:=ROUND([.D160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61]*0.8973+4.6429" office:value-type="float" office:value="213.7138" calcext:value-type="float">
            <text:p>213.7</text:p>
          </table:table-cell>
          <table:table-cell table:formula="of:=[.B161]/[.A161]*100" office:value-type="float" office:value="91.722660944206" calcext:value-type="float">
            <text:p>91.7</text:p>
          </table:table-cell>
          <table:table-cell table:formula="of:=[.B161]-[.A161]" office:value-type="float" office:value="-19.2862" calcext:value-type="float">
            <text:p>-19.3</text:p>
          </table:table-cell>
          <table:table-cell/>
          <table:table-cell table:formula="of:=ROUND([.D161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162]*0.8973+4.6429" office:value-type="float" office:value="214.6111" calcext:value-type="float">
            <text:p>214.6</text:p>
          </table:table-cell>
          <table:table-cell table:formula="of:=[.B162]/[.A162]*100" office:value-type="float" office:value="91.7141452991453" calcext:value-type="float">
            <text:p>91.7</text:p>
          </table:table-cell>
          <table:table-cell table:formula="of:=[.B162]-[.A162]" office:value-type="float" office:value="-19.3889" calcext:value-type="float">
            <text:p>-19.4</text:p>
          </table:table-cell>
          <table:table-cell/>
          <table:table-cell table:formula="of:=ROUND([.D162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163]*0.8973+4.6429" office:value-type="float" office:value="215.5084" calcext:value-type="float">
            <text:p>215.5</text:p>
          </table:table-cell>
          <table:table-cell table:formula="of:=[.B163]/[.A163]*100" office:value-type="float" office:value="91.7057021276596" calcext:value-type="float">
            <text:p>91.7</text:p>
          </table:table-cell>
          <table:table-cell table:formula="of:=[.B163]-[.A163]" office:value-type="float" office:value="-19.4916" calcext:value-type="float">
            <text:p>-19.5</text:p>
          </table:table-cell>
          <table:table-cell/>
          <table:table-cell table:formula="of:=ROUND([.D163])"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164]*0.8973+4.6429" office:value-type="float" office:value="216.4057" calcext:value-type="float">
            <text:p>216.4</text:p>
          </table:table-cell>
          <table:table-cell table:formula="of:=[.B164]/[.A164]*100" office:value-type="float" office:value="91.6973305084746" calcext:value-type="float">
            <text:p>91.7</text:p>
          </table:table-cell>
          <table:table-cell table:formula="of:=[.B164]-[.A164]" office:value-type="float" office:value="-19.5943" calcext:value-type="float">
            <text:p>-19.6</text:p>
          </table:table-cell>
          <table:table-cell/>
          <table:table-cell table:formula="of:=ROUND([.D164])" office:value-type="float" office:value="-20" calcext:value-type="float">
            <text:p>-20</text:p>
          </table:table-cell>
          <table:table-cell office:value-type="string" calcext:value-type="string">
            <text:p>else if(VpackActual &lt; 236) { maxPossibleVspoof = VpackActual - 19; }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165]*0.8973+4.6429" office:value-type="float" office:value="217.303" calcext:value-type="float">
            <text:p>217.3</text:p>
          </table:table-cell>
          <table:table-cell table:formula="of:=[.B165]/[.A165]*100" office:value-type="float" office:value="91.689029535865" calcext:value-type="float">
            <text:p>91.7</text:p>
          </table:table-cell>
          <table:table-cell table:formula="of:=[.B165]-[.A165]" office:value-type="float" office:value="-19.697" calcext:value-type="float">
            <text:p>-19.7</text:p>
          </table:table-cell>
          <table:table-cell/>
          <table:table-cell table:formula="of:=ROUND([.D165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66]*0.8973+4.6429" office:value-type="float" office:value="218.2003" calcext:value-type="float">
            <text:p>218.2</text:p>
          </table:table-cell>
          <table:table-cell table:formula="of:=[.B166]/[.A166]*100" office:value-type="float" office:value="91.6807983193277" calcext:value-type="float">
            <text:p>91.7</text:p>
          </table:table-cell>
          <table:table-cell table:formula="of:=[.B166]-[.A166]" office:value-type="float" office:value="-19.7997" calcext:value-type="float">
            <text:p>-19.8</text:p>
          </table:table-cell>
          <table:table-cell/>
          <table:table-cell table:formula="of:=ROUND([.D166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67]*0.8973+4.6429" office:value-type="float" office:value="219.0976" calcext:value-type="float">
            <text:p>219.1</text:p>
          </table:table-cell>
          <table:table-cell table:formula="of:=[.B167]/[.A167]*100" office:value-type="float" office:value="91.6726359832636" calcext:value-type="float">
            <text:p>91.7</text:p>
          </table:table-cell>
          <table:table-cell table:formula="of:=[.B167]-[.A167]" office:value-type="float" office:value="-19.9024" calcext:value-type="float">
            <text:p>-19.9</text:p>
          </table:table-cell>
          <table:table-cell/>
          <table:table-cell table:formula="of:=ROUND([.D167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68]*0.8973+4.6429" office:value-type="float" office:value="219.9949" calcext:value-type="float">
            <text:p>220.0</text:p>
          </table:table-cell>
          <table:table-cell table:formula="of:=[.B168]/[.A168]*100" office:value-type="float" office:value="91.6645416666667" calcext:value-type="float">
            <text:p>91.7</text:p>
          </table:table-cell>
          <table:table-cell table:formula="of:=[.B168]-[.A168]" office:value-type="float" office:value="-20.0051" calcext:value-type="float">
            <text:p>-20.0</text:p>
          </table:table-cell>
          <table:table-cell/>
          <table:table-cell table:formula="of:=ROUND([.D168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169]*0.8973+4.6429" office:value-type="float" office:value="220.8922" calcext:value-type="float">
            <text:p>220.9</text:p>
          </table:table-cell>
          <table:table-cell table:formula="of:=[.B169]/[.A169]*100" office:value-type="float" office:value="91.6565145228216" calcext:value-type="float">
            <text:p>91.7</text:p>
          </table:table-cell>
          <table:table-cell table:formula="of:=[.B169]-[.A169]" office:value-type="float" office:value="-20.1078" calcext:value-type="float">
            <text:p>-20.1</text:p>
          </table:table-cell>
          <table:table-cell/>
          <table:table-cell table:formula="of:=ROUND([.D169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170]*0.8973+4.6429" office:value-type="float" office:value="221.7895" calcext:value-type="float">
            <text:p>221.8</text:p>
          </table:table-cell>
          <table:table-cell table:formula="of:=[.B170]/[.A170]*100" office:value-type="float" office:value="91.6485537190083" calcext:value-type="float">
            <text:p>91.6</text:p>
          </table:table-cell>
          <table:table-cell table:formula="of:=[.B170]-[.A170]" office:value-type="float" office:value="-20.2105" calcext:value-type="float">
            <text:p>-20.2</text:p>
          </table:table-cell>
          <table:table-cell/>
          <table:table-cell table:formula="of:=ROUND([.D170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171]*0.8973+4.6429" office:value-type="float" office:value="222.6868" calcext:value-type="float">
            <text:p>222.7</text:p>
          </table:table-cell>
          <table:table-cell table:formula="of:=[.B171]/[.A171]*100" office:value-type="float" office:value="91.640658436214" calcext:value-type="float">
            <text:p>91.6</text:p>
          </table:table-cell>
          <table:table-cell table:formula="of:=[.B171]-[.A171]" office:value-type="float" office:value="-20.3132" calcext:value-type="float">
            <text:p>-20.3</text:p>
          </table:table-cell>
          <table:table-cell/>
          <table:table-cell table:formula="of:=ROUND([.D171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172]*0.8973+4.6429" office:value-type="float" office:value="223.5841" calcext:value-type="float">
            <text:p>223.6</text:p>
          </table:table-cell>
          <table:table-cell table:formula="of:=[.B172]/[.A172]*100" office:value-type="float" office:value="91.6328278688525" calcext:value-type="float">
            <text:p>91.6</text:p>
          </table:table-cell>
          <table:table-cell table:formula="of:=[.B172]-[.A172]" office:value-type="float" office:value="-20.4159" calcext:value-type="float">
            <text:p>-20.4</text:p>
          </table:table-cell>
          <table:table-cell/>
          <table:table-cell table:formula="of:=ROUND([.D172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173]*0.8973+4.6429" office:value-type="float" office:value="224.4814" calcext:value-type="float">
            <text:p>224.5</text:p>
          </table:table-cell>
          <table:table-cell table:formula="of:=[.B173]/[.A173]*100" office:value-type="float" office:value="91.6250612244898" calcext:value-type="float">
            <text:p>91.6</text:p>
          </table:table-cell>
          <table:table-cell table:formula="of:=[.B173]-[.A173]" office:value-type="float" office:value="-20.5186" calcext:value-type="float">
            <text:p>-20.5</text:p>
          </table:table-cell>
          <table:table-cell/>
          <table:table-cell table:formula="of:=ROUND([.D173])" office:value-type="float" office:value="-21" calcext:value-type="float">
            <text:p>-21</text:p>
          </table:table-cell>
          <table:table-cell office:value-type="string" calcext:value-type="string">
            <text:p>else if(VpackActual &lt; 245) { maxPossibleVspoof = VpackActual - 20; }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174]*0.8973+4.6429" office:value-type="float" office:value="225.3787" calcext:value-type="float">
            <text:p>225.4</text:p>
          </table:table-cell>
          <table:table-cell table:formula="of:=[.B174]/[.A174]*100" office:value-type="float" office:value="91.6173577235772" calcext:value-type="float">
            <text:p>91.6</text:p>
          </table:table-cell>
          <table:table-cell table:formula="of:=[.B174]-[.A174]" office:value-type="float" office:value="-20.6213" calcext:value-type="float">
            <text:p>-20.6</text:p>
          </table:table-cell>
          <table:table-cell/>
          <table:table-cell table:formula="of:=ROUND([.D174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175]*0.8973+4.6429" office:value-type="float" office:value="226.276" calcext:value-type="float">
            <text:p>226.3</text:p>
          </table:table-cell>
          <table:table-cell table:formula="of:=[.B175]/[.A175]*100" office:value-type="float" office:value="91.6097165991903" calcext:value-type="float">
            <text:p>91.6</text:p>
          </table:table-cell>
          <table:table-cell table:formula="of:=[.B175]-[.A175]" office:value-type="float" office:value="-20.724" calcext:value-type="float">
            <text:p>-20.7</text:p>
          </table:table-cell>
          <table:table-cell/>
          <table:table-cell table:formula="of:=ROUND([.D175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176]*0.8973+4.6429" office:value-type="float" office:value="227.1733" calcext:value-type="float">
            <text:p>227.2</text:p>
          </table:table-cell>
          <table:table-cell table:formula="of:=[.B176]/[.A176]*100" office:value-type="float" office:value="91.6021370967742" calcext:value-type="float">
            <text:p>91.6</text:p>
          </table:table-cell>
          <table:table-cell table:formula="of:=[.B176]-[.A176]" office:value-type="float" office:value="-20.8267" calcext:value-type="float">
            <text:p>-20.8</text:p>
          </table:table-cell>
          <table:table-cell/>
          <table:table-cell table:formula="of:=ROUND([.D176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177]*0.8973+4.6429" office:value-type="float" office:value="228.0706" calcext:value-type="float">
            <text:p>228.1</text:p>
          </table:table-cell>
          <table:table-cell table:formula="of:=[.B177]/[.A177]*100" office:value-type="float" office:value="91.5946184738956" calcext:value-type="float">
            <text:p>91.6</text:p>
          </table:table-cell>
          <table:table-cell table:formula="of:=[.B177]-[.A177]" office:value-type="float" office:value="-20.9294" calcext:value-type="float">
            <text:p>-20.9</text:p>
          </table:table-cell>
          <table:table-cell/>
          <table:table-cell table:formula="of:=ROUND([.D177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78]*0.8973+4.6429" office:value-type="float" office:value="228.9679" calcext:value-type="float">
            <text:p>229.0</text:p>
          </table:table-cell>
          <table:table-cell table:formula="of:=[.B178]/[.A178]*100" office:value-type="float" office:value="91.58716" calcext:value-type="float">
            <text:p>91.6</text:p>
          </table:table-cell>
          <table:table-cell table:formula="of:=[.B178]-[.A178]" office:value-type="float" office:value="-21.0321" calcext:value-type="float">
            <text:p>-21.0</text:p>
          </table:table-cell>
          <table:table-cell/>
          <table:table-cell table:formula="of:=ROUND([.D178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179]*0.8973+4.6429" office:value-type="float" office:value="229.8652" calcext:value-type="float">
            <text:p>229.9</text:p>
          </table:table-cell>
          <table:table-cell table:formula="of:=[.B179]/[.A179]*100" office:value-type="float" office:value="91.5797609561753" calcext:value-type="float">
            <text:p>91.6</text:p>
          </table:table-cell>
          <table:table-cell table:formula="of:=[.B179]-[.A179]" office:value-type="float" office:value="-21.1348" calcext:value-type="float">
            <text:p>-21.1</text:p>
          </table:table-cell>
          <table:table-cell/>
          <table:table-cell table:formula="of:=ROUND([.D179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180]*0.8973+4.6429" office:value-type="float" office:value="230.7625" calcext:value-type="float">
            <text:p>230.8</text:p>
          </table:table-cell>
          <table:table-cell table:formula="of:=[.B180]/[.A180]*100" office:value-type="float" office:value="91.5724206349206" calcext:value-type="float">
            <text:p>91.6</text:p>
          </table:table-cell>
          <table:table-cell table:formula="of:=[.B180]-[.A180]" office:value-type="float" office:value="-21.2375" calcext:value-type="float">
            <text:p>-21.2</text:p>
          </table:table-cell>
          <table:table-cell/>
          <table:table-cell table:formula="of:=ROUND([.D180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181]*0.8973+4.6429" office:value-type="float" office:value="231.6598" calcext:value-type="float">
            <text:p>231.7</text:p>
          </table:table-cell>
          <table:table-cell table:formula="of:=[.B181]/[.A181]*100" office:value-type="float" office:value="91.565138339921" calcext:value-type="float">
            <text:p>91.6</text:p>
          </table:table-cell>
          <table:table-cell table:formula="of:=[.B181]-[.A181]" office:value-type="float" office:value="-21.3402" calcext:value-type="float">
            <text:p>-21.3</text:p>
          </table:table-cell>
          <table:table-cell/>
          <table:table-cell table:formula="of:=ROUND([.D181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182]*0.8973+4.6429" office:value-type="float" office:value="232.5571" calcext:value-type="float">
            <text:p>232.6</text:p>
          </table:table-cell>
          <table:table-cell table:formula="of:=[.B182]/[.A182]*100" office:value-type="float" office:value="91.5579133858268" calcext:value-type="float">
            <text:p>91.6</text:p>
          </table:table-cell>
          <table:table-cell table:formula="of:=[.B182]-[.A182]" office:value-type="float" office:value="-21.4429" calcext:value-type="float">
            <text:p>-21.4</text:p>
          </table:table-cell>
          <table:table-cell/>
          <table:table-cell table:formula="of:=ROUND([.D182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183]*0.8973+4.6429" office:value-type="float" office:value="233.4544" calcext:value-type="float">
            <text:p>233.5</text:p>
          </table:table-cell>
          <table:table-cell table:formula="of:=[.B183]/[.A183]*100" office:value-type="float" office:value="91.5507450980392" calcext:value-type="float">
            <text:p>91.6</text:p>
          </table:table-cell>
          <table:table-cell table:formula="of:=[.B183]-[.A183]" office:value-type="float" office:value="-21.5456" calcext:value-type="float">
            <text:p>-21.5</text:p>
          </table:table-cell>
          <table:table-cell/>
          <table:table-cell table:formula="of:=ROUND([.D183])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4]*0.8973+4.6429" office:value-type="float" office:value="234.3517" calcext:value-type="float">
            <text:p>234.4</text:p>
          </table:table-cell>
          <table:table-cell table:formula="of:=[.B184]/[.A184]*100" office:value-type="float" office:value="91.5436328125" calcext:value-type="float">
            <text:p>91.5</text:p>
          </table:table-cell>
          <table:table-cell table:formula="of:=[.B184]-[.A184]" office:value-type="float" office:value="-21.6483" calcext:value-type="float">
            <text:p>-21.6</text:p>
          </table:table-cell>
          <table:table-cell/>
          <table:table-cell table:formula="of:=ROUND([.D184])" office:value-type="float" office:value="-22" calcext:value-type="float">
            <text:p>-22</text:p>
          </table:table-cell>
          <table:table-cell office:value-type="string" calcext:value-type="string">
            <text:p>else { maxPossibleVspoof = VpackActual - 21; }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o now we know the maximum possible spoofed volt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ample:</text:p>
          </table:table-cell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f</text:p>
            <text:p>VpackActual</text:p>
            <text:p>is</text:p>
          </table:table-cell>
          <table:table-cell table:style-name="Default" office:value-type="string" calcext:value-type="string">
            <text:p>Then</text:p>
            <text:p>maxPossibleVspoof</text:p>
            <text:p>is</text:p>
          </table:table-cell>
          <table:table-cell table:style-name="Default" table:number-columns-repeated="2"/>
          <table:table-cell table:number-columns-repeated="3"/>
        </table:table-row>
        <table:table-row table:style-name="ro5">
          <table:table-cell office:value-type="float" office:value="241" calcext:value-type="float">
            <text:p>241</text:p>
          </table:table-cell>
          <table:table-cell table:style-name="Default" office:value-type="string" calcext:value-type="string">
            <text:p>VpackActual-20</text:p>
            <text:p>(=241-20 = 221)</text:p>
          </table:table-cell>
          <table:table-cell table:style-name="Default" table:number-columns-repeated="2"/>
          <table:table-cell table:number-columns-repeated="3"/>
        </table:table-row>
      </table:table>
      <table:table table:name="Calculate MCM'e' PWM counts" table:style-name="ta1">
        <table:table-column table:style-name="co7" table:default-cell-style-name="Default"/>
        <table:table-row table:style-name="ro1">
          <table:table-cell office:value-type="string" calcext:value-type="string">
            <text:p>Now we need to calculate MCM'e' PWM counts</text:p>
          </table:table-cell>
        </table:table-row>
        <table:table-row table:style-name="ro1">
          <table:table-cell office:value-type="string" calcext:value-type="string">
            <text:p>First we need maxPossibleVspoof (from the previous ta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xt we'll keep using the old equation, as it appears to be more accurate than the new equation (see math in voltage spoofing results.od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5:39:18.31851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4T21:13:02.519660413</meta:creation-date>
    <dc:date>2022-09-07T01:39:16.772349768</dc:date>
    <meta:editing-duration>PT3H58M55S</meta:editing-duration>
    <meta:editing-cycles>10</meta:editing-cycles>
    <meta:generator>LibreOffice/7.1.7.2$MacOSX_X86_64 LibreOffice_project/c6a4e3954236145e2acb0b65f68614365aeee33f</meta:generator>
    <meta:document-statistic meta:table-count="3" meta:cell-count="1911" meta:object-count="2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8.994cm" xlink:href=".." xlink:type="simple" chart:class="chart:scatter" chart:style-name="ch1">
        <chart:legend chart:legend-position="end" svg:x="12.006cm" svg:y="3.14cm" style:legend-expansion="high" chart:style-name="ch2"/>
        <chart:plot-area chart:style-name="ch3" table:cell-range-address="'Scratch Paper'.AI42:'Scratch Paper'.AJ45" chart:data-source-has-labels="row" svg:x="0.32cm" svg:y="0.179cm" svg:width="11.366cm" svg:height="8.636cm">
          <chart:coordinate-region svg:x="0.974cm" svg:y="0.381cm" svg:width="10.208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ratch Paper'.AJ43:'Scratch Paper'.AJ45" chart:label-cell-address="'Scratch Paper'.AJ42:'Scratch Paper'.AJ42" chart:class="chart:scatter">
            <chart:domain table:cell-range-address="'Scratch Paper'.AI43:'Scratch Paper'.AI45"/>
            <chart:regression-curve chart:style-name="ch8">
              <chart:equation chart:display-equation="true" chart:display-r-square="true" svg:x="1.554cm" svg:y="0.858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I</text:p>
              </table:table-cell>
              <table:table-cell office:value-type="string">
                <text:p>V(OBDII)
 with 0 MCMe
PWM Counts</text:p>
                <draw:g>
                  <svg:desc>'Scratch Paper'.AJ42:'Scratch Paper'.A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'Scratch Paper'.AI43:'Scratch Paper'.AI45</svg:desc>
                </draw:g>
              </table:table-cell>
              <table:table-cell office:value-type="float" office:value="134">
                <text:p>134</text:p>
                <draw:g>
                  <svg:desc>'Scratch Paper'.AJ43:'Scratch Paper'.A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20" chart:maximum="18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1.996cm" svg:y="3.146cm" style:legend-expansion="high" chart:style-name="ch2"/>
        <chart:plot-area chart:style-name="ch3" table:cell-range-address="'Calculate maxPossibleVspoof'.A4:'Calculate maxPossibleVspoof'.B8" chart:data-source-has-labels="row" svg:x="1.338cm" svg:y="0.18cm" svg:width="10.338cm" svg:height="7.658cm">
          <chart:coordinate-region svg:x="2.193cm" svg:y="0.382cm" svg:width="9.179cm" svg:height="6.804cm"/>
          <chart:axis chart:dimension="x" chart:name="primary-x" chart:style-name="ch4">
            <chart:title svg:x="5.519cm" svg:y="8.019cm" chart:style-name="ch5">
              <text:p>VpackActual</text:p>
            </chart:title>
            <chart:grid chart:style-name="ch6" chart:class="major"/>
          </chart:axis>
          <chart:axis chart:dimension="y" chart:name="primary-y" chart:style-name="ch7">
            <chart:title svg:x="0.451cm" svg:y="6.33cm" chart:style-name="ch8">
              <text:p>Vspoof when MCM'e' PWM = 0</text:p>
            </chart:title>
            <chart:grid chart:style-name="ch6" chart:class="major"/>
          </chart:axis>
          <chart:series chart:style-name="ch9" chart:values-cell-range-address="'Calculate maxPossibleVspoof'.B5:'Calculate maxPossibleVspoof'.B8" chart:label-cell-address="'Calculate maxPossibleVspoof'.B4:'Calculate maxPossibleVspoof'.B4" chart:class="chart:scatter">
            <chart:domain table:cell-range-address="'Calculate maxPossibleVspoof'.A5:'Calculate maxPossibleVspoof'.A8"/>
            <chart:regression-curve chart:style-name="ch10">
              <chart:equation chart:display-equation="true" chart:display-r-square="true" svg:x="7.362cm" svg:y="1.917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(OBDII)
 with 0 MCMe
PWM Counts</text:p>
                <draw:g>
                  <svg:desc>'Calculate maxPossibleVspoof'.B4:'Calculate maxPossibleVspoof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'Calculate maxPossibleVspoof'.A5:'Calculate maxPossibleVspoof'.A8</svg:desc>
                </draw:g>
              </table:table-cell>
              <table:table-cell office:value-type="float" office:value="134">
                <text:p>134</text:p>
                <draw:g>
                  <svg:desc>'Calculate maxPossibleVspoof'.B5:'Calculate maxPossibleVspoof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">
                <text:p>186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